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5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3" svg:font-family="'Liberation Sans'"/>
    <style:font-face style:name="Liberation Sans1" svg:font-family="'Liberation Sans1'"/>
    <style:font-face style:name="Liberation Sans2" svg:font-family="'Liberation Sans2'"/>
    <style:font-face style:name="SFMono-Regular" svg:font-family="SFMono-Regular, Consolas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Calibri4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11.109cm"/>
    </style:style>
    <style:style style:name="co6" style:family="table-column">
      <style:table-column-properties fo:break-before="auto" style:column-width="16.75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34cm"/>
    </style:style>
    <style:style style:name="co7" style:family="table-column">
      <style:table-column-properties fo:break-before="auto" style:column-width="11.289cm"/>
    </style:style>
    <style:style style:name="co8" style:family="table-column">
      <style:table-column-properties fo:break-before="auto" style:column-width="11.13cm"/>
    </style:style>
    <style:style style:name="co9" style:family="table-column">
      <style:table-column-properties fo:break-before="auto" style:column-width="7.92cm"/>
    </style:style>
    <style:style style:name="co10" style:family="table-column">
      <style:table-column-properties fo:break-before="auto" style:column-width="12.943cm"/>
    </style:style>
    <style:style style:name="co11" style:family="table-column">
      <style:table-column-properties fo:break-before="auto" style:column-width="15.746cm"/>
    </style:style>
    <style:style style:name="co12" style:family="table-column">
      <style:table-column-properties fo:break-before="auto" style:column-width="11.483cm"/>
    </style:style>
    <style:style style:name="co13" style:family="table-column">
      <style:table-column-properties fo:break-before="auto" style:column-width="15.5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7" style:family="table-row">
      <style:table-row-properties style:row-height="0.841cm" fo:break-before="auto" style:use-optimal-row-height="true"/>
    </style:style>
    <style:style style:name="ro18" style:family="table-row">
      <style:table-row-properties style:row-height="1.236cm" fo:break-before="auto" style:use-optimal-row-height="true"/>
    </style:style>
    <style:style style:name="ro19" style:family="table-row">
      <style:table-row-properties style:row-height="0.921cm" fo:break-before="auto" style:use-optimal-row-height="true"/>
    </style:style>
    <style:style style:name="ro20" style:family="table-row">
      <style:table-row-properties style:row-height="1.446cm" fo:break-before="auto" style:use-optimal-row-height="true"/>
    </style:style>
    <style:style style:name="ro21" style:family="table-row">
      <style:table-row-properties style:row-height="1.737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6" style:family="table-row">
      <style:table-row-properties style:row-height="3.369cm" fo:break-before="auto" style:use-optimal-row-height="true"/>
    </style:style>
    <style:style style:name="ro22" style:family="table-row">
      <style:table-row-properties style:row-height="3.21cm" fo:break-before="auto" style:use-optimal-row-height="true"/>
    </style:style>
    <style:style style:name="ro23" style:family="table-row">
      <style:table-row-properties style:row-height="4.711cm" fo:break-before="auto" style:use-optimal-row-height="true"/>
    </style:style>
    <style:style style:name="ro24" style:family="table-row">
      <style:table-row-properties style:row-height="2.106cm" fo:break-before="auto" style:use-optimal-row-height="true"/>
    </style:style>
    <style:style style:name="ro25" style:family="table-row">
      <style:table-row-properties style:row-height="1.711cm" fo:break-before="auto" style:use-optimal-row-height="true"/>
    </style:style>
    <style:style style:name="ro26" style:family="table-row">
      <style:table-row-properties style:row-height="2.027cm" fo:break-before="auto" style:use-optimal-row-height="true"/>
    </style:style>
    <style:style style:name="ro27" style:family="table-row">
      <style:table-row-properties style:row-height="1.632cm" fo:break-before="auto" style:use-optimal-row-height="true"/>
    </style:style>
    <style:style style:name="ro14" style:family="table-row">
      <style:table-row-properties style:row-height="2.895cm" fo:break-before="auto" style:use-optimal-row-height="true"/>
    </style:style>
    <style:style style:name="ro7" style:family="table-row">
      <style:table-row-properties style:row-height="5.26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28" style:family="table-row">
      <style:table-row-properties style:row-height="1.316cm" fo:break-before="auto" style:use-optimal-row-height="true"/>
    </style:style>
    <style:style style:name="ro29" style:family="table-row">
      <style:table-row-properties style:row-height="4.948cm" fo:break-before="auto" style:use-optimal-row-height="true"/>
    </style:style>
    <style:style style:name="ro30" style:family="table-row">
      <style:table-row-properties style:row-height="1.053cm" fo:break-before="auto" style:use-optimal-row-height="true"/>
    </style:style>
    <style:style style:name="ro31" style:family="table-row">
      <style:table-row-properties style:row-height="6.054cm" fo:break-before="auto" style:use-optimal-row-height="true"/>
    </style:style>
    <style:style style:name="ro32" style:family="table-row">
      <style:table-row-properties style:row-height="2.29cm" fo:break-before="auto" style:use-optimal-row-height="true"/>
    </style:style>
    <style:style style:name="ro33" style:family="table-row">
      <style:table-row-properties style:row-height="0.974cm" fo:break-before="auto" style:use-optimal-row-height="true"/>
    </style:style>
    <style:style style:name="ro34" style:family="table-row">
      <style:table-row-properties style:row-height="0.947cm" fo:break-before="auto" style:use-optimal-row-height="true"/>
    </style:style>
    <style:style style:name="ro35" style:family="table-row">
      <style:table-row-properties style:row-height="1.842cm" fo:break-before="auto" style:use-optimal-row-height="true"/>
    </style:style>
    <style:style style:name="ro36" style:family="table-row">
      <style:table-row-properties style:row-height="0.499cm" fo:break-before="auto" style:use-optimal-row-height="true"/>
    </style:style>
    <style:style style:name="ro37" style:family="table-row">
      <style:table-row-properties style:row-height="1.395cm" fo:break-before="auto" style:use-optimal-row-height="true"/>
    </style:style>
    <style:style style:name="ro38" style:family="table-row">
      <style:table-row-properties style:row-height="2.764cm" fo:break-before="auto" style:use-optimal-row-height="true"/>
    </style:style>
    <style:style style:name="ro39" style:family="table-row">
      <style:table-row-properties style:row-height="4.316cm" fo:break-before="auto" style:use-optimal-row-height="true"/>
    </style:style>
    <style:style style:name="ro40" style:family="table-row">
      <style:table-row-properties style:row-height="0.552cm" fo:break-before="auto" style:use-optimal-row-height="true"/>
    </style:style>
    <style:style style:name="ro41" style:family="table-row">
      <style:table-row-properties style:row-height="3.316cm" fo:break-before="auto" style:use-optimal-row-height="true"/>
    </style:style>
    <style:style style:name="ro42" style:family="table-row">
      <style:table-row-properties style:row-height="4.133cm" fo:break-before="auto" style:use-optimal-row-height="true"/>
    </style:style>
    <style:style style:name="ro43" style:family="table-row">
      <style:table-row-properties style:row-height="1.868cm" fo:break-before="auto" style:use-optimal-row-height="true"/>
    </style:style>
    <style:style style:name="ro47" style:family="table-row">
      <style:table-row-properties style:row-height="0.526cm" fo:break-before="auto" style:use-optimal-row-height="false"/>
    </style:style>
    <style:style style:name="ro48" style:family="table-row">
      <style:table-row-properties style:row-height="5.738cm" fo:break-before="auto" style:use-optimal-row-height="true"/>
    </style:style>
    <style:style style:name="ro49" style:family="table-row">
      <style:table-row-properties style:row-height="6.212cm" fo:break-before="auto" style:use-optimal-row-height="true"/>
    </style:style>
    <style:style style:name="ro50" style:family="table-row">
      <style:table-row-properties style:row-height="9.056cm" fo:break-before="auto" style:use-optimal-row-height="true"/>
    </style:style>
    <style:style style:name="ro51" style:family="table-row">
      <style:table-row-properties style:row-height="3.844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mp1">
      <style:table-properties table:display="true" style:writing-mode="lr-tb"/>
    </style:style>
    <style:style style:name="ce104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</style:style>
    <style:style style:name="ce10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0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3" fo:font-size="10pt" style:font-name-asian="Liberation Sans3" style:font-size-asian="10pt" style:font-name-complex="Liberation Sans3" style:font-size-complex="10pt"/>
    </style:style>
    <style:style style:name="ce11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11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586069" style:font-name="SFMono-Regular" style:font-name-asian="Calibri4" style:language-asian="ar" style:country-asian="SA" style:font-name-complex="SFMono-Regular" style:font-size-complex="10.5pt" style:language-complex="none" style:country-complex="none"/>
    </style:style>
    <style:style style:name="ce11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115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116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17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18" style:family="table-cell" style:parent-style-name="Default" style:data-style-name="N0">
      <style:table-cell-properties fo:background-color="#ff8000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19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12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121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12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onsolas" fo:font-size="10pt" style:font-name-asian="Consolas2" style:font-size-asian="10pt" style:font-name-complex="Consolas2" style:font-size-complex="10pt"/>
    </style:style>
    <style:style style:name="ce12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2" style:font-name-asian="Calibri2" style:font-name-complex="Calibri2"/>
    </style:style>
    <style:style style:name="ce12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12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126" style:family="table-cell" style:parent-style-name="Default" style:data-style-name="N0">
      <style:table-cell-properties fo:background-color="#d9d9d9" style:text-align-source="fix" style:repeat-content="false" fo:wrap-option="wrap" style:vertical-align="top"/>
      <style:paragraph-properties fo:text-align="start" fo:margin-left="0cm"/>
    </style:style>
    <style:style style:name="ce127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128" style:family="table-cell" style:parent-style-name="Default" style:data-style-name="N0">
      <style:table-cell-properties fo:background-color="#d9d9d9" style:text-align-source="fix" style:repeat-content="false" style:vertical-align="top"/>
      <style:paragraph-properties fo:text-align="start" fo:margin-left="0cm"/>
    </style:style>
    <style:style style:name="ce5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6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63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</style:style>
    <style:style style:name="ce6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ce12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13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style:font-name-asian="Calibri1" style:font-name-complex="Calibri1"/>
    </style:style>
    <style:style style:name="ce13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style:font-name-asian="Calibri3" style:font-name-complex="Calibri3"/>
    </style:style>
    <style:style style:name="ce13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242729" style:font-name="Consolas1" fo:font-size="10pt" style:font-name-asian="Consolas1" style:font-size-asian="10pt" style:font-name-complex="Consolas1" style:font-size-complex="10pt"/>
    </style:style>
    <style:style style:name="ce133" style:family="table-cell" style:parent-style-name="Default" style:data-style-name="N0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3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4a148c"/>
    </style:style>
    <style:style style:name="ce13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5" style:font-name-complex="Calibri5"/>
    </style:style>
    <style:style style:name="ce13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3" style:font-name-asian="Calibri3" style:font-name-complex="Calibri3"/>
    </style:style>
    <style:style style:name="ce13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/>
    </style:style>
    <style:style style:name="ce13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" fo:font-weight="bold" style:font-name-asian="Calibri5" style:font-weight-asian="bold" style:font-name-complex="Calibri5" style:font-weight-complex="bold"/>
    </style:style>
    <style:style style:name="ce13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" style:font-name-complex="Calibri"/>
    </style:style>
    <style:style style:name="ce14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weight="bold" style:font-name-asian="Calibri5" style:font-weight-asian="bold" style:font-name-complex="Calibri5" style:font-weight-complex="bold"/>
    </style:style>
    <style:style style:name="ce14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normal" style:font-name-complex="Liberation Sans" style:font-weight-complex="normal"/>
    </style:style>
    <style:style style:name="ce14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14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Liberation Sans" style:font-name-asian="Liberation Sans" style:font-name-complex="Liberation Sans"/>
    </style:style>
    <style:style style:name="ce144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145" style:family="table-cell" style:parent-style-name="Default" style:data-style-name="N0">
      <style:table-cell-properties fo:wrap-option="wrap" style:vertical-align="automatic"/>
      <style:text-properties fo:font-size="6pt" style:font-size-asian="6pt" style:font-size-complex="6pt"/>
    </style:style>
    <style:style style:name="ce14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 style:font-name="Calibri" fo:font-weight="bold" style:font-name-asian="Calibri5" style:font-weight-asian="bold" style:font-name-complex="Calibri5" style:font-weight-complex="bold"/>
    </style:style>
    <style:style style:name="ce14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F" fo:font-size="12pt" style:font-name-asian="F" style:font-size-asian="12pt" style:font-name-complex="F" style:font-size-complex="12pt"/>
    </style:style>
    <style:style style:name="ce14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6pt" style:font-size-asian="6pt" style:font-size-complex="6pt"/>
    </style:style>
    <style:style style:name="ce14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normal" style:font-name-asian="Calibri3" style:font-weight-asian="normal" style:font-name-complex="Calibri3" style:font-weight-complex="normal"/>
    </style:style>
    <style:style style:name="ce15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bold" style:font-name-asian="Calibri3" style:font-weight-asian="bold" style:font-name-complex="Calibri3" style:font-weight-complex="bold"/>
    </style:style>
    <style:style style:name="ce15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style="italic" style:font-name-asian="Calibri5" style:font-style-asian="italic" style:font-name-complex="Calibri5" style:font-style-complex="italic"/>
    </style:style>
    <style:style style:name="ce5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0"/>
    <style:style style:name="ce152" style:family="table-cell" style:parent-style-name="Гиперссылка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ce53" style:family="table-cell" style:parent-style-name="Default" style:data-style-name="N0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5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56" style:family="table-cell" style:parent-style-name="Default" style:data-style-name="N0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5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ackground-color="#ffffa6" style:text-align-source="fix" style:repeat-content="false" fo:wrap-option="wrap" fo:border="0.06pt solid #000000" style:vertical-align="top"/>
      <style:paragraph-properties fo:text-align="start" fo:margin-left="0cm"/>
    </style:style>
    <style:style style:name="ce7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69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</style:style>
    <style:style style:name="ce7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71c1c"/>
    </style:style>
    <style:style style:name="ce66" style:family="table-cell" style:parent-style-name="Default" style:data-style-name="N0"/>
    <style:style style:name="ce7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74" style:family="table-cell" style:parent-style-name="Default" style:data-style-name="N0">
      <style:table-cell-properties fo:background-color="#ffde59" style:text-align-source="fix" style:repeat-content="false" fo:wrap-option="wrap" fo:border="0.06pt solid #000000" style:vertical-align="top"/>
      <style:paragraph-properties fo:text-align="start" fo:margin-left="0cm"/>
    </style:style>
    <style:style style:name="ce7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76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</style:style>
    <style:style style:name="ce7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ce78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</style:style>
    <style:style style:name="ce7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8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3" fo:font-size="10pt" style:font-name-asian="Liberation Sans3" style:font-size-asian="10pt" style:font-name-complex="Liberation Sans3" style:font-size-complex="10pt"/>
    </style:style>
    <style:style style:name="ce8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8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586069" style:font-name="SFMono-Regular" style:font-name-asian="Calibri4" style:language-asian="ar" style:country-asian="SA" style:font-name-complex="SFMono-Regular" style:font-size-complex="10.5pt" style:language-complex="none" style:country-complex="none"/>
    </style:style>
    <style:style style:name="ce8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8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85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86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87" style:family="table-cell" style:parent-style-name="Default" style:data-style-name="N0">
      <style:table-cell-properties fo:background-color="#ff8000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88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8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90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9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onsolas" fo:font-size="10pt" style:font-name-asian="Consolas2" style:font-size-asian="10pt" style:font-name-complex="Consolas2" style:font-size-complex="10pt"/>
    </style:style>
    <style:style style:name="ce9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2" style:font-name-asian="Calibri2" style:font-name-complex="Calibri2"/>
    </style:style>
    <style:style style:name="ce9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9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95" style:family="table-cell" style:parent-style-name="Default" style:data-style-name="N0">
      <style:table-cell-properties fo:background-color="#d9d9d9" style:text-align-source="fix" style:repeat-content="false" fo:wrap-option="wrap" style:vertical-align="top"/>
      <style:paragraph-properties fo:text-align="start" fo:margin-left="0cm"/>
    </style:style>
    <style:style style:name="ce96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97" style:family="table-cell" style:parent-style-name="Default" style:data-style-name="N0">
      <style:table-cell-properties fo:background-color="#d9d9d9" style:text-align-source="fix" style:repeat-content="false" style:vertical-align="top"/>
      <style:paragraph-properties fo:text-align="start" fo:margin-left="0cm"/>
    </style:style>
    <style:style style:name="ce9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9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style:font-name-asian="Calibri1" style:font-name-complex="Calibri1"/>
    </style:style>
    <style:style style:name="ce10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style:font-name-asian="Calibri3" style:font-name-complex="Calibri3"/>
    </style:style>
    <style:style style:name="ce10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242729" style:font-name="Consolas1" fo:font-size="10pt" style:font-name-asian="Consolas1" style:font-size-asian="10pt" style:font-name-complex="Consolas1" style:font-size-complex="10pt"/>
    </style:style>
    <style:style style:name="ce102" style:family="table-cell" style:parent-style-name="Default" style:data-style-name="N0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4a148c"/>
    </style:style>
    <style:style style:name="ce10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5" style:font-name-complex="Calibri5"/>
    </style:style>
    <style:style style:name="ce10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3" style:font-name-asian="Calibri3" style:font-name-complex="Calibri3"/>
    </style:style>
    <style:style style:name="ce10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/>
    </style:style>
    <style:style style:name="ce11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" fo:font-weight="bold" style:font-name-asian="Calibri5" style:font-weight-asian="bold" style:font-name-complex="Calibri5" style:font-weight-complex="bold"/>
    </style:style>
    <style:style style:name="ce11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" style:font-name-complex="Calibri"/>
    </style:style>
    <style:style style:name="ce15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weight="bold" style:font-name-asian="Calibri5" style:font-weight-asian="bold" style:font-name-complex="Calibri5" style:font-weight-complex="bold"/>
    </style:style>
    <style:style style:name="ce15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normal" style:font-name-complex="Liberation Sans" style:font-weight-complex="normal"/>
    </style:style>
    <style:style style:name="ce15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15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Liberation Sans" style:font-name-asian="Liberation Sans" style:font-name-complex="Liberation Sans"/>
    </style:style>
    <style:style style:name="ce157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158" style:family="table-cell" style:parent-style-name="Default" style:data-style-name="N0">
      <style:table-cell-properties fo:wrap-option="wrap" style:vertical-align="automatic"/>
      <style:text-properties fo:font-size="6pt" style:font-size-asian="6pt" style:font-size-complex="6pt"/>
    </style:style>
    <style:style style:name="ce15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 style:font-name="Calibri" fo:font-weight="bold" style:font-name-asian="Calibri5" style:font-weight-asian="bold" style:font-name-complex="Calibri5" style:font-weight-complex="bold"/>
    </style:style>
    <style:style style:name="ce16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F" fo:font-size="12pt" style:font-name-asian="F" style:font-size-asian="12pt" style:font-name-complex="F" style:font-size-complex="12pt"/>
    </style:style>
    <style:style style:name="ce16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6pt" style:font-size-asian="6pt" style:font-size-complex="6pt"/>
    </style:style>
    <style:style style:name="ce16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normal" style:font-name-asian="Calibri3" style:font-weight-asian="normal" style:font-name-complex="Calibri3" style:font-weight-complex="normal"/>
    </style:style>
    <style:style style:name="ce16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bold" style:font-name-asian="Calibri3" style:font-weight-asian="bold" style:font-name-complex="Calibri3" style:font-weight-complex="bold"/>
    </style:style>
    <style:style style:name="ce16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style="italic" style:font-name-asian="Calibri5" style:font-style-asian="italic" style:font-name-complex="Calibri5" style:font-style-complex="italic"/>
    </style:style>
    <style:style style:name="ce165" style:family="table-cell" style:parent-style-name="Гиперссылка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T19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T21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22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23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25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T26" style:family="text">
      <style:text-properties fo:color="#bf8f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71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72" style:family="text">
      <style:text-properties fo:color="#0070c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73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74" style:family="text">
      <style:text-properties fo:color="#0d47a1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27" style:family="text">
      <style:text-properties fo:color="#0070c0" style:text-outline="false" style:text-line-through-style="none" style:text-line-through-typ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T28" style:family="text">
      <style:text-properties fo:color="#bf8f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5" style:family="text">
      <style:text-properties fo:color="#0d47a1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9" style:family="text">
      <style:text-properties fo:color="#0d47a1" style:text-outline="false" style:text-line-through-style="none" style:text-line-through-typ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T30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31" style:family="text">
      <style:text-properties fo:color="#0d47a1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T32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48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33" style:family="text">
      <style:text-properties fo:color="#0070c0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T75" style:family="text"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T34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35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T36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37" style:family="text">
      <style:text-properties fo:color="#0070c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38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39" style:family="text">
      <style:text-properties fo:color="#1b5e2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0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41" style:family="text">
      <style:text-properties fo:color="#1b5e2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42" style:family="text">
      <style:text-properties fo:color="#1b5e2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49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43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44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T45" style:family="text">
      <style:text-properties fo:color="#0d47a1" style:text-outline="false" style:text-line-through-style="none" style:text-line-through-typ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T46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T47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50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T51" style:family="text">
      <style:text-properties fo:color="#0d47a1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T52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T12" style:family="text">
      <style:text-properties fo:color="#000000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bold" style:font-weight-asian="bold" style:font-weight-complex="bold"/>
    </style:style>
    <style:style style:name="T76" style:family="text">
      <style:text-properties fo:color="#000000" style:text-outline="false" style:text-line-through-style="none" style:text-line-through-type="none" style:font-name="Liberation Sans1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bold" style:font-name-complex="Liberation Sans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color="#0d47a1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54" style:family="text">
      <style:text-properties fo:color="#0070c0" style:text-outline="false" style:text-line-through-style="none" style:text-line-through-type="none" style:font-name="Verdana1" fo:font-size="10pt" fo:font-style="normal" fo:text-shadow="none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55" style:family="text">
      <style:text-properties fo:color="#c65911" style:text-outline="false" style:text-line-through-style="none" style:text-line-through-type="none" style:font-name="Verdana1" fo:font-size="10pt" fo:font-style="normal" fo:text-shadow="none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56" style:family="text">
      <style:text-properties fo:color="#0070c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57" style:family="text"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77" style:family="text">
      <style:text-properties fo:color="#c9211e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78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79" style:family="text">
      <style:text-properties fo:color="#c9211e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80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81" style:family="text">
      <style:text-properties fo:color="#0070c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82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58" style:family="text"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59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60" style:family="text"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61" style:family="text">
      <style:text-properties fo:color="#0d47a1" style:text-outline="false" style:text-line-through-style="none" style:text-line-through-type="none" style:font-name="Verdana" fo:font-size="11pt" fo:font-style="normal" fo:text-shadow="none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62" style:family="text"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63" style:family="text">
      <style:text-properties fo:color="#d84315" style:text-outline="false" style:text-line-through-style="none" style:text-line-through-type="none" style:font-name="inherit" fo:font-size="10pt" fo:font-style="normal" fo:text-shadow="none" style:text-underline-style="none" fo:font-weight="normal" style:font-name-asian="inherit" style:font-size-asian="10pt" style:font-style-asian="normal" style:font-weight-asian="normal" style:font-name-complex="inherit" style:font-size-complex="10pt" style:font-style-complex="normal" style:font-weight-complex="normal"/>
    </style:style>
    <style:style style:name="T64" style:family="text">
      <style:text-properties fo:color="#1b5e20" style:text-outline="false" style:text-line-through-style="none" style:text-line-through-type="none" style:font-name="inherit" fo:font-size="10pt" fo:font-style="normal" fo:text-shadow="none" style:text-underline-style="none" fo:font-weight="normal" style:font-name-asian="inherit" style:font-size-asian="10pt" style:font-style-asian="normal" style:font-weight-asian="normal" style:font-name-complex="inherit" style:font-size-complex="10pt" style:font-style-complex="normal" style:font-weight-complex="normal"/>
    </style:style>
    <style:style style:name="T65" style:family="text">
      <style:text-properties fo:color="#d84315" style:text-outline="false" style:text-line-through-style="none" style:text-line-through-type="none" style:font-name="inherit" fo:font-size="10pt" fo:font-style="normal" fo:text-shadow="none" style:text-underline-style="none" fo:font-weight="normal" style:font-name-asian="inherit" style:font-size-asian="10pt" style:font-style-asian="normal" style:font-weight-asian="normal" style:font-name-complex="inherit" style:font-size-complex="10pt" style:font-style-complex="normal" style:font-weight-complex="normal"/>
    </style:style>
    <style:style style:name="T66" style:family="text">
      <style:text-properties fo:color="#000000" style:text-outline="false" style:text-line-through-style="none" style:text-line-through-type="none" style:font-name="inherit" fo:font-size="10pt" fo:font-style="normal" fo:text-shadow="none" style:text-underline-style="none" fo:font-weight="normal" style:font-name-asian="inherit" style:font-size-asian="10pt" style:font-style-asian="normal" style:font-weight-asian="normal" style:font-name-complex="inherit" style:font-size-complex="10pt" style:font-style-complex="normal" style:font-weight-complex="normal"/>
    </style:style>
    <style:style style:name="T67" style:family="text">
      <style:text-properties fo:color="#000000" style:text-outline="false" style:text-line-through-style="none" style:text-line-through-type="none" style:font-name="inherit" fo:font-size="10pt" fo:font-style="normal" fo:text-shadow="none" style:text-underline-style="none" fo:font-weight="normal" style:font-name-asian="inherit" style:font-size-asian="10pt" style:font-style-asian="normal" style:font-weight-asian="normal" style:font-name-complex="inherit" style:font-size-complex="10pt" style:font-style-complex="normal" style:font-weight-complex="normal"/>
    </style:style>
    <style:style style:name="T68" style:family="text">
      <style:text-properties fo:color="#000000" style:text-outline="false" style:text-line-through-style="none" style:text-line-through-type="none" style:font-name="inherit" fo:font-size="10pt" fo:font-style="normal" fo:text-shadow="none" style:text-underline-style="none" fo:font-weight="normal" style:font-name-asian="inherit" style:font-size-asian="10pt" style:font-style-asian="normal" style:font-weight-asian="normal" style:font-name-complex="inherit" style:font-size-complex="10pt" style:font-style-complex="normal" style:font-weight-complex="normal"/>
    </style:style>
    <style:style style:name="T69" style:family="text">
      <style:text-properties fo:color="#d84315" style:text-outline="false" style:text-line-through-style="none" style:text-line-through-type="none" style:font-name="inherit" fo:font-size="10pt" fo:font-style="normal" fo:text-shadow="none" style:text-underline-style="none" fo:font-weight="normal" style:font-name-asian="inherit" style:font-size-asian="10pt" style:font-style-asian="normal" style:font-weight-asian="normal" style:font-name-complex="inherit" style:font-size-complex="10pt" style:font-style-complex="normal" style:font-weight-complex="normal"/>
    </style:style>
    <style:style style:name="T70" style:family="text">
      <style:text-properties fo:color="#000000" style:text-outline="false" style:text-line-through-style="none" style:text-line-through-type="none" style:font-name="inherit" fo:font-size="10pt" fo:font-style="normal" fo:text-shadow="none" style:text-underline-style="none" fo:font-weight="normal" style:font-name-asian="inherit" style:font-size-asian="10pt" style:font-style-asian="normal" style:font-weight-asian="normal" style:font-name-complex="inherit" style:font-size-complex="10pt" style:font-style-complex="normal" style:font-weight-complex="normal"/>
    </style:style>
    <style:style style:name="T83" style:family="text">
      <style:text-properties fo:color="#d84315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84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236" style:family="text"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bold" style:font-name-asian="Liberation Sans" style:font-size-asian="16pt" style:font-style-asian="normal" style:font-weight-asian="bold" style:font-name-complex="Liberation Sans" style:font-size-complex="16pt" style:font-style-complex="normal" style:font-weight-complex="bold"/>
    </style:style>
    <style:style style:name="T237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85" style:family="text">
      <style:text-properties fo:color="#242729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238" style:family="text">
      <style:text-properties fo:color="#242729" style:text-outline="false" style:text-line-through-style="none" style:text-line-through-type="none" style:font-name="inherit" fo:font-size="11pt" fo:font-style="normal" fo:text-shadow="none" style:text-underline-style="none" fo:font-weight="normal" style:font-name-asian="inherit" style:font-size-asian="11pt" style:font-style-asian="normal" style:font-weight-asian="normal" style:font-name-complex="inherit" style:font-size-complex="11pt" style:font-style-complex="normal" style:font-weight-complex="normal"/>
    </style:style>
    <style:style style:name="T239" style:family="text">
      <style:text-properties fo:color="#242729" style:text-outline="false" style:text-line-through-style="none" style:text-line-through-type="none" style:font-name="inherit" fo:font-size="11pt" fo:font-style="normal" fo:text-shadow="none" style:text-underline-style="none" fo:font-weight="normal" style:font-name-asian="inherit" style:font-size-asian="11pt" style:font-style-asian="normal" style:font-weight-asian="normal" style:font-name-complex="inherit" style:font-size-complex="11pt" style:font-style-complex="normal" style:font-weight-complex="normal"/>
    </style:style>
    <style:style style:name="T240" style:family="text">
      <style:text-properties fo:color="#242729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241" style:family="text">
      <style:text-properties fo:color="#242729" style:text-outline="false" style:text-line-through-style="none" style:text-line-through-type="none" style:font-name="inherit" fo:font-size="11pt" fo:font-style="normal" fo:text-shadow="none" style:text-underline-style="none" fo:font-weight="normal" style:font-name-asian="inherit" style:font-size-asian="11pt" style:font-style-asian="normal" style:font-weight-asian="normal" style:font-name-complex="inherit" style:font-size-complex="11pt" style:font-style-complex="normal" style:font-weight-complex="normal"/>
    </style:style>
    <style:style style:name="T14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T86" style:family="text">
      <style:text-properties fo:color="#4a148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87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8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9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42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0" style:family="text">
      <style:text-properties fo:color="#6a1b9a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1" style:family="text">
      <style:text-properties fo:color="#00838f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2" style:family="text">
      <style:text-properties fo:color="#6a1b9a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93" style:family="text">
      <style:text-properties fo:color="#0d47a1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94" style:family="text">
      <style:text-properties fo:color="#6a1b9a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95" style:family="text">
      <style:text-properties fo:color="#33691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96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97" style:family="text">
      <style:text-properties fo:color="#0d47a1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98" style:family="text">
      <style:text-properties fo:color="#0097a7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99" style:family="text">
      <style:text-properties fo:color="#388e3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00" style:family="text">
      <style:text-properties fo:color="#4a148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01" style:family="text">
      <style:text-properties fo:color="#e64a19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02" style:family="text">
      <style:text-properties fo:color="#33691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43" style:family="text">
      <style:text-properties fo:color="#e64a19" style:text-outline="false" style:text-line-through-style="none" style:text-line-through-type="none" style:font-name="Liberation Sans" fo:font-size="11pt" fo:font-style="normal" fo:text-shadow="none" style:text-underline-style="none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44" style:family="text">
      <style:text-properties fo:color="#0d47a1" style:text-outline="false" style:text-line-through-style="none" style:text-line-through-type="none" style:font-name="Liberation Sans" fo:font-size="11pt" fo:font-style="normal" fo:text-shadow="none" style:text-underline-style="none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03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4" style:family="text">
      <style:text-properties fo:color="#c62828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5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6" style:family="text">
      <style:text-properties fo:color="#33691e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7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8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8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09" style:family="text">
      <style:text-properties fo:color="#536df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10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11" style:family="text">
      <style:text-properties fo:color="#558b2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12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13" style:family="text">
      <style:text-properties fo:color="#2e7d32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45" style:family="text">
      <style:text-properties fo:color="#33444d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4" style:family="text">
      <style:text-properties fo:color="#6a1b9a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15" style:family="text">
      <style:text-properties fo:color="#33691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16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17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8" style:family="text">
      <style:text-properties fo:color="#4a148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19" style:family="text">
      <style:text-properties fo:color="#33691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20" style:family="text">
      <style:text-properties fo:color="#4a148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21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22" style:family="text">
      <style:text-properties fo:color="#33691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23" style:family="text">
      <style:text-properties fo:color="#4a148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24" style:family="text">
      <style:text-properties fo:color="#b71c1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25" style:family="text">
      <style:text-properties fo:color="#006064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26" style:family="text">
      <style:text-properties fo:color="#33691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46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47" style:family="text">
      <style:text-properties fo:color="#00838f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7" style:family="text">
      <style:text-properties fo:color="#4a148c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8" style:family="text">
      <style:text-properties fo:color="#7030a0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9" style:family="text">
      <style:text-properties fo:color="#006064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0" style:family="text">
      <style:text-properties fo:color="#000000" style:text-outline="false" style:text-line-through-style="none" style:text-line-through-type="none" fo:font-size="6pt" fo:font-style="normal" fo:text-shadow="none" style:text-underline-style="none" fo:font-weight="normal" style:font-name-asian="Calibri" style:font-size-asian="6pt" style:font-style-asian="normal" style:font-weight-asian="normal" style:font-name-complex="Calibri" style:font-size-complex="6pt" style:font-style-complex="normal" style:font-weight-complex="normal"/>
    </style:style>
    <style:style style:name="T131" style:family="text">
      <style:text-properties fo:color="#ff0000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2" style:family="text">
      <style:text-properties fo:color="#7030a0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3" style:family="text">
      <style:text-properties fo:color="#33691e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48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49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4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T135" style:family="text">
      <style:text-properties fo:color="#00838f" style:text-outline="false" style:text-line-through-style="none" style:text-line-through-typ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T136" style:family="text">
      <style:text-properties fo:color="#00838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37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38" style:family="text">
      <style:text-properties fo:color="#c62828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39" style:family="text">
      <style:text-properties fo:color="#00838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50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51" style:family="text">
      <style:text-properties fo:color="#d32f2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40" style:family="text">
      <style:text-properties fo:color="#000000" style:text-outline="false" style:text-line-through-style="none" style:text-line-through-type="none" style:font-name="Liberation Sans" fo:font-size="11pt" fo:language="ru" fo:country="RU" fo:font-style="normal" fo:text-shadow="none" style:text-underline-style="none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color="#0d47a1" style:text-outline="false" style:text-line-through-style="none" style:text-line-through-type="none" style:font-name="Liberation Sans" fo:font-size="11pt" fo:language="ru" fo:country="RU" fo:font-style="normal" fo:text-shadow="none" style:text-underline-style="none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color="#000000" style:text-outline="false" style:text-line-through-style="none" style:text-line-through-type="none" style:font-name="Liberation Sans" fo:font-size="11pt" fo:language="ru" fo:country="RU" fo:font-style="normal" fo:text-shadow="none" style:text-underline-style="none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color="#e64a19" style:text-outline="false" style:text-line-through-style="none" style:text-line-through-type="none" style:font-name="Liberation Sans" fo:font-size="11pt" fo:language="ru" fo:country="RU" fo:font-style="normal" fo:text-shadow="none" style:text-underline-style="none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color="#d84315" style:text-outline="false" style:text-line-through-style="none" style:text-line-through-type="none" style:font-name="Liberation Sans" fo:font-size="11pt" fo:language="ru" fo:country="RU" fo:font-style="normal" fo:text-shadow="none" style:text-underline-style="none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color="#33691e" style:text-outline="false" style:text-line-through-style="none" style:text-line-through-type="none" style:font-name="Calibri" fo:font-size="11pt" fo:language="ru" fo:country="RU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color="#55308d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bold" style:font-name-complex="Liberation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47" style:family="text">
      <style:text-properties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bold" style:font-name-complex="Liberation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48" style:family="text">
      <style:text-properties fo:color="#ed4c05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bold" style:font-name-complex="Liberation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49" style:family="text">
      <style:text-properties fo:color="#127622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bold" style:font-name-complex="Liberation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color="#000000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bold" style:font-name-complex="Liberation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51" style:family="text">
      <style:text-properties fo:color="#006064" style:text-outline="false" style:text-line-through-style="none" style:text-line-through-type="none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color="#000000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bold" style:font-name-complex="Liberation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color="#33691e" style:text-outline="false" style:text-line-through-style="none" style:text-line-through-type="none" style:font-name="Calibri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55" style:family="text">
      <style:text-properties fo:color="#0d47a1" style:text-outline="false" style:text-line-through-style="none" style:text-line-through-type="none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56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57" style:family="text">
      <style:text-properties fo:color="#e64a19" style:text-outline="false" style:text-line-through-style="none" style:text-line-through-type="none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58" style:family="text">
      <style:text-properties fo:color="#d84315" style:text-outline="false" style:text-line-through-style="none" style:text-line-through-type="none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52" style:family="text">
      <style:text-properties fo:color="#d84315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05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59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60" style:family="text">
      <style:text-properties fo:color="#558b2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61" style:family="text">
      <style:text-properties fo:color="#e651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53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54" style:family="text">
      <style:text-properties fo:color="#ef6c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62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63" style:family="text">
      <style:text-properties fo:color="#ff4081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64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65" style:family="text">
      <style:text-properties fo:color="#558b2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66" style:family="text">
      <style:text-properties fo:color="#e651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55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56" style:family="text">
      <style:text-properties fo:color="#ff4081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57" style:family="text">
      <style:text-properties fo:color="#e651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67" style:family="text">
      <style:text-properties fo:color="#6a1b9a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68" style:family="text">
      <style:text-properties fo:color="#c2185b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58" style:family="text">
      <style:text-properties fo:color="#880e4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59" style:family="text">
      <style:text-properties fo:color="#c2185b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69" style:family="text">
      <style:text-properties fo:color="#00838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70" style:family="text"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60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14" style:family="text"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01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34" style:family="text">
      <style:text-properties fo:color="#b71c1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71" style:family="text">
      <style:text-properties fo:color="#00838f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2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3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4" style:family="text">
      <style:text-properties fo:color="#00838f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5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6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7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9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0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1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2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3" style:family="text">
      <style:text-properties fo:color="#6a1b9a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84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85" style:family="text">
      <style:text-properties fo:color="#d500f9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61" style:family="text">
      <style:text-properties fo:color="#ff4081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62" style:family="text">
      <style:text-properties fo:color="#d500f9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86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7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88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9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90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91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92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93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94" style:family="text">
      <style:text-properties fo:color="#5d4037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95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96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97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98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63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64" style:family="text">
      <style:text-properties fo:color="#d32f2f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65" style:family="text">
      <style:text-properties fo:color="#ef6c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99" style:family="text">
      <style:text-properties fo:color="#6a1b9a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00" style:family="text">
      <style:text-properties fo:color="#00838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02" style:family="text">
      <style:text-properties fo:color="#c62828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03" style:family="text">
      <style:text-properties fo:color="#00838f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04" style:family="text">
      <style:text-properties fo:color="#4527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06" style:family="text">
      <style:text-properties fo:color="#ad1457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07" style:family="text">
      <style:text-properties fo:color="#558b2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08" style:family="text">
      <style:text-properties fo:color="#00838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09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10" style:family="text">
      <style:text-properties fo:color="#0097a7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11" style:family="text">
      <style:text-properties fo:color="#1b5e2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12" style:family="text">
      <style:text-properties fo:color="#388e3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13" style:family="text">
      <style:text-properties fo:color="#0070c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66" style:family="text"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67" style:family="text">
      <style:text-properties fo:color="#c62828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15" style:family="text">
      <style:text-properties fo:color="#d84315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16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17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8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19" style:family="text">
      <style:text-properties fo:color="#00838f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0" style:family="text">
      <style:text-properties fo:color="#6a1b9a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1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22" style:family="text">
      <style:text-properties fo:color="#6a1b9a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3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4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5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6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7" style:family="text">
      <style:text-properties fo:color="#33691e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8" style:family="text">
      <style:text-properties fo:color="#6a1b9a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9" style:family="text">
      <style:text-properties fo:color="#6a1b9a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0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1" style:family="text">
      <style:text-properties fo:color="#6a1b9a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2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3" style:family="text">
      <style:text-properties fo:color="#558b2f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5" style:family="text">
      <style:text-properties fo:color="#558b2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68" style:family="text">
      <style:text-properties fo:color="#b71c1c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69" style:family="text">
      <style:text-properties fo:color="#1b5e2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70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71" style:family="text">
      <style:text-properties fo:color="#000000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72" style:family="text">
      <style:text-properties fo:color="#000000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bold" style:font-name-complex="Liberation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73" style:family="text">
      <style:text-properties fo:color="#000000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18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fo:font-size="11pt" style:language-asian="zh" style:country-asian="CN" style:language-complex="hi" style:country-complex="IN" style:font-name-asian="Liberation Sans1" style:font-relief="none" style:text-emphasize="none" style:font-style-complex="normal" style:font-style-asian="normal" style:font-weight-complex="bold" style:font-weight-asian="bold" style:font-size-complex="11pt" style:font-size-asian="11pt" style:font-name-complex="Liberation Sans1" style:font-name="Liberation Sans1"/>
    </style:style>
    <style:style style:name="T319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1" style:font-relief="none" style:text-emphasize="none" style:font-style-complex="normal" style:font-style-asian="normal" style:font-size-complex="11pt" style:font-size-asian="11pt" style:font-name-complex="Liberation Sans1" style:font-name="Liberation Sans1" fo:font-weight="normal" style:font-weight-asian="normal" style:font-weight-complex="normal"/>
    </style:style>
    <style:style style:name="T320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1" style:font-relief="none" style:text-emphasize="none" style:font-style-complex="normal" style:font-style-asian="normal" style:font-size-complex="11pt" style:font-size-asian="11pt" style:font-name-complex="Liberation Sans1" style:font-name="Liberation Sans1" fo:font-weight="bold" style:font-weight-asian="bold" style:font-weight-complex="bold"/>
    </style:style>
    <style:style style:name="T321" style:family="text">
      <style:text-properties style:text-overline-style="none" style:text-overline-color="font-color" style:text-line-through-mode="continuous" fo:language="ru" fo:country="RU" style:language-asian="zh" style:country-asian="CN" style:language-complex="hi" style:country-complex="IN" style:text-emphasize="none" style:font-relief="none"/>
    </style:style>
    <style:style style:name="T322" style:family="text">
      <style:text-properties style:text-overline-style="none" style:text-overline-color="font-color" style:text-line-through-mode="continuous" fo:language="ru" fo:country="RU" style:language-asian="zh" style:country-asian="CN" style:language-complex="hi" style:country-complex="IN" style:text-emphasize="none" style:font-relief="none" style:font-weight-complex="normal" style:font-weight-asian="normal" style:font-size-complex="11pt" style:font-size-asian="11pt" style:text-outline="false" fo:color="#0d47a1" style:font-name="Liberation Sans" fo:font-size="11pt" style:font-name-asian="Liberation Sans" fo:text-shadow="none" style:font-style-asian="normal" style:font-style-complex="normal" style:text-line-through-type="none" style:font-name-complex="Liberation Sans" fo:font-style="normal" style:text-underline-style="none" style:text-underline-color="font-color" fo:font-weight="normal"/>
    </style:style>
    <style:style style:name="T323" style:family="text">
      <style:text-properties style:text-overline-style="none" style:text-overline-color="font-color" style:text-line-through-mode="continuous" fo:language="ru" fo:country="RU" style:language-asian="zh" style:country-asian="CN" style:language-complex="hi" style:country-complex="IN" style:text-emphasize="none" style:font-relief="none" style:font-weight-complex="normal" style:font-weight-asian="normal" style:font-size-complex="11pt" style:font-size-asian="11pt" style:text-outline="false" fo:font-size="11pt" fo:text-shadow="none" style:font-style-asian="normal" style:font-style-complex="normal" style:text-line-through-type="none" fo:font-style="normal" style:text-underline-style="none" style:text-underline-color="font-color" fo:font-weight="normal" fo:color="#000000" style:font-name="Liberation Sans1" style:font-name-asian="Liberation Sans1" style:font-name-complex="Liberation Sans1"/>
    </style:style>
    <style:style style:name="T324" style:family="text">
      <style:text-properties fo:color="#2a6099"/>
    </style:style>
    <style:style style:name="T325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6" style:family="text">
      <style:text-properties fo:color="#be480a"/>
    </style:style>
    <style:style style:name="T327" style:family="text">
      <style:text-properties fo:color="#ff0000"/>
    </style:style>
    <style:style style:name="T328" style:family="text">
      <style:text-properties fo:color="#3465a4"/>
    </style:style>
    <style:style style:name="T329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0" style:family="text">
      <style:text-properties fo:font-weight="bold" fo:font-style="normal" style:font-weight-asian="bold" style:font-weight-complex="bold" style:font-style-asian="normal" style:font-style-complex="normal"/>
    </style:style>
    <style:style style:name="T331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332" style:family="text">
      <style:text-properties fo:color="#0d47a1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333" style:family="text">
      <style:text-properties fo:font-style="normal" style:font-style-asian="normal" style:font-style-complex="normal"/>
    </style:style>
    <style:style style:name="T334" style:family="text">
      <style:text-properties fo:font-style="normal" style:font-style-asian="normal" style:font-style-complex="normal" fo:color="#808080"/>
    </style:style>
    <style:style style:name="T335" style:family="text">
      <style:text-properties fo:text-shadow="none" style:font-name="Liberation Sans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36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bold" style:font-weight-asian="bold" style:font-weight-complex="bold"/>
    </style:style>
    <style:style style:name="T337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normal" style:font-weight-asian="normal" style:font-weight-complex="normal"/>
    </style:style>
    <style:style style:name="T338" style:family="text">
      <style:text-properties fo:text-shadow="none" style:font-name="Verdana" fo:font-size="10pt" fo:font-weight="normal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339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bold" style:font-weight-asian="bold" style:font-weight-complex="bold"/>
    </style:style>
    <style:style style:name="T340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normal" style:font-weight-asian="normal" style:font-weight-complex="normal"/>
    </style:style>
    <style:style style:name="T341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342" style:family="text">
      <style:text-properties fo:color="#bf8f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43" style:family="text">
      <style:text-properties fo:color="#0070c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344" style:family="text">
      <style:text-properties fo:color="#bf8f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345" style:family="text">
      <style:text-properties fo:color="#0d47a1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346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normal" style:font-weight-complex="normal" style:font-style-asian="normal" style:font-name="Liberation Sans"/>
    </style:style>
    <style:style style:name="T347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d47a1" fo:font-weight="bold" style:font-weight-asian="bold" style:font-weight-complex="bold"/>
    </style:style>
    <style:style style:name="T348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00000" fo:font-weight="normal" style:font-weight-asian="normal" style:font-weight-complex="normal"/>
    </style:style>
    <style:style style:name="T349" style:family="text">
      <style:text-properties fo:color="#0070c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350" style:family="text">
      <style:text-properties style:font-name="Liberation Sans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fo:text-shadow="none"/>
    </style:style>
    <style:style style:name="T351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bold" style:font-weight-asian="bold" style:font-weight-complex="bold"/>
    </style:style>
    <style:style style:name="T352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normal" style:font-weight-asian="normal" style:font-weight-complex="normal"/>
    </style:style>
    <style:style style:name="T353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70c0"/>
    </style:style>
    <style:style style:name="T354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0000"/>
    </style:style>
    <style:style style:name="T355" style:family="text">
      <style:text-properties fo:color="#1b5e2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356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357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fo:text-shadow="none" fo:color="#1b5e20"/>
    </style:style>
    <style:style style:name="T358" style:family="text">
      <style:text-properties fo:color="#1b5e2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59" style:family="text">
      <style:text-properties style:font-name-asian="Verdana" fo:color="#000000" style:font-name="Verdana" style:font-style-asian="normal" style:font-weight-complex="normal" style:font-weight-asian="normal" style:font-size-complex="10pt" style:font-size-asian="10pt" style:font-name-complex="Verdana" fo:font-style="normal" style:text-line-through-type="none" style:text-underline-style="none" style:text-underline-color="font-color" fo:font-weight="normal" fo:font-size="10pt" fo:text-shadow="none" style:font-style-complex="normal" style:text-outline="false"/>
    </style:style>
    <style:style style:name="T360" style:family="text">
      <style:text-properties style:font-name-asian="Verdana" fo:color="#000000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/>
    </style:style>
    <style:style style:name="T361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d47a1"/>
    </style:style>
    <style:style style:name="T362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00000"/>
    </style:style>
    <style:style style:name="T363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fo:color="#000000" fo:font-weight="normal" style:font-weight-asian="normal" style:font-weight-complex="normal"/>
    </style:style>
    <style:style style:name="T364" style:family="text">
      <style:text-properties fo:color="#000000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365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66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bold" style:font-weight-complex="bold" style:font-style-asian="normal" fo:text-shadow="none"/>
    </style:style>
    <style:style style:name="T367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bold" style:font-weight-complex="bold" style:font-style-asian="normal" fo:text-shadow="none" fo:color="#0d47a1"/>
    </style:style>
    <style:style style:name="T368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bold" style:font-weight-complex="bold" style:font-style-asian="normal" fo:text-shadow="none" fo:color="#000000"/>
    </style:style>
    <style:style style:name="T369" style:family="text">
      <style:text-properties fo:color="#0d47a1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370" style:family="text">
      <style:text-properties fo:color="#0070c0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371" style:family="text">
      <style:text-properties fo:color="#c65911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372" style:family="text">
      <style:text-properties fo:color="#0070c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73" style:family="text">
      <style:text-properties fo:color="#ff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74" style:family="text">
      <style:text-properties fo:color="#000000" style:font-name="Verdana" fo:font-size="11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1pt" style:font-size-complex="11pt" style:font-weight-asian="normal" style:font-weight-complex="normal" style:font-style-asian="normal" style:font-style-complex="normal"/>
    </style:style>
    <style:style style:name="T375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37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1pt" style:font-size-complex="11pt" style:font-weight-asian="normal" style:font-weight-complex="normal" style:font-style-asian="normal" style:font-name="Verdana"/>
    </style:style>
    <style:style style:name="T37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d47a1"/>
    </style:style>
    <style:style style:name="T37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00000"/>
    </style:style>
    <style:style style:name="T379" style:family="text">
      <style:text-properties fo:color="#d84315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380" style:family="text">
      <style:text-properties fo:color="#1b5e2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381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fo:color="#d84315" style:text-outline="false" fo:font-style="normal" style:text-line-through-type="none" style:text-underline-style="none" style:text-underline-color="font-color" fo:font-weight="normal" fo:font-size="10pt" fo:text-shadow="none"/>
    </style:style>
    <style:style style:name="T382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style:text-outline="false" fo:font-style="normal" style:text-line-through-type="none" style:text-underline-style="none" style:text-underline-color="font-color" fo:font-weight="normal" fo:font-size="10pt" fo:text-shadow="none" fo:color="#000000"/>
    </style:style>
    <style:style style:name="T383" style:family="text">
      <style:text-properties fo:color="#00000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384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inherit" style:font-name-complex="inherit" style:font-size-asian="10pt" style:font-size-complex="10pt" style:font-weight-asian="normal" style:font-weight-complex="normal" style:font-style-asian="normal" style:font-name="inherit"/>
    </style:style>
    <style:style style:name="T385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d84315"/>
    </style:style>
    <style:style style:name="T386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000000"/>
    </style:style>
    <style:style style:name="T387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388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70c0"/>
    </style:style>
    <style:style style:name="T389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0000"/>
    </style:style>
    <style:style style:name="T390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d47a1"/>
    </style:style>
    <style:style style:name="T391" style:family="text">
      <style:text-properties fo:color="#ff0000" style:font-name="Verdana" fo:font-size="10pt" fo:font-weight="bold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bold" style:font-weight-complex="bold" style:font-style-asian="normal" style:font-style-complex="normal"/>
    </style:style>
    <style:style style:name="T392" style:family="text">
      <style:text-properties fo:color="#000000" style:font-name="Liberation Sans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1" style:font-name-complex="Liberation Sans1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93" style:family="text">
      <style:text-properties fo:color="#c9211e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394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395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style:text-outline="false" fo:font-style="normal" style:text-line-through-type="none" style:text-underline-style="none" style:text-underline-color="font-color" fo:font-weight="normal" fo:font-size="10pt" fo:text-shadow="none" fo:color="#c9211e"/>
    </style:style>
    <style:style style:name="T396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0pt" style:font-size-complex="10pt" style:font-weight-asian="normal" style:font-weight-complex="normal" style:font-style-asian="normal" style:font-name="Verdana"/>
    </style:style>
    <style:style style:name="T397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70c0"/>
    </style:style>
    <style:style style:name="T398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0000"/>
    </style:style>
    <style:style style:name="T399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d84315"/>
    </style:style>
    <style:style style:name="T400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000000"/>
    </style:style>
    <style:style style:name="T401" style:family="text">
      <style:text-properties fo:color="#242729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402" style:family="text">
      <style:text-properties fo:color="#4a148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40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40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0000"/>
    </style:style>
    <style:style style:name="T40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40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40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838f"/>
    </style:style>
    <style:style style:name="T408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409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d47a1"/>
    </style:style>
    <style:style style:name="T410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6a1b9a"/>
    </style:style>
    <style:style style:name="T411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33691e"/>
    </style:style>
    <style:style style:name="T412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413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d47a1"/>
    </style:style>
    <style:style style:name="T414" style:family="text">
      <style:text-properties fo:color="#0097a7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415" style:family="text">
      <style:text-properties fo:color="#388e3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416" style:family="text">
      <style:text-properties style:font-name="Liberation Sans" fo:color="#4a148c" fo:font-size="11pt" fo:font-weight="normal" style:text-underline-style="none" style:text-underline-color="font-color" style:text-line-through-type="none" fo:font-style="normal" style:text-outline="false" fo:text-shadow="none" style:font-name-complex="Liberation Sans" style:font-size-asian="11pt" style:font-size-complex="11pt" style:font-weight-asian="normal" style:font-weight-complex="normal" style:font-style-asian="normal" style:font-style-complex="normal" style:font-name-asian="Liberation Sans"/>
    </style:style>
    <style:style style:name="T417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e64a19"/>
    </style:style>
    <style:style style:name="T418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33691e"/>
    </style:style>
    <style:style style:name="T419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420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c62828"/>
    </style:style>
    <style:style style:name="T421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7030a0"/>
    </style:style>
    <style:style style:name="T42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33691e"/>
    </style:style>
    <style:style style:name="T42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0000"/>
    </style:style>
    <style:style style:name="T424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425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36dfe"/>
    </style:style>
    <style:style style:name="T426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7030a0"/>
    </style:style>
    <style:style style:name="T427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58b2f"/>
    </style:style>
    <style:style style:name="T428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0000"/>
    </style:style>
    <style:style style:name="T429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2e7d32"/>
    </style:style>
    <style:style style:name="T43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43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33691e"/>
    </style:style>
    <style:style style:name="T43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0000"/>
    </style:style>
    <style:style style:name="T433" style:family="text">
      <style:text-properties fo:color="#7030a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34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fo:text-shadow="none"/>
    </style:style>
    <style:style style:name="T435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3691e"/>
    </style:style>
    <style:style style:name="T436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437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7030a0"/>
    </style:style>
    <style:style style:name="T438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33691e"/>
    </style:style>
    <style:style style:name="T439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4a148c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440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b71c1c"/>
    </style:style>
    <style:style style:name="T441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6064"/>
    </style:style>
    <style:style style:name="T442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33691e"/>
    </style:style>
    <style:style style:name="T443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color="#4a148c" fo:text-shadow="none" style:font-size-asian="11pt"/>
    </style:style>
    <style:style style:name="T444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text-shadow="none" style:font-size-asian="11pt" fo:color="#7030a0"/>
    </style:style>
    <style:style style:name="T445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text-shadow="none" style:font-size-asian="11pt" fo:color="#006064"/>
    </style:style>
    <style:style style:name="T446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color="#000000" style:font-size-complex="6pt" style:font-size-asian="6pt" fo:font-size="6pt"/>
    </style:style>
    <style:style style:name="T447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color="#ff0000" fo:font-size="11pt" style:font-size-asian="11pt" style:font-size-complex="11pt"/>
    </style:style>
    <style:style style:name="T448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font-size="11pt" style:font-size-asian="11pt" style:font-size-complex="11pt" fo:color="#7030a0"/>
    </style:style>
    <style:style style:name="T449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font-size="11pt" style:font-size-asian="11pt" style:font-size-complex="11pt" fo:color="#33691e"/>
    </style:style>
    <style:style style:name="T450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bold" fo:font-size="11pt" fo:text-shadow="none"/>
    </style:style>
    <style:style style:name="T451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bold" fo:font-size="11pt" fo:text-shadow="none" fo:color="#00838f"/>
    </style:style>
    <style:style style:name="T45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838f"/>
    </style:style>
    <style:style style:name="T453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0000"/>
    </style:style>
    <style:style style:name="T454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c62828"/>
    </style:style>
    <style:style style:name="T455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838f"/>
    </style:style>
    <style:style style:name="T456" style:family="text">
      <style:text-properties fo:color="#000000"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/>
    </style:style>
    <style:style style:name="T457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0d47a1"/>
    </style:style>
    <style:style style:name="T458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000000"/>
    </style:style>
    <style:style style:name="T459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e64a19"/>
    </style:style>
    <style:style style:name="T460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d84315"/>
    </style:style>
    <style:style style:name="T461" style:family="text">
      <style:text-properties style:font-relief="none" style:text-emphasize="none" style:font-style-complex="normal" style:font-style-asian="normal" style:font-weight-complex="normal" style:font-weight-asian="normal" style:font-size-complex="11pt" style:font-size-asian="11pt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33691e" style:font-name="Calibri" style:font-name-asian="Calibri" style:font-name-complex="Calibri"/>
    </style:style>
    <style:style style:name="T462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55308d"/>
    </style:style>
    <style:style style:name="T463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/>
    </style:style>
    <style:style style:name="T464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ed4c05"/>
    </style:style>
    <style:style style:name="T465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127622"/>
    </style:style>
    <style:style style:name="T466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000000"/>
    </style:style>
    <style:style style:name="T467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fo:color="#006064" style:font-name="Calibri" fo:font-weight="normal" style:font-name-asian="Calibri" style:font-name-complex="Calibri" style:font-weight-asian="normal" style:font-weight-complex="normal"/>
    </style:style>
    <style:style style:name="T468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style:font-name="Liberation Sans" fo:color="#000000" fo:font-weight="bold" style:font-name-asian="Liberation Sans" style:font-name-complex="Liberation Sans" style:font-weight-asian="bold" style:font-weight-complex="bold"/>
    </style:style>
    <style:style style:name="T469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fo:font-weight="bold" fo:color="#33691e" style:font-name="Calibri" style:font-name-asian="Calibri" style:font-name-complex="Calibri" style:font-weight-asian="normal" style:font-weight-complex="normal"/>
    </style:style>
    <style:style style:name="T470" style:family="text">
      <style:text-properties style:font-style-complex="normal" fo:color="#000000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471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0d47a1"/>
    </style:style>
    <style:style style:name="T472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000000"/>
    </style:style>
    <style:style style:name="T473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e64a19"/>
    </style:style>
    <style:style style:name="T474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d84315"/>
    </style:style>
    <style:style style:name="T475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476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558b2f"/>
    </style:style>
    <style:style style:name="T477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e65100"/>
    </style:style>
    <style:style style:name="T47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479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ff4081"/>
    </style:style>
    <style:style style:name="T480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7030a0"/>
    </style:style>
    <style:style style:name="T481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558b2f"/>
    </style:style>
    <style:style style:name="T48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e65100"/>
    </style:style>
    <style:style style:name="T483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484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c2185b"/>
    </style:style>
    <style:style style:name="T485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838f"/>
    </style:style>
    <style:style style:name="T486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ff0000"/>
    </style:style>
    <style:style style:name="T487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838f"/>
    </style:style>
    <style:style style:name="T48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ff0000"/>
    </style:style>
    <style:style style:name="T489" style:family="text">
      <style:text-properties style:font-name="Calibri" fo:color="#7030a0" style:font-weight-complex="normal" style:font-style-complex="normal" style:font-style-asian="normal" style:font-size-complex="11pt" style:font-size-asian="11pt" style:font-weight-asian="normal" style:font-name-asian="Calibri" style:font-name-complex="Calibri" fo:text-shadow="none" style:text-underline-style="none" style:text-underline-color="font-color" fo:font-size="11pt" fo:font-weight="normal" style:text-outline="false" style:text-line-through-type="none" fo:font-style="normal"/>
    </style:style>
    <style:style style:name="T490" style:family="text">
      <style:text-properties style:font-style-asian="normal" style:font-name-complex="Calibri" style:font-weight-asian="normal" style:font-name-asian="Calibri" style:font-size-asian="11pt" fo:text-shadow="none" style:text-line-through-type="none" fo:font-weight="normal" style:font-size-complex="11pt" style:font-weight-complex="normal" style:font-style-complex="normal" fo:font-style="normal" style:text-outline="false" fo:font-size="11pt" fo:color="#00838f" style:text-underline-style="none" style:text-underline-color="font-color" style:font-name="Calibri"/>
    </style:style>
    <style:style style:name="T491" style:family="text">
      <style:text-properties style:font-name="Calibri" fo:font-size="11pt" fo:font-weight="normal" style:text-underline-style="none" style:text-underline-color="font-color" style:text-line-through-type="none" fo:font-style="normal" fo:text-shadow="none" fo:color="#000000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/>
    </style:style>
    <style:style style:name="T492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font-name-asian="Calibri" fo:text-shadow="none" fo:font-style="normal" style:text-line-through-type="none" style:text-underline-style="none" style:text-underline-color="font-color" fo:font-weight="normal" fo:font-size="11pt" style:font-name="Calibri" fo:color="#000000" style:text-outline="false"/>
    </style:style>
    <style:style style:name="T493" style:family="text">
      <style:text-properties fo:text-shadow="none" style:font-name-asian="Calibri" style:font-name-complex="Calibri" style:font-size-asian="11pt" style:font-size-complex="11pt" style:font-weight-asian="normal" style:font-weight-complex="normal" fo:font-style="normal" style:font-style-asian="normal" style:font-style-complex="normal" style:text-outline="false" fo:color="#000000" style:font-name="Calibri" fo:font-size="11pt" fo:font-weight="normal" style:text-underline-style="none" style:text-underline-color="font-color" style:text-line-through-type="none"/>
    </style:style>
    <style:style style:name="T49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95" style:family="text">
      <style:text-properties style:font-weight-complex="normal" style:font-name-complex="Calibri" style:font-size-asian="11pt" style:font-size-complex="11pt" style:font-style-asian="normal" style:font-style-complex="normal" style:font-weight-asian="normal" fo:text-shadow="none" style:font-name-asian="Calibri" style:text-outline="false" fo:font-weight="normal" fo:font-style="normal" style:text-line-through-type="none" style:text-underline-style="none" style:text-underline-color="font-color" fo:font-size="11pt" style:font-name="Calibri" fo:color="#000000"/>
    </style:style>
    <style:style style:name="T496" style:family="text">
      <style:text-properties style:text-line-through-type="none" style:text-underline-style="none" style:text-underline-color="font-color" fo:font-weight="normal" fo:font-size="11pt" style:font-name="Calibri" fo:color="#000000" fo:text-shadow="none" style:text-outline="false" fo:font-style="normal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97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ff0000"/>
    </style:style>
    <style:style style:name="T498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000000"/>
    </style:style>
    <style:style style:name="T499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500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000000"/>
    </style:style>
    <style:style style:name="T501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d500f9"/>
    </style:style>
    <style:style style:name="T502" style:family="text">
      <style:text-properties style:font-name-asian="Calibri" style:text-underline-style="none" style:text-underline-color="font-color" style:font-size-asian="11pt" style:font-name-complex="Calibri" style:font-name="Calibri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/>
    </style:style>
    <style:style style:name="T503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Liberation Sans" style:font-name="Liberation Sans" style:font-name-complex="Liberation Sans"/>
    </style:style>
    <style:style style:name="T504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Calibri" style:font-name-asian="Calibri" style:font-name-complex="Calibri"/>
    </style:style>
    <style:style style:name="T505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complex="Liberation Sans" style:font-name-asian="Liberation Sans"/>
    </style:style>
    <style:style style:name="T506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Calibri" style:font-name="Calibri" style:font-name-complex="Calibri"/>
    </style:style>
    <style:style style:name="T507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complex="Liberation Sans" style:font-name-asian="Liberation Sans" style:font-name="Liberation Sans"/>
    </style:style>
    <style:style style:name="T508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asian="Liberation Sans" style:font-name-complex="Liberation Sans"/>
    </style:style>
    <style:style style:name="T50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51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5d4037"/>
    </style:style>
    <style:style style:name="T511" style:family="text">
      <style:text-properties fo:color="#7030a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512" style:family="text">
      <style:text-properties style:font-name="Calibri" fo:color="#7030a0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font-name-asian="Calibri"/>
    </style:style>
    <style:style style:name="T513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7030a0"/>
    </style:style>
    <style:style style:name="T514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ff0000"/>
    </style:style>
    <style:style style:name="T515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516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838f"/>
    </style:style>
    <style:style style:name="T517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518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c62828"/>
    </style:style>
    <style:style style:name="T519" style:family="text">
      <style:text-properties fo:color="#00838f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20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527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521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522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ad1457"/>
    </style:style>
    <style:style style:name="T523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524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525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7030a0"/>
    </style:style>
    <style:style style:name="T526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97a7"/>
    </style:style>
    <style:style style:name="T527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1b5e20"/>
    </style:style>
    <style:style style:name="T528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88e3c"/>
    </style:style>
    <style:style style:name="T529" style:family="text">
      <style:text-properties fo:color="#0070c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530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ff0000"/>
    </style:style>
    <style:style style:name="T531" style:family="text">
      <style:text-properties fo:color="#d84315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532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000000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533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-complex="Calibri" fo:color="#ff0000" style:font-name="Calibri" style:font-name-asian="Calibri"/>
    </style:style>
    <style:style style:name="T534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Liberation Sans" style:font-name-asian="Liberation Sans" style:font-name-complex="Liberation Sans"/>
    </style:style>
    <style:style style:name="T535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838f" style:font-name="Calibri" style:font-name-asian="Calibri" style:font-name-complex="Calibri"/>
    </style:style>
    <style:style style:name="T536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6a1b9a" fo:text-shadow="none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537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="Liberation Sans" style:font-name-asian="Liberation Sans" style:font-name-complex="Liberation Sans" fo:color="#000000"/>
    </style:style>
    <style:style style:name="T538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6a1b9a" style:font-name="Calibri" style:font-name-asian="Calibri" style:font-name-complex="Calibri"/>
    </style:style>
    <style:style style:name="T539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Calibri" style:font-name-asian="Calibri" style:font-name-complex="Calibri"/>
    </style:style>
    <style:style style:name="T540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fo:text-shadow="none"/>
    </style:style>
    <style:style style:name="T541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000000"/>
    </style:style>
    <style:style style:name="T542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7030a0"/>
    </style:style>
    <style:style style:name="T543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33691e"/>
    </style:style>
    <style:style style:name="T54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6a1b9a"/>
    </style:style>
    <style:style style:name="T545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546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547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6a1b9a"/>
    </style:style>
    <style:style style:name="T548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549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550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b71c1c"/>
    </style:style>
    <style:style style:name="T551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fo:font-weight="normal" fo:font-size="11pt" style:font-style-complex="normal" fo:color="#558b2f" style:text-underline-style="solid" style:text-underline-width="auto" style:text-underline-color="font-color"/>
    </style:style>
    <style:style style:name="T552" style:family="text">
      <style:text-properties fo:color="#000000" style:font-name="Liberation Sans" fo:font-size="16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6pt" style:font-size-complex="16pt" style:font-weight-asian="bold" style:font-weight-complex="bold" style:font-style-asian="normal" style:font-style-complex="normal"/>
    </style:style>
    <style:style style:name="T553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554" style:family="text">
      <style:text-properties fo:color="#242729" style:font-name="inherit" fo:font-size="11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1pt" style:font-size-complex="11pt" style:font-weight-asian="normal" style:font-weight-complex="normal" style:font-style-asian="normal" style:font-style-complex="normal"/>
    </style:style>
    <style:style style:name="T555" style:family="text">
      <style:text-properties style:font-size-asian="11pt" fo:font-style="normal" style:font-name-complex="inherit" fo:text-shadow="none" style:font-style-complex="normal" fo:font-size="11pt" fo:font-weight="normal" style:text-underline-style="none" style:text-underline-color="font-color" style:text-line-through-type="none" style:font-weight-asian="normal" style:font-weight-complex="normal" style:font-style-asian="normal" style:font-name="inherit" style:font-name-asian="inherit" fo:color="#242729" style:text-outline="false" style:font-size-complex="11pt"/>
    </style:style>
    <style:style style:name="T556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size-complex="10pt" style:font-name-asian="Liberation Sans" fo:font-size="10pt" style:font-name-complex="Liberation Sans" style:font-size-asian="10pt" style:font-name="Liberation Sans"/>
    </style:style>
    <style:style style:name="T557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name="inherit" fo:font-size="11pt" style:font-name-asian="inherit" style:font-name-complex="inherit" style:font-size-asian="11pt" style:font-size-complex="11pt"/>
    </style:style>
    <style:style style:name="T55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559" style:family="text">
      <style:text-properties fo:color="#e64a19" style:font-name="Liberation Sans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560" style:family="text">
      <style:text-properties fo:color="#0d47a1" style:font-name="Liberation Sans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56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33444d"/>
    </style:style>
    <style:style style:name="T56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56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564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565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56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56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32f2f"/>
    </style:style>
    <style:style style:name="T568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d84315" style:text-outline="false" fo:font-style="normal" style:text-line-through-type="none" style:text-underline-style="none" style:text-underline-color="font-color" fo:font-weight="normal" fo:font-size="11pt" fo:text-shadow="none"/>
    </style:style>
    <style:style style:name="T56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7030a0"/>
    </style:style>
    <style:style style:name="T57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ef6c00"/>
    </style:style>
    <style:style style:name="T571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572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ff4081"/>
    </style:style>
    <style:style style:name="T573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e65100"/>
    </style:style>
    <style:style style:name="T57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880e4f"/>
    </style:style>
    <style:style style:name="T57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c2185b"/>
    </style:style>
    <style:style style:name="T576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57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ff4081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57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500f9"/>
    </style:style>
    <style:style style:name="T579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80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d32f2f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581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ef6c00"/>
    </style:style>
    <style:style style:name="T582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58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c62828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584" style:family="text">
      <style:text-properties fo:color="#b71c1c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85" style:family="text">
      <style:text-properties fo:color="#1b5e2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86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7030a0"/>
    </style:style>
    <style:style style:name="T587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-complex="Liberation Sans" style:font-name="Liberation Sans"/>
    </style:style>
    <style:style style:name="T588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size-complex="11pt" style:font-size-asian="11pt" style:font-name-complex="Liberation Sans" style:font-name="Liberation Sans" fo:font-weight="bold" style:font-weight-asian="bold" style:font-weight-complex="bold"/>
    </style:style>
    <style:style style:name="T589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size-complex="11pt" style:font-size-asian="11pt" style:font-name-complex="Liberation Sans"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nux" table:style-name="ta5">
        <table:table-column table:style-name="co12" table:default-cell-style-name="ce75"/>
        <table:table-column table:style-name="co13" table:default-cell-style-name="ce75"/>
        <table:table-column table:style-name="co3" table:number-columns-repeated="62" table:default-cell-style-name="ce75"/>
        <table:table-column table:style-name="co4" table:number-columns-repeated="960" table:default-cell-style-name="ce66"/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5" office:value-type="string" calcext:value-type="string">
            <text:p><text:a xlink:href="https://tutorials.ubuntu.com/tutorial/command-line-for-beginners" xlink:type="simple">https://tutorials.ubuntu.com/tutorial/command-line-for-beginners</text:a></text:p>
          </table:table-cell>
          <table:table-cell table:style-name="ce55" office:value-type="string" calcext:value-type="string">
            <text:p>The Linux command line for beginners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<text:a xlink:href="https://www.youtube.com/playlist?list=PLT98CRl2KxKEKvszPW-d4wYLo2fxEJYK" xlink:type="simple">https://www.youtube.com/playlist?list=PLT98CRl2KxKEKvszPW-d4wYLo2fxEJYK</text:a></text:p>
          </table:table-cell>
          <table:table-cell table:style-name="ce55" office:value-type="string" calcext:value-type="string">
            <text:p>Ubuntu Server 18.04 Essentials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6" office:value-type="string" calcext:value-type="string">
            <text:p>УСТАНОВКА И ДЕИНСТАЛЛЯЦИЯ ПАКЕТОВ</text:p>
          </table:table-cell>
          <table:table-cell table:style-name="ce56"/>
          <table:table-cell table:number-columns-repeated="1022"/>
        </table:table-row>
        <table:table-row table:style-name="ro3">
          <table:table-cell table:style-name="ce55" office:value-type="string" calcext:value-type="string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55"/>
          <table:table-cell table:number-columns-repeated="1022"/>
        </table:table-row>
        <table:table-row table:style-name="ro2">
          <table:table-cell table:style-name="ce55" office:value-type="string" calcext:value-type="string">
            <text:p>/var/log</text:p>
          </table:table-cell>
          <table:table-cell table:style-name="ce55" office:value-type="string" calcext:value-type="string">
            <text:p>место хранения логов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dmesg</text:p>
          </table:table-cell>
          <table:table-cell table:style-name="ce55" office:value-type="string" calcext:value-type="string">
            <text:p>лог Линуксовского ядра, хранится в памяти, пока комп работает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ТЕРМИНАЛ gnome-terminal</text:p>
          </table:table-cell>
          <table:table-cell table:style-name="ce56" office:value-type="string" calcext:value-type="string">
            <text:p>ИСПОЛЬЗУЕМ TAB для автозаполнения команд!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sudo !!</text:p>
          </table:table-cell>
          <table:table-cell table:style-name="ce55" office:value-type="string" calcext:value-type="string">
            <text:p>Повторить последнюю комнаду, но с sudo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Ctrl+'+' <text:s/>или Ctrl+9</text:p>
          </table:table-cell>
          <table:table-cell table:style-name="ce55" office:value-type="string" calcext:value-type="string">
            <text:p>Масштаб (change font size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Shift+C</text:p>
          </table:table-cell>
          <table:table-cell table:style-name="ce55" office:value-type="string" calcext:value-type="string">
            <text:p>Копировать (Copy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Shift+Insert</text:p>
          </table:table-cell>
          <table:table-cell table:style-name="ce55" office:value-type="string" calcext:value-type="string">
            <text:p>Вставить скопированную строку в терминал <text:s/>(Paste)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Ctrl+Alt+F3</text:p>
          </table:table-cell>
          <table:table-cell table:style-name="ce55" office:value-type="string" calcext:value-type="string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Ctrl+Alt+F1</text:p>
          </table:table-cell>
          <table:table-cell table:style-name="ce55" office:value-type="string" calcext:value-type="string">
            <text:p>Вернуться обратно в GUI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clear</text:p>
          </table:table-cell>
          <table:table-cell table:style-name="ce55" office:value-type="string" calcext:value-type="string">
            <text:p>очистить экран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xrandr</text:p>
          </table:table-cell>
          <table:table-cell table:style-name="ce55" office:value-type="string" calcext:value-type="string">
            <text:p>вывести поддерживаемые разрешения экрана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xrandr -s 1024x768</text:p>
          </table:table-cell>
          <table:table-cell table:style-name="ce55" office:value-type="string" calcext:value-type="string">
            <text:p>установить разрешение экрана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sudo</text:p>
          </table:table-cell>
          <table:table-cell table:style-name="ce55" office:value-type="string" calcext:value-type="string">
            <text:p>сделать что-то с правами суперюзера (надо будет ввести пароль)</text:p>
          </table:table-cell>
          <table:table-cell table:number-columns-repeated="1022"/>
        </table:table-row>
        <table:table-row table:style-name="ro4">
          <table:table-cell table:style-name="ce57" office:value-type="string" calcext:value-type="string">
            <text:p>echo Привет</text:p>
          </table:table-cell>
          <table:table-cell table:style-name="ce55" office:value-type="string" calcext:value-type="string">
            <text:p><text:span text:style-name="T325">напечатать что-то (БЕЗ КАВЫЧЕК)</text:span> на экране </text:p>
            <text:p>или в файл, если после указать "&gt;" и имя файла.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4">
          <table:table-cell table:style-name="ce55" office:value-type="string" calcext:value-type="string">
            <text:p>man -k &lt;интересующая команда keyword или её кусок&gt;</text:p>
          </table:table-cell>
          <table:table-cell table:style-name="ce55" office:value-type="string" calcext:value-type="string">
            <text:p>получить мануал (инструкцию) по команде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whatis &lt;интересующая команда или её кусок&gt;</text:p>
          </table:table-cell>
          <table:table-cell table:style-name="ce55" office:value-type="string" calcext:value-type="string">
            <text:p>почти то же самое.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4">
          <table:table-cell table:style-name="ce57" office:value-type="string" calcext:value-type="string">
            <text:p>command1 &amp;&amp; command2 &amp;&amp; command3</text:p>
          </table:table-cell>
          <table:table-cell table:style-name="ce55" office:value-type="string" calcext:value-type="string">
            <text:p>Выполнить несколько комманд подряд, каждая будет выполняться ТОЛЬКО если предыдущая не дала Ненулувой выходной код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command1; command2; command3</text:p>
          </table:table-cell>
          <table:table-cell table:style-name="ce55" office:value-type="string" calcext:value-type="string">
            <text:p>Выполнить несколько комманд подряд НЕЗАВИСИМО друг от друга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<text:span text:style-name="T318">command1</text:span><text:span text:style-name="T319">  |  </text:span><text:span text:style-name="T320">command2</text:span></text:p>
          </table:table-cell>
          <table:table-cell table:style-name="ce55" office:value-type="string" calcext:value-type="string">
            <text:p>| - 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47">
          <table:table-cell table:style-name="ce68" office:value-type="string" calcext:value-type="string">
            <text:p>ПАМЯТЬ И ПРОЦЕССЫ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7" office:value-type="string" calcext:value-type="string">
            <text:p>ps</text:p>
          </table:table-cell>
          <table:table-cell table:style-name="ce55" office:value-type="string" calcext:value-type="string">
            <text:p>показать текущие процессы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ps x</text:p>
          </table:table-cell>
          <table:table-cell table:style-name="ce55" office:value-type="string" calcext:value-type="string">
            <text:p>более подробное описание процессов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ps &lt;имя пользователя&gt;</text:p>
          </table:table-cell>
          <table:table-cell table:style-name="ce55" office:value-type="string" calcext:value-type="string">
            <text:p>показать процессы другого пользователя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ps -aux</text:p>
          </table:table-cell>
          <table:table-cell table:style-name="ce55" office:value-type="string" calcext:value-type="string">
            <text:p>подробные данные по процессам юзеров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ps -aux | grep denis</text:p>
          </table:table-cell>
          <table:table-cell table:style-name="ce55" office:value-type="string" calcext:value-type="string">
            <text:p>все процессы пользователя Денис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kill</text:p>
          </table:table-cell>
          <table:table-cell table:style-name="ce55" office:value-type="string" calcext:value-type="string">
            <text:p>посылает сигнал процессу остановиться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killall &lt;имя/id процесса&gt;</text:p>
          </table:table-cell>
          <table:table-cell table:style-name="ce55" office:value-type="string" calcext:value-type="string">
            <text:p>терминирует ВСЕ процессы по указанному имени.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321">kill </text:span><text:span text:style-name="T322">-STOP</text:span><text:span text:style-name="T323"> &lt;имя/id процесса&gt;</text:span></text:p>
          </table:table-cell>
          <table:table-cell table:style-name="ce55" office:value-type="string" calcext:value-type="string">
            <text:p>приостанавливает процесс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321">kill </text:span><text:span text:style-name="T322">-CONT</text:span><text:span text:style-name="T323"> &lt;имя/id процесса&gt;</text:span></text:p>
          </table:table-cell>
          <table:table-cell table:style-name="ce55" office:value-type="string" calcext:value-type="string">
            <text:p>возобновляет процесс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kill -<text:span text:style-name="T324">HUP</text:span> 1</text:p>
          </table:table-cell>
          <table:table-cell table:style-name="ce55" office:value-type="string" calcext:value-type="string">
            <text:p><text:span text:style-name="T325">Перезапустить процесс в (случае Docker, даже </text:span>без выхода из контейнера) 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5"/>
          <table:table-cell table:style-name="ce55" office:value-type="string" calcext:value-type="string">
            <text:p><text:span text:style-name="T325">SIGINT </text:span>остановить процесс мягко, послав ему сигнал Ctrl+C</text:p>
          </table:table-cell>
          <table:table-cell table:number-columns-repeated="1022"/>
        </table:table-row>
        <table:table-row table:style-name="ro3">
          <table:table-cell table:style-name="ce55" office:value-type="string" calcext:value-type="string">
            <text:p>kill -TERM &lt;имя/id процесса&gt;</text:p>
          </table:table-cell>
          <table:table-cell table:style-name="ce55" office:value-type="string" calcext:value-type="string">
            <text:p>SIGTERM - немедленно завершает процесс, </text:p>
            <text:p>но обрабатывается программой, </text:p>
            <text:p>поэтому позволяет ей завершить дочерние процессы и освободить все ресурсы;</text:p>
          </table:table-cell>
          <table:table-cell table:number-columns-repeated="1022"/>
        </table:table-row>
        <table:table-row table:style-name="ro3">
          <table:table-cell table:style-name="ce55" office:value-type="string" calcext:value-type="string">
            <text:p>kill -KILL &lt;имя/id процесса&gt;</text:p>
          </table:table-cell>
          <table:table-cell table:style-name="ce55" office:value-type="string" calcext:value-type="string">
            <text:p>SIGKILL - тоже немедленно завершает процесс, но, в отличие от предыдущего варианта, он не передается самому процессу, а обрабатывается ядром. Поэтому ресурсы и дочерние процессы остаются запущенными.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5" office:value-type="string" calcext:value-type="string">
            <text:p>fg</text:p>
          </table:table-cell>
          <table:table-cell table:style-name="ce55" office:value-type="string" calcext:value-type="string">
            <text:p>перевести на foregrond (лицевую сторону) фоновый процесс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Ctrl+С</text:p>
          </table:table-cell>
          <table:table-cell table:style-name="ce55" office:value-type="string" calcext:value-type="string">
            <text:p>остановить процесс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Ctrl+Z</text:p>
          </table:table-cell>
          <table:table-cell table:style-name="ce55" office:value-type="string" calcext:value-type="string">
            <text:p>перевести процесс в фоновый режим</text:p>
          </table:table-cell>
          <table:table-cell table:number-columns-repeated="1022"/>
        </table:table-row>
        <table:table-row table:style-name="ro4">
          <table:table-cell table:style-name="ce57" office:value-type="string" calcext:value-type="string">
            <text:p>top</text:p>
          </table:table-cell>
          <table:table-cell table:style-name="ce55" office:value-type="string" calcext:value-type="string">
            <text:p>Task Manager, диспетчер задач в Linux, можем видеть процессы, память используемую и т. д.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Shift+P</text:p>
          </table:table-cell>
          <table:table-cell table:style-name="ce55" office:value-type="string" calcext:value-type="string">
            <text:p>отфильтровать по CPU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Shift+M</text:p>
          </table:table-cell>
          <table:table-cell table:style-name="ce55" office:value-type="string" calcext:value-type="string">
            <text:p>отфильтровать по памяти.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free -h</text:p>
          </table:table-cell>
          <table:table-cell table:style-name="ce55" office:value-type="string" calcext:value-type="string">
            <text:p>показать наличие памяти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5" office:value-type="string" calcext:value-type="string">
            <text:p>shutdown</text:p>
          </table:table-cell>
          <table:table-cell table:style-name="ce55" office:value-type="string" calcext:value-type="string">
            <text:p>останавливает или перезагружает систему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sudo reboot now</text:p>
          </table:table-cell>
          <table:table-cell table:style-name="ce55" office:value-type="string" calcext:value-type="string">
            <text:p>перезапустить сейчас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6" office:value-type="string" calcext:value-type="string">
            <text:p>Файл дескрипторы <text:s/>N0 N1 N2</text:p>
          </table:table-cell>
          <table:table-cell table:style-name="ce56"/>
          <table:table-cell table:number-columns-repeated="1022"/>
        </table:table-row>
        <table:table-row table:style-name="ro7">
          <table:table-cell table:style-name="ce72" office:value-type="string" calcext:value-type="string">
            <text:p>Файл дескрипторы </text:p>
            <text:p><text:span text:style-name="T325">N0</text:span></text:p>
            <text:p>N1</text:p>
            <text:p>N2</text:p>
          </table:table-cell>
          <table:table-cell table:style-name="ce55" office:value-type="string" calcext:value-type="string">
            <text:p>Каждый раз при открытии файла системным вызовом open в любом языке программирования я получаю уникальный ID, который указывает мне на файл, этот ID и есть файл дескриптор. </text:p>
            <text:p/>
            <text:p>Файл дескриптор 0 называется STDIN и ассоциируется с вводом данных у приложения</text:p>
            <text:p>Файл дескриптор 1 называется STDOUT и используется приложениями для вывода данных, например командами print</text:p>
            <text:p>Файл дескриптор 2 называется STDERR и используется приложениями для вывода данных, сообщающих об ошибке</text:p>
            <text:p/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echo $$</text:p>
          </table:table-cell>
          <table:table-cell table:style-name="ce55" office:value-type="string" calcext:value-type="string">
            <text:p>Узнать ID своего процесса (терминала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ls -lah /proc/15771/fd/</text:p>
          </table:table-cell>
          <table:table-cell table:style-name="ce55" office:value-type="string" calcext:value-type="string">
            <text:p>Увидеть файл-дескрипторы нашего процесса по id, например, 15771</text:p>
          </table:table-cell>
          <table:table-cell table:number-columns-repeated="1022"/>
        </table:table-row>
        <table:table-row table:style-name="ro11">
          <table:table-cell table:style-name="ce55" office:value-type="string" calcext:value-type="string">
            <text:p>// во второй консоли запустим</text:p>
            <text:p>echo "hello world" &gt; /proc/15771/fd/0</text:p>
            <text:p/>
            <text:p>// и в первой консоли увидим</text:p>
            <text:p>[user@localhost ]$ hello world</text:p>
          </table:table-cell>
          <table:table-cell table:style-name="ce55" office:value-type="string" calcext:value-type="string">
            <text:p>Сейчас все 3 файл дескриптора связаны с устройством псевдотерминала /dev/pts, но мы все равно можем ими манипулировать, например запустим во второй консоли</text:p>
          </table:table-cell>
          <table:table-cell table:number-columns-repeated="1022"/>
        </table:table-row>
        <table:table-row table:style-name="ro1" table:number-rows-repeated="6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6" office:value-type="string" calcext:value-type="string">
            <text:p>СЛУЖБЫ (скрытые фоновые процессы)</text:p>
          </table:table-cell>
          <table:table-cell table:style-name="ce56"/>
          <table:table-cell table:number-columns-repeated="1022"/>
        </table:table-row>
        <table:table-row table:style-name="ro2">
          <table:table-cell table:style-name="ce69" office:value-type="string" calcext:value-type="string">
            <text:p>systemctl <text:span text:style-name="T326">опции</text:span> <text:span text:style-name="T327">команда</text:span> <text:span text:style-name="T328">служба служба</text:span></text:p>
          </table:table-cell>
          <table:table-cell table:style-name="ce69" office:value-type="string" calcext:value-type="string">
            <text:p><text:a xlink:href="https://losst.ru/upravlenie-sluzhbami-linux" xlink:type="simple">https://losst.ru/upravlenie-sluzhbami-linux</text:a>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systemctl stop predictive</text:p>
          </table:table-cell>
          <table:table-cell table:style-name="ce55" office:value-type="string" calcext:value-type="string">
            <text:p>остановить службу предсказаний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329">systemctl </text:span>list-units</text:p>
          </table:table-cell>
          <table:table-cell table:style-name="ce55" office:value-type="string" calcext:value-type="string">
            <text:p>посмотреть все службы (юниты), аналог опции -t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systemctl list-units --type service</text:p>
          </table:table-cell>
          <table:table-cell table:style-name="Default" office:value-type="string" calcext:value-type="string">
            <text:p><text:span text:style-name="T329">посмотреть </text:span>только программы, а не все эти дополнительные компоненты</text:p>
          </table:table-cell>
          <table:table-cell table:number-columns-repeated="1022"/>
        </table:table-row>
        <table:table-row table:style-name="ro1" table:number-rows-repeated="2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329">systemctl </text:span>start service</text:p>
          </table:table-cell>
          <table:table-cell table:style-name="ce55" office:value-type="string" calcext:value-type="string">
            <text:p>запустить службу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service &lt;clientapp&gt; <text:span text:style-name="T330">restart</text:span> …</text:p>
          </table:table-cell>
          <table:table-cell table:style-name="ce55" office:value-type="string" calcext:value-type="string">
            <text:p>перезапустить службу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329">systemctl </text:span>try-restart …</text:p>
          </table:table-cell>
          <table:table-cell table:style-name="ce55" office:value-type="string" calcext:value-type="string">
            <text:p>перезапустить службу, только если она запущена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<text:span text:style-name="T329">systemctl </text:span>reload-or-restart …</text:p>
          </table:table-cell>
          <table:table-cell table:style-name="ce55" office:value-type="string" calcext:value-type="string">
            <text:p>обновить конфигурацию затем выполнить перезапуск службы linux, если не поддерживается - только перезапустить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329">systemctl </text:span>enable …</text:p>
          </table:table-cell>
          <table:table-cell table:style-name="ce55" office:value-type="string" calcext:value-type="string">
            <text:p>добавить службу в автозагрузку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329">systemctl </text:span>disable …</text:p>
          </table:table-cell>
          <table:table-cell table:style-name="ce55" office:value-type="string" calcext:value-type="string">
            <text:p>удалить службу из автозагрузки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329">systemctl </text:span>is-enabled </text:p>
          </table:table-cell>
          <table:table-cell table:style-name="ce55" office:value-type="string" calcext:value-type="string">
            <text:p>проверить если ли уже служба в автозагрузке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329">systemctl </text:span>snapsot</text:p>
          </table:table-cell>
          <table:table-cell table:style-name="ce55" office:value-type="string" calcext:value-type="string">
            <text:p>сохранить состояние служб, чтобы потом восстановить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329">systemctl </text:span>daemon-reload</text:p>
          </table:table-cell>
          <table:table-cell table:style-name="ce55" office:value-type="string" calcext:value-type="string">
            <text:p>обновить конфигурацию всех служб</text:p>
          </table:table-cell>
          <table:table-cell table:number-columns-repeated="1022"/>
        </table:table-row>
        <table:table-row table:style-name="ro1" table:number-rows-repeated="2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69" office:value-type="string" calcext:value-type="string">
            <text:p>Units (юниты)</text:p>
          </table:table-cell>
          <table:table-cell table:style-name="ce69" office:value-type="string" calcext:value-type="string">
            <text:p><text:a xlink:href="https://linux-notes.org/pishem-systemd-unit-fajl/" xlink:type="simple">https://linux-notes.org/pishem-systemd-unit-fajl/</text:a></text:p>
          </table:table-cell>
          <table:table-cell table:number-columns-repeated="1022"/>
        </table:table-row>
        <table:table-row table:style-name="ro1" table:number-rows-repeated="9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НАВИГАЦИЯ И ПОИСК.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7" office:value-type="string" calcext:value-type="string">
            <text:p>cd</text:p>
          </table:table-cell>
          <table:table-cell table:style-name="ce55" office:value-type="string" calcext:value-type="string">
            <text:p>перейти в папку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cd .</text:p>
          </table:table-cell>
          <table:table-cell table:style-name="ce55" office:value-type="string" calcext:value-type="string">
            <text:p>Текущая папка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cd ..</text:p>
          </table:table-cell>
          <table:table-cell table:style-name="ce55" office:value-type="string" calcext:value-type="string">
            <text:p>перейти в папку выше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cd ../..</text:p>
          </table:table-cell>
          <table:table-cell table:style-name="ce55" office:value-type="string" calcext:value-type="string">
            <text:p>перейти на 2 папки выше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cd ~</text:p>
          </table:table-cell>
          <table:table-cell table:style-name="ce55" office:value-type="string" calcext:value-type="string">
            <text:p>перейти в папку home текущего пользователя, то же самое, что cd home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pwd</text:p>
          </table:table-cell>
          <table:table-cell table:style-name="ce55" office:value-type="string" calcext:value-type="string">
            <text:p>показать путь текущей папки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ls</text:p>
          </table:table-cell>
          <table:table-cell table:style-name="ce55" office:value-type="string" calcext:value-type="string">
            <text:p>показать сожержимое текущей папки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ls -la</text:p>
          </table:table-cell>
          <table:table-cell table:style-name="ce55" office:value-type="string" calcext:value-type="string">
            <text:p>показать сожержимое текущей папки, l - длинно, a - включая скрытые папки и файлы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sudo ls -la -R /</text:p>
          </table:table-cell>
          <table:table-cell table:style-name="ce55" office:value-type="string" calcext:value-type="string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locate &lt;имя файла/папки&gt;</text:p>
          </table:table-cell>
          <table:table-cell table:style-name="ce55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whereis &lt;имя файла/папки&gt;</text:p>
          </table:table-cell>
          <table:table-cell table:style-name="ce55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find /home -name "&lt;имя файла/папки&gt;"</text:p>
          </table:table-cell>
          <table:table-cell table:style-name="ce55" office:value-type="string" calcext:value-type="string">
            <text:p>найти файл/папку, атрибут -name указывает, что ищем по имени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-i</text:p>
          </table:table-cell>
          <table:table-cell table:style-name="ce55" office:value-type="string" calcext:value-type="string">
            <text:p>атрибут игнорирования keysensitive - различия больших и маленьких букв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cd /media/cdrom</text:p>
          </table:table-cell>
          <table:table-cell table:style-name="ce55" office:value-type="string" calcext:value-type="string">
            <text:p>перейти в сд-ром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РАБОТА С ФАЙЛАМИ И ПАПКАМИ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7" office:value-type="string" calcext:value-type="string">
            <text:p>mkdir</text:p>
          </table:table-cell>
          <table:table-cell table:style-name="ce55" office:value-type="string" calcext:value-type="string">
            <text:p>создать папку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mkdir -p Dir4/Dir5</text:p>
          </table:table-cell>
          <table:table-cell table:style-name="ce55" office:value-type="string" calcext:value-type="string">
            <text:p>с атрибутом parent создает сразу родительскую и дочернюю папки</text:p>
          </table:table-cell>
          <table:table-cell table:number-columns-repeated="1022"/>
        </table:table-row>
        <table:table-row table:style-name="ro4">
          <table:table-cell table:style-name="ce57" office:value-type="string" calcext:value-type="string">
            <text:p>touch</text:p>
          </table:table-cell>
          <table:table-cell table:style-name="ce55" office:value-type="string" calcext:value-type="string">
            <text:p>создать файл, либо обновить время последней активности у существующего файла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rm</text:p>
          </table:table-cell>
          <table:table-cell table:style-name="ce55" office:value-type="string" calcext:value-type="string">
            <text:p>удалить файл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rmdir</text:p>
          </table:table-cell>
          <table:table-cell table:style-name="ce55" office:value-type="string" calcext:value-type="string">
            <text:p>удалить папку пустую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rmdir -p dir1/dir2/dir3</text:p>
          </table:table-cell>
          <table:table-cell table:style-name="ce55" office:value-type="string" calcext:value-type="string">
            <text:p>удалить указанное дерево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-i</text:p>
          </table:table-cell>
          <table:table-cell table:style-name="ce55" office:value-type="string" calcext:value-type="string">
            <text:p>(interactive) option to rm, which will prompt you to confirm the deletion of each file;</text:p>
          </table:table-cell>
          <table:table-cell table:number-columns-repeated="1022"/>
        </table:table-row>
        <table:table-row table:style-name="ro4">
          <table:table-cell table:style-name="ce70" office:value-type="string" calcext:value-type="string">
            <text:p>rm -R</text:p>
          </table:table-cell>
          <table:table-cell table:style-name="ce55" office:value-type="string" calcext:value-type="string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1022"/>
        </table:table-row>
        <table:table-row table:style-name="ro2">
          <table:table-cell table:style-name="ce70" office:value-type="string" calcext:value-type="string">
            <text:p>sudo rm -R /</text:p>
          </table:table-cell>
          <table:table-cell table:style-name="ce55" office:value-type="string" calcext:value-type="string">
            <text:p>удалить всё с машины, начиная с корня, включая саму систему Linux</text:p>
          </table:table-cell>
          <table:table-cell table:number-columns-repeated="1022"/>
        </table:table-row>
        <table:table-row table:style-name="ro1" table:number-rows-repeated="2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5" office:value-type="string" calcext:value-type="string">
            <text:p>cat</text:p>
          </table:table-cell>
          <table:table-cell table:style-name="ce55" office:value-type="string" calcext:value-type="string">
            <text:p>ПРОСМОТРЕТЬ ФАЙЛ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more</text:p>
          </table:table-cell>
          <table:table-cell table:style-name="ce55" office:value-type="string" calcext:value-type="string">
            <text:p>тоже просмотреть файл, но по кнопке Enter читается по строкам. q - для выхода</text:p>
          </table:table-cell>
          <table:table-cell table:number-columns-repeated="1022"/>
        </table:table-row>
        <table:table-row table:style-name="ro4">
          <table:table-cell table:style-name="ce57" office:value-type="string" calcext:value-type="string">
            <text:p>less</text:p>
          </table:table-cell>
          <table:table-cell table:style-name="ce55" office:value-type="string" calcext:value-type="string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331">cp</text:span> &lt;название файла&gt; &lt;путь, куда копируем&gt;</text:p>
          </table:table-cell>
          <table:table-cell table:style-name="ce55" office:value-type="string" calcext:value-type="string">
            <text:p>скопировать файл/папку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cp hello*.*</text:p>
          </table:table-cell>
          <table:table-cell table:style-name="ce55" office:value-type="string" calcext:value-type="string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cp hello?.*</text:p>
          </table:table-cell>
          <table:table-cell table:style-name="ce55" office:value-type="string" calcext:value-type="string">
            <text:p>скопировать ВСЕ файлы с "hello" в начале названия и с любым 1 символом после этого.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cp -R Dir2 Dir 4</text:p>
          </table:table-cell>
          <table:table-cell table:style-name="ce55" office:value-type="string" calcext:value-type="string">
            <text:p>скопировать папку Dir2 со всем сожержимым в папку Dir4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-v</text:p>
          </table:table-cell>
          <table:table-cell table:style-name="ce55" office:value-type="string" calcext:value-type="string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1022"/>
        </table:table-row>
        <table:table-row table:style-name="ro4">
          <table:table-cell table:style-name="ce57" office:value-type="string" calcext:value-type="string">
            <text:p>mv</text:p>
          </table:table-cell>
          <table:table-cell table:style-name="ce55" office:value-type="string" calcext:value-type="string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mv text.txt .text.txt</text:p>
          </table:table-cell>
          <table:table-cell table:style-name="ce55" office:value-type="string" calcext:value-type="string">
            <text:p>сделать файл скрытым, если поставить точку в начале имени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mv &lt;file name&gt; &lt;folder name&gt;/</text:p>
          </table:table-cell>
          <table:table-cell table:style-name="ce55" office:value-type="string" calcext:value-type="string">
            <text:p>move file to folder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mv &lt;file name&gt; ..</text:p>
          </table:table-cell>
          <table:table-cell table:style-name="ce55" office:value-type="string" calcext:value-type="string">
            <text:p>move file one level up to parent folder</text:p>
          </table:table-cell>
          <table:table-cell table:number-columns-repeated="1022"/>
        </table:table-row>
        <table:table-row table:style-name="ro1" table:number-rows-repeated="2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5" office:value-type="string" calcext:value-type="string">
            <text:p>df /work</text:p>
          </table:table-cell>
          <table:table-cell table:style-name="ce55" office:value-type="string" calcext:value-type="string">
            <text:p>df - команда, показывающая, на каком диске находится папка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df /root</text:p>
          </table:table-cell>
          <table:table-cell table:style-name="ce55" office:value-type="string" calcext:value-type="string">
            <text:p>узнать, где зранится корень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df -Th | grep "^/dev"</text:p>
          </table:table-cell>
          <table:table-cell table:style-name="ce55" office:value-type="string" calcext:value-type="string">
            <text:p>Использование дискового пространства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lsblk -f</text:p>
          </table:table-cell>
          <table:table-cell table:style-name="ce55" office:value-type="string" calcext:value-type="string">
            <text:p>Показать дерево дисков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4">
          <table:table-cell table:style-name="ce57" office:value-type="string" calcext:value-type="string">
            <text:p>mc</text:p>
          </table:table-cell>
          <table:table-cell table:style-name="ce55" office:value-type="string" calcext:value-type="string">
            <text:p><text:span text:style-name="T18">Открыть коммандер прямо в терминале ))</text:span></text:p>
            <text:p>Если его нет, то <text:span text:style-name="T18">sudo apt install mc</text:span>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9">
          <table:table-cell table:style-name="ce55" office:value-type="string" calcext:value-type="string">
            <text:p>зажимаем Ctrl+Shift и перетаскиваем наш файл/папку в место, где будет ярлык.  </text:p>
            <text:p>Появляется ярлык (со стрелкой)</text:p>
          </table:table-cell>
          <table:table-cell table:style-name="ce57" office:value-type="string" calcext:value-type="string">
            <text:p>Сделать ссылку на папку или файл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sudo ln -s &lt;файл-источник&gt; &lt;пуь к папке, где будет ярлык&gt;</text:p>
          </table:table-cell>
          <table:table-cell table:style-name="ce55" office:value-type="string" calcext:value-type="string">
            <text:p>Сделать ссылку на папку или файл</text:p>
          </table:table-cell>
          <table:table-cell table:number-columns-repeated="1022"/>
        </table:table-row>
        <table:table-row table:style-name="ro1" table:number-rows-repeated="3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ЗАПИСЬ В ФАЙЛЫ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5" office:value-type="string" calcext:value-type="string">
            <text:p>gedit</text:p>
          </table:table-cell>
          <table:table-cell table:style-name="ce55" office:value-type="string" calcext:value-type="string">
            <text:p>открытие простого блокнота в GUI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57" office:value-type="string" calcext:value-type="string">
            <text:p>nano</text:p>
          </table:table-cell>
          <table:table-cell table:style-name="ce55" office:value-type="string" calcext:value-type="string">
            <text:p>текстовый редактор прямо в терминале</text:p>
          </table:table-cell>
          <table:table-cell table:number-columns-repeated="1022"/>
        </table:table-row>
        <table:table-row table:style-name="ro48">
          <table:table-cell table:style-name="ce55" office:value-type="string" calcext:value-type="string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table:style-name="ce55" office:value-type="string" calcext:value-type="string">
            <text:p>ВЫДЕЛЕНИЕ ТЕКСТА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Ctrl-K (или F9)</text:p>
          </table:table-cell>
          <table:table-cell table:style-name="ce55" office:value-type="string" calcext:value-type="string">
            <text:p>Далее выделенный текст можно удалить или скопировать в буффер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комбинация Alt-6</text:p>
          </table:table-cell>
          <table:table-cell table:style-name="ce55" office:value-type="string" calcext:value-type="string">
            <text:p>Выделенный текст можно скопировать в буффер обмена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Ctrl-U или F10</text:p>
          </table:table-cell>
          <table:table-cell table:style-name="ce55" office:value-type="string" calcext:value-type="string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5" office:value-type="string" calcext:value-type="string">
            <text:p>pico</text:p>
          </table:table-cell>
          <table:table-cell table:style-name="ce55" office:value-type="string" calcext:value-type="string">
            <text:p>Тот же nano, но версия постарше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vi</text:p>
          </table:table-cell>
          <table:table-cell table:style-name="ce55" office:value-type="string" calcext:value-type="string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1022"/>
        </table:table-row>
        <table:table-row table:style-name="ro11">
          <table:table-cell table:style-name="ce55" office:value-type="string" calcext:value-type="string">
            <text:p>Hit the Esc key to enter "Normal mode". Then you can type : to enter "Command-line mode". A colon (:) will appear at the bottom of the screen and you can type in one of the following commands. To execute a command, press the Enter key.</text:p>
          </table:table-cell>
          <table:table-cell table:style-name="ce55" office:value-type="string" calcext:value-type="string">
            <text:p>Выйти из VIM</text:p>
          </table:table-cell>
          <table:table-cell table:number-columns-repeated="1022"/>
        </table:table-row>
        <table:table-row table:style-name="ro49">
          <table:table-cell table:style-name="ce55" office:value-type="string" calcext:value-type="string">
            <text:p>sed</text:p>
          </table:table-cell>
          <table:table-cell table:style-name="ce55" office:value-type="string" calcext:value-type="string">
            <text:p>Заменяет строки pattern_string → replace_string в файлах текущей папки, не открывая файлы.</text:p>
            <text:p>-n, --quiet - не выводить содержимое буфера шаблона в конце каждой итерации;</text:p>
            <text:p>-e - команды, которые надо выполнить для редактирования;</text:p>
            <text:p>-f - прочитать команды редактирования из файла;</text:p>
            <text:p>-i - сделать резервную копию файла перед редактированием;</text:p>
            <text:p>-l - указать свою длину строки;</text:p>
            <text:p>-r - включить поддержку расширенного синтаксиса регулярных выражений;</text:p>
            <text:p>-s - если передано несколько файлов, рассматривать их как отдельные потоки, а не как один длинный.</text:p>
            <text:p/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ЯРЛЫКИ, СОРТИНГ, РЕГУЛЯРНЫЕ ВЫРАЖЕНИЯ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5" office:value-type="string" calcext:value-type="string">
            <text:p>ln -s</text:p>
          </table:table-cell>
          <table:table-cell table:style-name="ce55" office:value-type="string" calcext:value-type="string">
            <text:p>создать ярлык на файл/папку</text:p>
          </table:table-cell>
          <table:table-cell table:number-columns-repeated="1022"/>
        </table:table-row>
        <table:table-row table:style-name="ro9">
          <table:table-cell table:style-name="ce57" office:value-type="string" calcext:value-type="string">
            <text:p>ln</text:p>
          </table:table-cell>
          <table:table-cell table:style-name="ce55" office:value-type="string" calcext:value-type="string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1022"/>
        </table:table-row>
        <table:table-row table:style-name="ro9">
          <table:table-cell table:style-name="ce55" office:value-type="string" calcext:value-type="string">
            <text:p>wc &lt;имя файла&gt;</text:p>
          </table:table-cell>
          <table:table-cell table:style-name="ce55" office:value-type="string" calcext:value-type="string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sort &lt;имя файла с данными&gt;</text:p>
          </table:table-cell>
          <table:table-cell table:style-name="ce55" office:value-type="string" calcext:value-type="string">
            <text:p>возвращает данные в файле, сортированные по алфавиту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-n</text:p>
          </table:table-cell>
          <table:table-cell table:style-name="ce55" office:value-type="string" calcext:value-type="string">
            <text:p>атрибут для сортировки чисел по возрастанию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cut -d "&lt;символ-резделитель&gt;" -f 3 &lt;имя файла, в который это записать&gt;</text:p>
          </table:table-cell>
          <table:table-cell table:style-name="ce55" office:value-type="string" calcext:value-type="string">
            <text:p>разрезает строку по делиметеру -d, как split в Python, выдает массив кусочков.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атрибут -f 3</text:p>
          </table:table-cell>
          <table:table-cell table:style-name="ce55" office:value-type="string" calcext:value-type="string">
            <text:p>(field) выбирает не весь массив, а только указанный элемент.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331">grep</text:span> &lt;искомый текст&gt; &lt;папка/файл&gt;</text:p>
          </table:table-cell>
          <table:table-cell table:style-name="ce55" office:value-type="string" calcext:value-type="string">
            <text:p>ищет определённый текст в файлах/папках/выходных данных pipeline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rep -E "[A-Za-z].gov" mydatafile.txt</text:p>
          </table:table-cell>
          <table:table-cell table:style-name="ce55" office:value-type="string" calcext:value-type="string">
            <text:p>ищем все вхождения с любой 1 буквой в любом регистре перед <text:s/>".gov"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rep -E "[A-Za-z]*.gov" mydatafile.txt</text:p>
          </table:table-cell>
          <table:table-cell table:style-name="ce55" office:value-type="string" calcext:value-type="string">
            <text:p>ищем все вхождения с любым количеством букв перед <text:s/>".gov"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rep -E "(kgb.gov|intel.com)"</text:p>
          </table:table-cell>
          <table:table-cell table:style-name="ce55" office:value-type="string" calcext:value-type="string">
            <text:p>ищем (или то, или другое) через разделитель |</text:p>
          </table:table-cell>
          <table:table-cell table:number-columns-repeated="1022"/>
        </table:table-row>
        <table:table-row table:style-name="ro1" table:number-rows-repeated="2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ПЕРЕНАПРАВЛЕНИЕ ВЫВОДА/ВВОДА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5" office:value-type="string" calcext:value-type="string">
            <text:p>read</text:p>
          </table:table-cell>
          <table:table-cell table:style-name="ce55" office:value-type="string" calcext:value-type="string">
            <text:p>прочитать вводимую строку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read &lt;имя переменной&gt;</text:p>
          </table:table-cell>
          <table:table-cell table:style-name="ce55" office:value-type="string" calcext:value-type="string">
            <text:p>прочитать строку и присвоить её как значение переменной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sort names.txt</text:p>
          </table:table-cell>
          <table:table-cell table:style-name="ce55" office:value-type="string" calcext:value-type="string">
            <text:p>выведет отсортированное содержимое на экран</text:p>
          </table:table-cell>
          <table:table-cell table:number-columns-repeated="1022"/>
        </table:table-row>
        <table:table-row table:style-name="ro9">
          <table:table-cell table:style-name="ce55" office:value-type="string" calcext:value-type="string">
            <text:p>sort names.txt &gt; sorted.txt</text:p>
          </table:table-cell>
          <table:table-cell table:style-name="ce55" office:value-type="string" calcext:value-type="string">
            <text:p>выведет отсортированное содержимое в файл sorted.txt (если такой файл что-то содержал, сначала он затрётся!)</text:p>
            <text:p>Выдаёт только хорошие результаты, за исключением ошибок!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»</text:p>
          </table:table-cell>
          <table:table-cell table:style-name="ce55" office:value-type="string" calcext:value-type="string">
            <text:p>append, добваить данные в конец файла, аналогично комманде append в Python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2&gt;</text:p>
          </table:table-cell>
          <table:table-cell table:style-name="ce55" office:value-type="string" calcext:value-type="string">
            <text:p>перенаправить данные, выдавшие ошибки в... <text:s/>вникуда в данном случае.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2&gt; errors.txt</text:p>
          </table:table-cell>
          <table:table-cell table:style-name="ce55" office:value-type="string" calcext:value-type="string">
            <text:p>перенаправить плохие ответы в файл errors.txt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rep anton /etc/* 2&gt; /dev/null</text:p>
          </table:table-cell>
          <table:table-cell table:style-name="ce55" office:value-type="string" calcext:value-type="string">
            <text:p>перенаправить плохие ответы в девайс "вникуда"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rep anton /etc/* &gt; good.txt 2&gt; errors.txt</text:p>
          </table:table-cell>
          <table:table-cell table:style-name="ce55" office:value-type="string" calcext:value-type="string">
            <text:p>разделили по 2 файлам хорошие ответы и плохие.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rep anton /etc/* &amp;&gt; allresults.txt</text:p>
          </table:table-cell>
          <table:table-cell table:style-name="ce55" office:value-type="string" calcext:value-type="string">
            <text:p>вывести ВСЕ результаты, и плохие, и хорошие, в файл</text:p>
          </table:table-cell>
          <table:table-cell table:number-columns-repeated="1022"/>
        </table:table-row>
        <table:table-row table:style-name="ro1" table:number-rows-repeated="3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АРХИВИРОВАНИЕ И КОМПРЕССИЯ ДАННЫХ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5" office:value-type="string" calcext:value-type="string">
            <text:p>tar</text:p>
          </table:table-cell>
          <table:table-cell table:style-name="ce55" office:value-type="string" calcext:value-type="string">
            <text:p>tape archive - объединяет несколько файлов/папок в один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<text:span text:style-name="T331">tar</text:span> cvf mytar.tar Folder1</text:p>
          </table:table-cell>
          <table:table-cell table:style-name="ce55" office:value-type="string" calcext:value-type="string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tar tf mytar.tar</text:p>
          </table:table-cell>
          <table:table-cell table:style-name="ce55" office:value-type="string" calcext:value-type="string">
            <text:p>посмотреть внутрь файла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tar xvf mytar.tar</text:p>
          </table:table-cell>
          <table:table-cell table:style-name="ce55" office:value-type="string" calcext:value-type="string">
            <text:p>распаковать, показывая действия (v)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9">
          <table:table-cell table:style-name="ce55" office:value-type="string" calcext:value-type="string">
            <text:p><text:span text:style-name="T331">gzip</text:span> mytar.tar</text:p>
          </table:table-cell>
          <table:table-cell table:style-name="ce55" office:value-type="string" calcext:value-type="string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unzip mytar.tar.gz</text:p>
          </table:table-cell>
          <table:table-cell table:style-name="ce55" office:value-type="string" calcext:value-type="string">
            <text:p>раскомпрессировать файл gz.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331">bzip2</text:span> mytar.tar</text:p>
          </table:table-cell>
          <table:table-cell table:style-name="ce55" office:value-type="string" calcext:value-type="string">
            <text:p>скомпрессировать более мощным методом в формат .bz2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bunzip2 mytar.tar.bz2</text:p>
          </table:table-cell>
          <table:table-cell table:style-name="ce55" office:value-type="string" calcext:value-type="string">
            <text:p>раскопрессировать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331">xz</text:span> и unxz</text:p>
          </table:table-cell>
          <table:table-cell table:style-name="ce55" office:value-type="string" calcext:value-type="string">
            <text:p>скомпрессовать и раскомпрессовать в формат .xz</text:p>
          </table:table-cell>
          <table:table-cell table:number-columns-repeated="1022"/>
        </table:table-row>
        <table:table-row table:style-name="ro4">
          <table:table-cell table:style-name="ce57" office:value-type="string" calcext:value-type="string">
            <text:p>tar cvzf mytar.tar Folder1</text:p>
          </table:table-cell>
          <table:table-cell table:style-name="ce73" office:value-type="string" calcext:value-type="string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1022"/>
        </table:table-row>
        <table:table-row table:style-name="ro1">
          <table:table-cell table:style-name="ce55"/>
          <table:table-cell table:style-name="ce73"/>
          <table:table-cell table:number-columns-repeated="1022"/>
        </table:table-row>
        <table:table-row table:style-name="ro4">
          <table:table-cell table:style-name="ce57" office:value-type="string" calcext:value-type="string">
            <text:p>zip -r myZIP.zip Folder1</text:p>
          </table:table-cell>
          <table:table-cell table:style-name="ce73" office:value-type="string" calcext:value-type="string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unzip myZIP.zip</text:p>
          </table:table-cell>
          <table:table-cell table:style-name="ce55" office:value-type="string" calcext:value-type="string">
            <text:p>распаковать zip-файл</text:p>
          </table:table-cell>
          <table:table-cell table:number-columns-repeated="1022"/>
        </table:table-row>
        <table:table-row table:style-name="ro1" table:number-rows-repeated="2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ПОЛЬЗОВАТЕЛИ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5" office:value-type="string" calcext:value-type="string">
            <text:p>cat /etc/passwd</text:p>
          </table:table-cell>
          <table:table-cell table:style-name="ce55" office:value-type="string" calcext:value-type="string">
            <text:p>открыть файл с данными всех аккаунтов пользователей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whoami</text:p>
          </table:table-cell>
          <table:table-cell table:style-name="ce55" office:value-type="string" calcext:value-type="string">
            <text:p>показывает, какой юзер сейчас активен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<text:span text:style-name="T331">su</text:span> &lt;имя юзера&gt;</text:p>
          </table:table-cell>
          <table:table-cell table:style-name="ce55" office:value-type="string" calcext:value-type="string">
            <text:p>switch user, меняет текущего юзера на указанного, попросит ввести пароль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exit</text:p>
          </table:table-cell>
          <table:table-cell table:style-name="ce55" office:value-type="string" calcext:value-type="string">
            <text:p>выйти из временно примеренного юзера )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logout</text:p>
          </table:table-cell>
          <table:table-cell table:style-name="ce55" office:value-type="string" calcext:value-type="string">
            <text:p>выйти из текущего пользователя (root, например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id &lt;имя юзера&gt;</text:p>
          </table:table-cell>
          <table:table-cell table:style-name="ce55" office:value-type="string" calcext:value-type="string">
            <text:p>показывает группы пользователя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last</text:p>
          </table:table-cell>
          <table:table-cell table:style-name="ce55" office:value-type="string" calcext:value-type="string">
            <text:p>показывает крайние логины в систему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who</text:p>
          </table:table-cell>
          <table:table-cell table:style-name="ce55" office:value-type="string" calcext:value-type="string">
            <text:p>показывает, кто сейчас залогинен в систему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w</text:p>
          </table:table-cell>
          <table:table-cell table:style-name="ce55" office:value-type="string" calcext:value-type="string">
            <text:p>всё то же самое, но ещё показывает и текущий работающий процесс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sudo <text:span text:style-name="T331">useradd</text:span> -m &lt;имя пользователя&gt;</text:p>
          </table:table-cell>
          <table:table-cell table:style-name="ce55" office:value-type="string" calcext:value-type="string">
            <text:p>создаем нового юзера. -m создает ему папку в /home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sudo passwd &lt;имя пользователя&gt;</text:p>
          </table:table-cell>
          <table:table-cell table:style-name="ce55" office:value-type="string" calcext:value-type="string">
            <text:p>установить пароль пользователю, чтобы он мог залогиниться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/etc/skel/</text:p>
          </table:table-cell>
          <table:table-cell table:style-name="ce55" office:value-type="string" calcext:value-type="string">
            <text:p>папка-скелет, которая сожержит всё, что будет создаваться для нового пользователя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sudo userdel -r &lt;имя пользователя&gt;</text:p>
          </table:table-cell>
          <table:table-cell table:style-name="ce55" office:value-type="string" calcext:value-type="string">
            <text:p>удалить пользователя и все его данные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sudo groupadd &lt;имя группы&gt;</text:p>
          </table:table-cell>
          <table:table-cell table:style-name="ce55" office:value-type="string" calcext:value-type="string">
            <text:p>создать группу с указанным именем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sudo groupdel &lt;имя группы&gt;</text:p>
          </table:table-cell>
          <table:table-cell table:style-name="ce55" office:value-type="string" calcext:value-type="string">
            <text:p>удалить группу (пользователи сохраняются, просто выходят из этой группы)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sudo <text:span text:style-name="T331">usermod</text:span> <text:span text:style-name="T332">-aG</text:span> &lt;имя группы&gt; &lt;имя пользователя&gt;</text:p>
          </table:table-cell>
          <table:table-cell table:style-name="ce55" office:value-type="string" calcext:value-type="string">
            <text:p>добавить в группу пользователя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sudo deluser &lt;имя группы&gt; &lt;имя пользователя&gt;</text:p>
          </table:table-cell>
          <table:table-cell table:style-name="ce55" office:value-type="string" calcext:value-type="string">
            <text:p>удалить из группы пользователя</text:p>
          </table:table-cell>
          <table:table-cell table:number-columns-repeated="1022"/>
        </table:table-row>
        <table:table-row table:style-name="ro1" table:number-rows-repeated="3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СЕТЬ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5" office:value-type="string" calcext:value-type="string">
            <text:p>env | grep proxy</text:p>
          </table:table-cell>
          <table:table-cell table:style-name="ce55" office:value-type="string" calcext:value-type="string">
            <text:p>узнать свой proxy-сервер</text:p>
          </table:table-cell>
          <table:table-cell table:number-columns-repeated="1022"/>
        </table:table-row>
        <table:table-row table:style-name="ro9">
          <table:table-cell table:style-name="ce55" office:value-type="string" calcext:value-type="string">
            <text:p>ifconfig</text:p>
          </table:table-cell>
          <table:table-cell table:style-name="ce55" office:value-type="string" calcext:value-type="string">
            <text:p>узнать ip-адрес сервера</text:p>
            <text:p>если команда не найдена, то sudo apt install net-tools (https://losst.ru/oshibka-ifconfig-komanda-ne-najdena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iwconfig</text:p>
          </table:table-cell>
          <table:table-cell table:style-name="ce55" office:value-type="string" calcext:value-type="string">
            <text:p>настройки роутера, в том числе PowerManagement: on или off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lshw -C network</text:p>
          </table:table-cell>
          <table:table-cell table:style-name="ce55" office:value-type="string" calcext:value-type="string">
            <text:p>информация об интернет-роутере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netstat -antu</text:p>
          </table:table-cell>
          <table:table-cell table:style-name="ce55" office:value-type="string" calcext:value-type="string">
            <text:p>увидеть занятые порты на локальной машине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ifconfig</text:p>
          </table:table-cell>
          <table:table-cell table:style-name="ce55" office:value-type="string" calcext:value-type="string">
            <text:p>данные о сети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ip addr show</text:p>
          </table:table-cell>
          <table:table-cell table:style-name="ce55" office:value-type="string" calcext:value-type="string">
            <text:p>другой вариант данных о сети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route</text:p>
          </table:table-cell>
          <table:table-cell table:style-name="ce55" office:value-type="string" calcext:value-type="string">
            <text:p>адреса пересылки пакетов в разных странах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ping</text:p>
          </table:table-cell>
          <table:table-cell table:style-name="ce55" office:value-type="string" calcext:value-type="string">
            <text:p>отослать пакеты на адрес, проверить ответ (пропинговать)</text:p>
          </table:table-cell>
          <table:table-cell table:number-columns-repeated="1022"/>
        </table:table-row>
        <table:table-row table:style-name="ro2">
          <table:table-cell table:style-name="ce72" office:value-type="string" calcext:value-type="string">
            <text:p><text:a xlink:href="https://linuxrussia.com/openvpn-gui-clients.html" xlink:type="simple">https://linuxrussia.com/openvpn-gui-clients.html</text:a></text:p>
          </table:table-cell>
          <table:table-cell table:style-name="ce72" office:value-type="string" calcext:value-type="string">
            <text:p>инструкция, как подключить openvpn в Linux</text:p>
          </table:table-cell>
          <table:table-cell table:number-columns-repeated="1022"/>
        </table:table-row>
        <table:table-row table:style-name="ro1">
          <table:table-cell table:style-name="ce72" table:number-columns-repeated="2"/>
          <table:table-cell table:number-columns-repeated="1022"/>
        </table:table-row>
        <table:table-row table:style-name="ro2">
          <table:table-cell table:style-name="ce72" office:value-type="string" calcext:value-type="string">
            <text:p>sudo route -n</text:p>
          </table:table-cell>
          <table:table-cell table:style-name="ce72" office:value-type="string" calcext:value-type="string">
            <text:p>увидеть соединения, в том числе vpn</text:p>
          </table:table-cell>
          <table:table-cell table:number-columns-repeated="1022"/>
        </table:table-row>
        <table:table-row table:style-name="ro11">
          <table:table-cell table:style-name="ce73" office:value-type="string" calcext:value-type="string">
            <text:p>sudo route del -net 0.0.0.0 gw 172.31.20.209 netmask 0.0.0.0 dev tun0</text:p>
          </table:table-cell>
          <table:table-cell table:style-name="ce55" office:value-type="string" calcext:value-type="string">
            <text:p>Поменять местами стоящее на первом месте vpn соединение с соединением основного внешнего интернета. Теперь все запросы сначала идут во внешний нтернет, а потом, если не находятся - в vpn ???</text:p>
            <text:p><text:span text:style-name="T325">172.31.20.209 заменяем на наш ip от vpn</text:span>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ПРАВА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5" office:value-type="string" calcext:value-type="string">
            <text:p>rwx</text:p>
          </table:table-cell>
          <table:table-cell table:style-name="ce55" office:value-type="string" calcext:value-type="string">
            <text:p>права на чтение, запись, исполнение файла (или вход в папку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r--</text:p>
          </table:table-cell>
          <table:table-cell table:style-name="ce55" office:value-type="string" calcext:value-type="string">
            <text:p>право только на чтение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sudo chown &lt;имя пользователя&gt; &lt;имя файла/папки&gt;</text:p>
          </table:table-cell>
          <table:table-cell table:style-name="ce55" office:value-type="string" calcext:value-type="string">
            <text:p>поменять владельца файла/папки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sudo chgrp &lt;имя группы&gt; &lt;имя файла/папки&gt;</text:p>
          </table:table-cell>
          <table:table-cell table:style-name="ce55" office:value-type="string" calcext:value-type="string">
            <text:p>поменять доступ группы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sudo chmod o+x &lt;имя файла/папки&gt;</text:p>
          </table:table-cell>
          <table:table-cell table:style-name="ce55" office:value-type="string" calcext:value-type="string">
            <text:p>добавить право others (o) на запуск файла (x)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sudo chmod u+x, g-w, o+r &lt;имя файла/папки&gt;</text:p>
          </table:table-cell>
          <table:table-cell table:style-name="ce55" office:value-type="string" calcext:value-type="string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chmod ugo=r &lt;имя файла/папки&gt;</text:p>
          </table:table-cell>
          <table:table-cell table:style-name="ce55" office:value-type="string" calcext:value-type="string">
            <text:p>юзеру, группе и остальным - всем поставить толкьо право read, остальные права отключить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r = 4, w = 2, x = 1</text:p>
          </table:table-cell>
          <table:table-cell table:style-name="ce55"/>
          <table:table-cell table:number-columns-repeated="1022"/>
        </table:table-row>
        <table:table-row table:style-name="ro4">
          <table:table-cell table:style-name="ce55" office:value-type="string" calcext:value-type="string">
            <text:p>rwx = 7, rw- = 6, r-x = 5, r-- = 4, -wx = 3, -w- = 2, --x = 1, --- = 0</text:p>
          </table:table-cell>
          <table:table-cell table:style-name="ce55"/>
          <table:table-cell table:number-columns-repeated="1022"/>
        </table:table-row>
        <table:table-row table:style-name="ro4">
          <table:table-cell table:style-name="ce55" office:value-type="string" calcext:value-type="string">
            <text:p>chmod 777 &lt;имя файла/папки&gt;</text:p>
          </table:table-cell>
          <table:table-cell table:style-name="ce55" office:value-type="string" calcext:value-type="string">
            <text:p>дать полные права всем. Первая 7 - пользователю, вторая - группе, третья — остальным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sudo chmod o+t &lt;имя папки&gt;</text:p>
          </table:table-cell>
          <table:table-cell table:style-name="ce55" office:value-type="string" calcext:value-type="string">
            <text:p>сделать sticky beat для папки, запретить удалять файлы не владельцам файла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sudo chmod 1777 &lt;имя папки&gt;</text:p>
          </table:table-cell>
          <table:table-cell table:style-name="ce55" office:value-type="string" calcext:value-type="string">
            <text:p>сделать в папке полные права. Первая цифра - sticky beat. 1 включает, 0 выключает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chmod a+x myscript.sh</text:p>
          </table:table-cell>
          <table:table-cell table:style-name="ce57" office:value-type="string" calcext:value-type="string">
            <text:p>Всем группам добавить право на исполнение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chmod -R 777 &lt;имя папки&gt;</text:p>
          </table:table-cell>
          <table:table-cell table:style-name="ce55" office:value-type="string" calcext:value-type="string">
            <text:p>РЕКУРСИВНАЯ смена прав на папку и все объекты в ней</text:p>
          </table:table-cell>
          <table:table-cell table:number-columns-repeated="1022"/>
        </table:table-row>
        <table:table-row table:style-name="ro1" table:number-rows-repeated="2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УСТРОЙСТВА</text:p>
          </table:table-cell>
          <table:table-cell table:style-name="ce68"/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5" office:value-type="string" calcext:value-type="string">
            <text:p>lsusb</text:p>
          </table:table-cell>
          <table:table-cell table:style-name="ce55" office:value-type="string" calcext:value-type="string">
            <text:p>Показывает подключенные по USB устройства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scanimage -L</text:p>
          </table:table-cell>
          <table:table-cell table:style-name="ce55" office:value-type="string" calcext:value-type="string">
            <text:p>Показывает установленные сканеры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4">
          <table:table-cell table:style-name="ce55" office:value-type="string" calcext:value-type="string">
            <text:p>ubuntu-drivers devices</text:p>
          </table:table-cell>
          <table:table-cell table:style-name="ce55" office:value-type="string" calcext:value-type="string">
            <text:p>Вывести список девайсов.</text:p>
            <text:p>Например, видеокарту и ее драйверы.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11">
          <table:table-cell table:style-name="ce55" office:value-type="string" calcext:value-type="string">
            <text:p><text:span text:style-name="T333">sudo fdisk -l     </text:span><text:span text:style-name="T334"># узнаём имя нашей флешки, например dev/sdd</text:span></text:p>
            <text:p/>
            <text:p>sudo dd if='~/Downloads/ubuntu20_04.iso' of=/dev/sdd bs=1M</text:p>
          </table:table-cell>
          <table:table-cell table:style-name="ce55" office:value-type="string" calcext:value-type="string">
            <text:p><text:span text:style-name="T18">Сделать загрузочную флешку из iso-образа</text:span></text:p>
            <text:p>С помощью опции if надо передать путь к образу, который надо записать, а of - устройство, на которое его надо записать. Опция bs помогает утилите работать быстрее. Обратите внимание, что данные надо записывать именно на флешку, а не на раздел на ней.</text:p>
          </table:table-cell>
          <table:table-cell table:number-columns-repeated="1022"/>
        </table:table-row>
        <table:table-row table:style-name="ro1" table:number-rows-repeated="2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5" office:value-type="string" calcext:value-type="string">
            <text:p>brscan-skey <text:s/>-l</text:p>
          </table:table-cell>
          <table:table-cell table:style-name="ce55" office:value-type="string" calcext:value-type="string">
            <text:p>Показать список установленных устройств фирмы Brother</text:p>
          </table:table-cell>
          <table:table-cell table:number-columns-repeated="1022"/>
        </table:table-row>
        <table:table-row table:style-name="ro1" table:number-rows-repeated="6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BASH SCRIPTS</text:p>
          </table:table-cell>
          <table:table-cell table:style-name="ce68"/>
          <table:table-cell table:number-columns-repeated="1022"/>
        </table:table-row>
        <table:table-row table:style-name="ro3">
          <table:table-cell table:style-name="ce55"/>
          <table:table-cell table:style-name="ce55" office:value-type="string" calcext:value-type="string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1022"/>
        </table:table-row>
        <table:table-row table:style-name="ro2">
          <table:table-cell table:style-name="ce57" office:value-type="string" calcext:value-type="string">
            <text:p>chmod a+x myscript.sh</text:p>
          </table:table-cell>
          <table:table-cell table:style-name="ce55" office:value-type="string" calcext:value-type="string">
            <text:p>файлу скрипта надо дать возможность запускаться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4">
          <table:table-cell table:style-name="ce55" office:value-type="string" calcext:value-type="string">
            <text:p>./myscript.sh</text:p>
          </table:table-cell>
          <table:table-cell table:style-name="ce55" office:value-type="string" calcext:value-type="string">
            <text:p>запустить скрипт с именем myscript.sh, если мы в его директории</text:p>
            <text:p/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xterm -e ./myscript.sh</text:p>
          </table:table-cell>
          <table:table-cell table:style-name="ce55" office:value-type="string" calcext:value-type="string">
            <text:p>запустить скрипт с именем myscript.sh в другом терминале</text:p>
          </table:table-cell>
          <table:table-cell table:number-columns-repeated="1022"/>
        </table:table-row>
        <table:table-row table:style-name="ro9">
          <table:table-cell table:style-name="ce55" office:value-type="string" calcext:value-type="string">
            <text:p>gnome-terminal -- "bash -c \"!!; exec bash\""</text:p>
            <text:p/>
            <text:p>gnome-terminal -x sh -c "!!; bash"</text:p>
          </table:table-cell>
          <table:table-cell table:style-name="ce55" office:value-type="string" calcext:value-type="string">
            <text:p>запустить скрипт с именем myscript.sh в другом терминале, если нет команды xterm</text:p>
          </table:table-cell>
          <table:table-cell table:number-columns-repeated="1022"/>
        </table:table-row>
        <table:table-row table:style-name="ro50">
          <table:table-cell table:style-name="ce55" office:value-type="string" calcext:value-type="string">
            <text:p>#!/bin/bash</text:p>
            <text:p>export WEB_EDU_CONFIG_PATH=/opt/bars/web_edu/web_edu_dev/conf</text:p>
            <text:p>export DJANGO_SETTINGS_MODULE=web_edu.settings</text:p>
            <text:p/>
            <text:p>echo starting celery</text:p>
            <text:p>gnome-terminal -- /bin/sh -c 'cd src &amp;&amp; /home/anton/PROJECTS/web_edu/venv_web_edu/bin/celery -A web_edu worker --queues=celery,long_term,notifier,analytic_collector --concurrency=1 --loglevel=info'</text:p>
            <text:p/>
            <text:p>echo starting django</text:p>
            <text:p>gnome-terminal -- /bin/sh -c 'cd /home/anton/PROJECTS/web_edu/src/web_edu &amp;&amp; pwd &amp;&amp; /home/anton/PROJECTS/web_edu/venv_web_edu/bin/python3.7 manage.py runserver'</text:p>
          </table:table-cell>
          <table:table-cell table:style-name="ce55" office:value-type="string" calcext:value-type="string">
            <text:p>Питоновское <text:span text:style-name="T18">виртуальное окружение не активируется в дочерних процессах,</text:span> вместо него надо запускать скрипты исполняемыми файлами из этого окружения!</text:p>
            <text:p/>
            <text:p>Этот баш-скрипт:</text:p>
            <text:p>0) Экспортирует переменные</text:p>
            <text:p>1) запускает Селери из bin папки виртуального окружения</text:p>
            <text:p><text:span text:style-name="T325">2) Запускает Джанго исполняемым файлом Питона из bin </text:span>папки виртуального окружения</text:p>
          </table:table-cell>
          <table:table-cell table:number-columns-repeated="1022"/>
        </table:table-row>
        <table:table-row table:style-name="ro9">
          <table:table-cell table:style-name="ce55" office:value-type="string" calcext:value-type="string">
            <text:p>$0</text:p>
          </table:table-cell>
          <table:table-cell table:style-name="ce55" office:value-type="string" calcext:value-type="string">
            <text:p>переменные пишутся в кавычках и со знаком $, затем пишется порядковый номер переменной.</text:p>
            <text:p>$0 - название файла со скриптом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$1</text:p>
          </table:table-cell>
          <table:table-cell table:style-name="ce55" office:value-type="string" calcext:value-type="string">
            <text:p>первая переменная и т. д.</text:p>
          </table:table-cell>
          <table:table-cell table:number-columns-repeated="1022"/>
        </table:table-row>
        <table:table-row table:style-name="ro14">
          <table:table-cell table:style-name="ce55" office:value-type="string" calcext:value-type="string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table:style-name="ce55" office:value-type="string" calcext:value-type="string">
            <text:p>Обычный if.</text:p>
            <text:p/>
            <text:p>конец if, тот же if, но наоборот… получается fi</text:p>
          </table:table-cell>
          <table:table-cell table:number-columns-repeated="1022"/>
        </table:table-row>
        <table:table-row table:style-name="ro51">
          <table:table-cell table:style-name="ce55" office:value-type="string" calcext:value-type="string">
            <text:p>read -p "Please, enter something: " x</text:p>
            <text:p>echo "Starting CASE selection..."</text:p>
            <text:p>case $x in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table:style-name="ce55" office:value-type="string" calcext:value-type="string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1022"/>
        </table:table-row>
        <table:table-row table:style-name="ro11">
          <table:table-cell table:style-name="ce55" office:value-type="string" calcext:value-type="string">
            <text:p>COUNTER=0</text:p>
            <text:p>while [ $COUNTER -lt 10 ]; do</text:p>
            <text:p>echo "Current counter is $COUNTER"</text:p>
            <text:p>COUNTER=$(($COUNTER+1))</text:p>
            <text:p># let COUNTER+=1</text:p>
          </table:table-cell>
          <table:table-cell table:style-name="ce55" office:value-type="string" calcext:value-type="string">
            <text:p>while</text:p>
          </table:table-cell>
          <table:table-cell table:number-columns-repeated="1022"/>
        </table:table-row>
        <table:table-row table:style-name="ro9">
          <table:table-cell table:style-name="ce55" office:value-type="string" calcext:value-type="string">
            <text:p>for myfile in `ls *.txt`; do</text:p>
            <text:p>cat $myfile</text:p>
            <text:p>done</text:p>
          </table:table-cell>
          <table:table-cell table:style-name="ce55" office:value-type="string" calcext:value-type="string">
            <text:p>for</text:p>
          </table:table-cell>
          <table:table-cell table:number-columns-repeated="1022"/>
        </table:table-row>
        <table:table-row table:style-name="ro9">
          <table:table-cell table:style-name="ce55" office:value-type="string" calcext:value-type="string">
            <text:p>for x in {1...10}; do</text:p>
            <text:p>echo "X = $x"</text:p>
            <text:p>done</text:p>
          </table:table-cell>
          <table:table-cell table:style-name="ce55" office:value-type="string" calcext:value-type="string">
            <text:p>for</text:p>
          </table:table-cell>
          <table:table-cell table:number-columns-repeated="1022"/>
        </table:table-row>
        <table:table-row table:style-name="ro9">
          <table:table-cell table:style-name="ce55" office:value-type="string" calcext:value-type="string">
            <text:p>for (( i=1; i&lt;=10; i++ )); do</text:p>
            <text:p>echo "Nomer I = $i"</text:p>
            <text:p>done</text:p>
          </table:table-cell>
          <table:table-cell table:style-name="ce55" office:value-type="string" calcext:value-type="string">
            <text:p>for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summa=0</text:p>
          </table:table-cell>
          <table:table-cell table:style-name="ce55" office:value-type="string" calcext:value-type="string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1022"/>
        </table:table-row>
        <table:table-row table:style-name="ro16">
          <table:table-cell table:style-name="ce55" office:value-type="string" calcext:value-type="string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table:style-name="ce55" office:value-type="string" calcext:value-type="string">
            <text:p>задаём функцию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myFunction 50 vasya</text:p>
          </table:table-cell>
          <table:table-cell table:style-name="ce55" office:value-type="string" calcext:value-type="string">
            <text:p>вызываем функцию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"Summa = $summa"</text:p>
          </table:table-cell>
          <table:table-cell table:style-name="ce55" office:value-type="string" calcext:value-type="string">
            <text:p>выводим изменившуюся переменную</text:p>
          </table:table-cell>
          <table:table-cell table:number-columns-repeated="1022"/>
        </table:table-row>
        <table:table-row table:style-name="ro1" table:number-rows-repeated="2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74" office:value-type="string" calcext:value-type="string">
            <text:p>УДАЛЁННОЕ ПОДКЛЮЧЕНИЕ К СЕРВЕРУ</text:p>
          </table:table-cell>
          <table:table-cell table:style-name="ce74"/>
          <table:table-cell table:number-columns-repeated="1022"/>
        </table:table-row>
        <table:table-row table:style-name="ro2">
          <table:table-cell table:style-name="ce56" office:value-type="string" calcext:value-type="string">
            <text:p>ssh</text:p>
          </table:table-cell>
          <table:table-cell table:style-name="ce56"/>
          <table:table-cell table:number-columns-repeated="1022"/>
        </table:table-row>
        <table:table-row table:style-name="ro3">
          <table:table-cell table:style-name="ce55" office:value-type="string" calcext:value-type="string">
            <text:p><text:span text:style-name="T325">ssh </text:span><text:span text:style-name="T325"><text:a xlink:href="mailto:login@ip" xlink:type="simple">login@ip</text:a></text:span></text:p>
            <text:p/>
            <text:p><text:span text:style-name="T325">НАПРИМЕР,</text:span></text:p>
            <text:p><text:span text:style-name="T325">ssh </text:span><text:span text:style-name="T325"><text:a xlink:href="mailto:bars@192.168.233.95" xlink:type="simple">bars@192.168.233.95</text:a></text:span></text:p>
          </table:table-cell>
          <table:table-cell table:style-name="ce55" office:value-type="string" calcext:value-type="string">
            <text:p>Подключение по ssh.</text:p>
            <text:p>Автоматически проставит сохранённые ssh-ключи. Если они не подойдут, предложит ввести пароль.</text:p>
            <text:p>вводим пароль (он в терминале введётся невидимым)</text:p>
          </table:table-cell>
          <table:table-cell table:number-columns-repeated="1022"/>
        </table:table-row>
        <table:table-row table:style-name="ro9">
          <table:table-cell table:style-name="ce55" office:value-type="string" calcext:value-type="string">
            <text:p>cat /opt/bars/web_edu/web_edu_custom2/conf/web_edu.conf | less</text:p>
          </table:table-cell>
          <table:table-cell table:style-name="ce55" office:value-type="string" calcext:value-type="string">
            <text:p>Посмотреть содержимое файла /opt/bars/web_edu/web_edu_custom2/conf/web_edu.conf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Выход из просмотра q</text:p>
          </table:table-cell>
          <table:table-cell table:style-name="ce55" office:value-type="string" calcext:value-type="string">
            <text:p>выход из просмотра файла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exit</text:p>
          </table:table-cell>
          <table:table-cell table:style-name="ce55" office:value-type="string" calcext:value-type="string">
            <text:p>отключиться от сервака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mc</text:p>
          </table:table-cell>
          <table:table-cell table:style-name="ce55" office:value-type="string" calcext:value-type="string">
            <text:p>Открыть коммандер прямо в терминале ))</text:p>
          </table:table-cell>
          <table:table-cell table:number-columns-repeated="1022"/>
        </table:table-row>
        <table:table-row table:style-name="ro1" table:number-rows-repeated="43">
          <table:table-cell table:style-name="ce55" table:number-columns-repeated="2"/>
          <table:table-cell table:number-columns-repeated="1022"/>
        </table:table-row>
        <table:table-row table:style-name="ro1" table:number-rows-repeated="10482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2">
        <table:table-column table:style-name="co5" table:default-cell-style-name="ce75"/>
        <table:table-column table:style-name="co6" table:default-cell-style-name="ce75"/>
        <table:table-column table:style-name="co3" table:number-columns-repeated="62" table:default-cell-style-name="ce75"/>
        <table:table-column table:style-name="co4" table:number-columns-repeated="960" table:default-cell-style-name="ce96"/>
        <table:table-row table:style-name="ro1" table:number-rows-repeated="2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76" office:value-type="string" calcext:value-type="string">
            <text:p>КОММИТ, ПУШ и ПУЛЛ</text:p>
          </table:table-cell>
          <table:table-cell table:style-name="ce76"/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335">git </text:span><text:span text:style-name="T336">add</text:span><text:span text:style-name="T337"> .</text:span></text:p>
          </table:table-cell>
          <table:table-cell table:style-name="ce55" office:value-type="string" calcext:value-type="string">
            <text:p>добавить в список назначенных к выгрузке ВСЕ файлы и папки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<text:span text:style-name="T338">git </text:span><text:span text:style-name="T339">commit</text:span><text:span text:style-name="T340"> -m "README file was changed"</text:span></text:p>
          </table:table-cell>
          <table:table-cell table:style-name="ce55" office:value-type="string" calcext:value-type="string">
            <text:p>НАЗНАЧИТЬ к выгрузке в ЛОКАЛЬНЫЙ репозиторий файлы и <text:s/>дать комментарий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git <text:span text:style-name="T341">push</text:span> -u <text:span text:style-name="T342">origin master</text:span></text:p>
          </table:table-cell>
          <table:table-cell table:style-name="ce55" office:value-type="string" calcext:value-type="string">
            <text:p><text:span text:style-name="T387">из локального выгрузить ветку главную в репозиторий, подключенный как </text:span><text:span text:style-name="T388">origin</text:span><text:span text:style-name="T389">, в ветку </text:span><text:span text:style-name="T390">master</text:span>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4">
          <table:table-cell table:style-name="ce55" office:value-type="string" calcext:value-type="string">
            <text:p>git <text:span text:style-name="T343">diff</text:span> --stat --cached<text:span text:style-name="T344"> origin/master</text:span></text:p>
          </table:table-cell>
          <table:table-cell table:style-name="ce55" office:value-type="string" calcext:value-type="string">
            <text:p>Посмотреть, какие файлы затронет коммит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5" office:value-type="string" calcext:value-type="string">
            <text:p>git rm --cached blog/blog.php</text:p>
          </table:table-cell>
          <table:table-cell table:style-name="ce55" office:value-type="string" calcext:value-type="string">
            <text:p>исключить из назначенных к выгрузке конкретный файл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push</text:p>
          </table:table-cell>
          <table:table-cell table:style-name="ce55" office:value-type="string" calcext:value-type="string">
            <text:p>краткая команда выгрузить из локалки в репозиторий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PS D:\Python\aanikin\Python&gt; git <text:span text:style-name="T332">add</text:span> Practice/a.makarov/test.py</text:p>
          </table:table-cell>
          <table:table-cell table:style-name="ce55" office:value-type="string" calcext:value-type="string">
            <text:p>добавление к коммиту папки, либо можно добавить всё указав точку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5" office:value-type="string" calcext:value-type="string">
            <text:p>git <text:span text:style-name="T345">pull</text:span> aanikin master –allow-unrelated-histories</text:p>
          </table:table-cell>
          <table:table-cell table:style-name="ce55" office:value-type="string" calcext:value-type="string">
            <text:p>скачать данные с репозитория, обновив свою папку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PS D:\Python\aanikin\Python&gt; git <text:span text:style-name="T345">push</text:span> -u aanikin --all</text:p>
          </table:table-cell>
          <table:table-cell table:style-name="ce55" office:value-type="string" calcext:value-type="string">
            <text:p>ПОСЛЕ pull <text:s/>можно изменять файлы и делать push — закинуть измененные свои файлы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346">git </text:span><text:span text:style-name="T347">clone</text:span><text:span text:style-name="T348"> </text:span>https://github.com/aanikin/Python</text:p>
          </table:table-cell>
          <table:table-cell table:style-name="ce55" office:value-type="string" calcext:value-type="string">
            <text:p>скачать содержимое репозитория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9">
          <table:table-cell table:style-name="ce55" office:value-type="string" calcext:value-type="string">
            <text:p>git clean -df</text:p>
            <text:p>git reset --hard</text:p>
            <text:p>git pull <text:span text:style-name="T344">origin master</text:span></text:p>
          </table:table-cell>
          <table:table-cell table:style-name="ce55" office:value-type="string" calcext:value-type="string">
            <text:p>Запуллить репозиторий, стирая изменения в локальной папке (отменяя их)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78" office:value-type="string" calcext:value-type="string">
            <text:p>ТЭГИ</text:p>
          </table:table-cell>
          <table:table-cell table:style-name="ce78"/>
          <table:table-cell table:number-columns-repeated="1022"/>
        </table:table-row>
        <table:table-row table:style-name="ro17">
          <table:table-cell table:style-name="ce79" office:value-type="string" calcext:value-type="string">
            <text:p>git tag stable-1</text:p>
          </table:table-cell>
          <table:table-cell table:style-name="ce55" office:value-type="string" calcext:value-type="string">
            <text:p><text:span text:style-name="T364">создать «легковесный» тэг, связанный с последним</text:span></text:p>
            <text:p><text:span text:style-name="T364">коммитом. Если тэг уже есть, то еще один создан не будет.</text:span>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git tag stable-2 f292ef5</text:p>
          </table:table-cell>
          <table:table-cell table:style-name="ce79" office:value-type="string" calcext:value-type="string">
            <text:p>пометить тэгом определенный коммит.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78" office:value-type="string" calcext:value-type="string">
            <text:p>БЭКАП</text:p>
          </table:table-cell>
          <table:table-cell table:style-name="ce78"/>
          <table:table-cell table:number-columns-repeated="1022"/>
        </table:table-row>
        <table:table-row table:style-name="ro1">
          <table:table-cell table:style-name="ce79" office:value-type="string" calcext:value-type="string">
            <text:p>git reset</text:p>
          </table:table-cell>
          <table:table-cell table:style-name="ce79" office:value-type="string" calcext:value-type="string">
            <text:p>Отмена слеанного git add</text:p>
          </table:table-cell>
          <table:table-cell table:number-columns-repeated="1022"/>
        </table:table-row>
        <table:table-row table:style-name="ro18">
          <table:table-cell table:style-name="ce80" office:value-type="string" calcext:value-type="string">
            <text:p>git <text:span text:style-name="T349">reset</text:span> --soft <text:span text:style-name="T342">origin feature</text:span></text:p>
          </table:table-cell>
          <table:table-cell table:style-name="ce55" office:value-type="string" calcext:value-type="string">
            <text:p><text:span text:style-name="T391">Главная команда!</text:span></text:p>
            <text:p><text:span text:style-name="T364">Отменяет сделанный коммит, если он ещё не запушен. Вместо origin ставьте свой репозиторий и ветку можно ещё добавить.</text:span></text:p>
          </table:table-cell>
          <table:table-cell table:number-columns-repeated="1022"/>
        </table:table-row>
        <table:table-row table:style-name="ro2">
          <table:table-cell table:style-name="ce80" office:value-type="string" calcext:value-type="string">
            <text:p>git reset HEAD~1</text:p>
          </table:table-cell>
          <table:table-cell table:style-name="ce55" office:value-type="string" calcext:value-type="string">
            <text:p>Отменить коммит, если НЕ сделали push</text:p>
          </table:table-cell>
          <table:table-cell table:number-columns-repeated="1022"/>
        </table:table-row>
        <table:table-row table:style-name="ro9">
          <table:table-cell table:style-name="ce80" office:value-type="string" calcext:value-type="string">
            <text:p>git revert HEAD</text:p>
          </table:table-cell>
          <table:table-cell table:style-name="ce55" office:value-type="string" calcext:value-type="string">
            <text:p>Отменить коммит, если уже сделали push. </text:p>
            <text:p>This command will revert/remove the local commits/change and then you can push</text:p>
          </table:table-cell>
          <table:table-cell table:number-columns-repeated="1022"/>
        </table:table-row>
        <table:table-row table:style-name="ro4">
          <table:table-cell table:style-name="ce80" office:value-type="string" calcext:value-type="string">
            <text:p>git reset ORIG_HEAD</text:p>
          </table:table-cell>
          <table:table-cell table:style-name="ce55" office:value-type="string" calcext:value-type="string">
            <text:p>Отменить действие по отмене коммита. Вернуть коммит.</text:p>
            <text:p>Переносит Head на позицию, куда она смотрела ранее</text:p>
          </table:table-cell>
          <table:table-cell table:number-columns-repeated="1022"/>
        </table:table-row>
        <table:table-row table:style-name="ro2">
          <table:table-cell table:style-name="ce80" office:value-type="string" calcext:value-type="string">
            <text:p>git <text:span text:style-name="T349">checkout</text:span> &lt;hello.html&gt;</text:p>
          </table:table-cell>
          <table:table-cell table:style-name="ce55" office:value-type="string" calcext:value-type="string">
            <text:p>отбэкапиться на версию до коммита с hello.html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git reset &lt;кусок изменённого объекта, например HEAD hello.html&gt;</text:p>
          </table:table-cell>
          <table:table-cell table:style-name="ce55" office:value-type="string" calcext:value-type="string">
            <text:p>убрать из индексации часть изменений (после случайного git add .)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1">
          <table:table-cell table:style-name="ce79" office:value-type="string" calcext:value-type="string">
            <text:p>git revert 7f6b500</text:p>
          </table:table-cell>
          <table:table-cell table:style-name="ce79" office:value-type="string" calcext:value-type="string">
            <text:p>отменить коммит с указанным ID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git reset 9cf99cc —hard</text:p>
          </table:table-cell>
          <table:table-cell table:style-name="ce79" office:value-type="string" calcext:value-type="string">
            <text:p>нормально отбэкапиться к ID версии</text:p>
          </table:table-cell>
          <table:table-cell table:number-columns-repeated="1022"/>
        </table:table-row>
        <table:table-row table:style-name="ro1" table:number-rows-repeated="4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78" office:value-type="string" calcext:value-type="string">
            <text:p>АНАЛИЗ</text:p>
          </table:table-cell>
          <table:table-cell table:style-name="ce78"/>
          <table:table-cell table:number-columns-repeated="1022"/>
        </table:table-row>
        <table:table-row table:style-name="ro2">
          <table:table-cell table:style-name="ce55" office:value-type="string" calcext:value-type="string">
            <text:p>git log —oneline</text:p>
          </table:table-cell>
          <table:table-cell table:style-name="ce55" office:value-type="string" calcext:value-type="string">
            <text:p>посмотреть лог по 1 строчке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git status <text:s/></text:p>
          </table:table-cell>
          <table:table-cell table:style-name="ce79" office:value-type="string" calcext:value-type="string">
            <text:p>посмотреть, что назначено к выгрузке в Локалку (перед add)</text:p>
          </table:table-cell>
          <table:table-cell table:number-columns-repeated="1022"/>
        </table:table-row>
        <table:table-row table:style-name="ro17">
          <table:table-cell table:style-name="ce55" office:value-type="string" calcext:value-type="string">
            <text:p>git <text:span text:style-name="T343">diff</text:span> --stat --cached<text:span text:style-name="T344"> origin/master</text:span></text:p>
          </table:table-cell>
          <table:table-cell table:style-name="ce79" office:value-type="string" calcext:value-type="string">
            <text:p>Посмотреть, какие файлы затронет подготовленный коммит (перед push)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<text:span text:style-name="T350">git </text:span><text:span text:style-name="T351">remote</text:span><text:span text:style-name="T352"> </text:span><text:span text:style-name="T353">show </text:span><text:span text:style-name="T354">origin</text:span></text:p>
          </table:table-cell>
          <table:table-cell table:style-name="ce94" office:value-type="string" calcext:value-type="string">
            <text:p>то же самое ???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git remote -v</text:p>
          </table:table-cell>
          <table:table-cell table:style-name="ce79" office:value-type="string" calcext:value-type="string">
            <text:p>узнать, к каким репозиториям подключен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git config --get remote.origin.url</text:p>
          </table:table-cell>
          <table:table-cell table:style-name="ce79" office:value-type="string" calcext:value-type="string">
            <text:p>увидеть, какой онлайн-репозиторий выбран как origin</text:p>
          </table:table-cell>
          <table:table-cell table:number-columns-repeated="1022"/>
        </table:table-row>
        <table:table-row table:style-name="ro1">
          <table:table-cell table:style-name="ce79" table:number-columns-repeated="2"/>
          <table:table-cell table:number-columns-repeated="1022"/>
        </table:table-row>
        <table:table-row table:style-name="ro1">
          <table:table-cell table:style-name="ce79" office:value-type="string" calcext:value-type="string">
            <text:p>git branch -a</text:p>
          </table:table-cell>
          <table:table-cell table:style-name="ce79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git log —pretty=oneline</text:p>
          </table:table-cell>
          <table:table-cell table:style-name="ce79" office:value-type="string" calcext:value-type="string">
            <text:p>Вывести историю коммитов</text:p>
          </table:table-cell>
          <table:table-cell table:number-columns-repeated="1022"/>
        </table:table-row>
        <table:table-row table:style-name="ro19">
          <table:table-cell table:style-name="ce79" office:value-type="string" calcext:value-type="string">
            <text:p>git tag</text:p>
          </table:table-cell>
          <table:table-cell table:style-name="ce55" office:value-type="string" calcext:value-type="string">
            <text:p><text:span text:style-name="T364">Посмотреть список имеющихся тегов</text:span></text:p>
            <text:p/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76" office:value-type="string" calcext:value-type="string">
            <text:p>НАСТРОЙКИ ПОДКЛЮЧЕНИЯ</text:p>
          </table:table-cell>
          <table:table-cell table:style-name="ce76"/>
          <table:table-cell table:number-columns-repeated="1022"/>
        </table:table-row>
        <table:table-row table:style-name="ro2">
          <table:table-cell table:style-name="ce55" office:value-type="string" calcext:value-type="string">
            <text:p>git config --global user.name <text:span text:style-name="T355">"AntAlMakarov"</text:span></text:p>
          </table:table-cell>
          <table:table-cell table:style-name="ce55" office:value-type="string" calcext:value-type="string">
            <text:p>установить имя своего юзера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config --global user.password "your password"</text:p>
          </table:table-cell>
          <table:table-cell table:style-name="ce55"/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356">git config --global user.email </text:span><text:span text:style-name="T357">"</text:span>AntAlMakarov@greenatom.ru<text:span text:style-name="T358">"</text:span></text:p>
          </table:table-cell>
          <table:table-cell table:style-name="ce55" office:value-type="string" calcext:value-type="string">
            <text:p><text:span text:style-name="T365">установить email своего юзера</text:span>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19">
          <table:table-cell table:style-name="ce55" office:value-type="string" calcext:value-type="string">
            <text:p><text:span text:style-name="T359">git </text:span><text:span text:style-name="T360">remote </text:span><text:span text:style-name="T361">add</text:span><text:span text:style-name="T362"> </text:span><text:span text:style-name="T361">origin</text:span><text:span text:style-name="T363"> </text:span>https://gitlab.com/dev/name_repo<text:span text:style-name="T364">/</text:span></text:p>
          </table:table-cell>
          <table:table-cell table:style-name="ce55" office:value-type="string" calcext:value-type="string">
            <text:p>подключиться к репозиторию "dev/name_repo", созданному на гит</text:p>
          </table:table-cell>
          <table:table-cell table:number-columns-repeated="1022"/>
        </table:table-row>
        <table:table-row table:style-name="ro19">
          <table:table-cell table:style-name="ce55" office:value-type="string" calcext:value-type="string">
            <text:p><text:span text:style-name="T365">git remote add origin </text:span>https://github.com/Antohnio123/Antohnio.git</text:p>
          </table:table-cell>
          <table:table-cell table:style-name="ce55" office:value-type="string" calcext:value-type="string">
            <text:p>подключиться к моему репозиторию на GitHub</text:p>
          </table:table-cell>
          <table:table-cell table:number-columns-repeated="1022"/>
        </table:table-row>
        <table:table-row table:style-name="ro2">
          <table:table-cell table:style-name="ce80" office:value-type="string" calcext:value-type="string">
            <text:p>git <text:span text:style-name="T366">remote </text:span><text:span text:style-name="T367">set-url</text:span><text:span text:style-name="T368"> </text:span><text:span text:style-name="T367">origin</text:span><text:span text:style-name="T368"> </text:span>new.git.url/here</text:p>
          </table:table-cell>
          <table:table-cell table:style-name="ce55" office:value-type="string" calcext:value-type="string">
            <text:p>Переключиться на другой репозиторий</text:p>
          </table:table-cell>
          <table:table-cell table:number-columns-repeated="1022"/>
        </table:table-row>
        <table:table-row table:style-name="ro20">
          <table:table-cell table:style-name="ce55" office:value-type="string" calcext:value-type="string">
            <text:p><text:span text:style-name="T329">git remote set-url origin https://&lt;MYNAME&gt;</text:span>:&lt;MYTOKEN&gt;@github.com/scuzzlebuzzle/ol3-1.git</text:p>
          </table:table-cell>
          <table:table-cell table:style-name="ce55" office:value-type="string" calcext:value-type="string">
            <text:p>установить удалённый репозиторий и вписать токен в ссылку</text:p>
          </table:table-cell>
          <table:table-cell table:number-columns-repeated="1022"/>
        </table:table-row>
        <table:table-row table:style-name="ro9">
          <table:table-cell table:style-name="ce81" office:value-type="string" calcext:value-type="string">
            <text:p>git push origin master</text:p>
            <text:p>  Username: your_token</text:p>
            <text:p>  Password:</text:p>
          </table:table-cell>
          <table:table-cell table:style-name="ce81" office:value-type="string" calcext:value-type="string">
            <text:p>Запушить с токеном вместо пароля. Ставим вместо имени!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<text:span text:style-name="T365">git remote add aanikin </text:span>https://github.com/aanikin/Python</text:p>
          </table:table-cell>
          <table:table-cell table:style-name="ce55" office:value-type="string" calcext:value-type="string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9">
          <table:table-cell table:style-name="ce55" office:value-type="string" calcext:value-type="string">
            <text:p>git config --global credential.helper store</text:p>
          </table:table-cell>
          <table:table-cell table:style-name="ce55" office:value-type="string" calcext:value-type="string">
            <text:p><text:span text:style-name="T18">Сохраняет токен при СЛЕДУЮЩЕМ ВВОДЕ!</text:span></text:p>
            <text:p>т. е. следущий раз входим ещё вводя токен, но на второй и дальше — уже всё будет сохранено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config --global --unset credential.helper</text:p>
          </table:table-cell>
          <table:table-cell table:style-name="ce55" office:value-type="string" calcext:value-type="string">
            <text:p>очистить сохранённый пароль / токен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rm ~/.git-credentials</text:p>
          </table:table-cell>
          <table:table-cell table:style-name="ce55" office:value-type="string" calcext:value-type="string">
            <text:p><text:span text:style-name="T392">очистить сохранённый пароль / токен</text:span></text:p>
            <text:p>но работает и для множественных сохранений креденшиалов</text:p>
          </table:table-cell>
          <table:table-cell table:number-columns-repeated="1022"/>
        </table:table-row>
        <table:table-row table:style-name="ro1">
          <table:table-cell table:style-name="ce82"/>
          <table:table-cell table:style-name="ce55"/>
          <table:table-cell table:number-columns-repeated="1022"/>
        </table:table-row>
        <table:table-row table:style-name="ro1" table:number-rows-repeated="2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76" office:value-type="string" calcext:value-type="string">
            <text:p>ВЕТКИ:</text:p>
          </table:table-cell>
          <table:table-cell table:style-name="ce76"/>
          <table:table-cell table:number-columns-repeated="1022"/>
        </table:table-row>
        <table:table-row table:style-name="ro1">
          <table:table-cell table:style-name="ce83" office:value-type="string" calcext:value-type="string">
            <text:p>git branch -a</text:p>
          </table:table-cell>
          <table:table-cell table:style-name="ce79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9">
          <table:table-cell table:style-name="ce79" office:value-type="string" calcext:value-type="string">
            <text:p>git checkout -b admin</text:p>
          </table:table-cell>
          <table:table-cell table:style-name="ce55" office:value-type="string" calcext:value-type="string">
            <text:p><text:span text:style-name="T364">создать ветку admin и сразу на неё переключиться</text:span></text:p>
            <text:p/>
          </table:table-cell>
          <table:table-cell table:number-columns-repeated="1022"/>
        </table:table-row>
        <table:table-row table:style-name="ro1">
          <table:table-cell table:style-name="ce84" office:value-type="string" calcext:value-type="string">
            <text:p>git checkout forum</text:p>
          </table:table-cell>
          <table:table-cell table:style-name="ce79" office:value-type="string" calcext:value-type="string">
            <text:p>переключиться на ветку форума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git checkout 2a36c1b</text:p>
          </table:table-cell>
          <table:table-cell table:style-name="ce79" office:value-type="string" calcext:value-type="string">
            <text:p>переключиться на версию с указанным ID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1">
          <table:table-cell table:style-name="ce79" office:value-type="string" calcext:value-type="string">
            <text:p>git merge forum</text:p>
          </table:table-cell>
          <table:table-cell table:style-name="ce79" office:value-type="string" calcext:value-type="string">
            <text:p>слить текущую ветку и указанную (forum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17">
          <table:table-cell table:style-name="ce79" office:value-type="string" calcext:value-type="string">
            <text:p>git branch --set-upstream-to=master tocheck</text:p>
          </table:table-cell>
          <table:table-cell table:style-name="ce79" office:value-type="string" calcext:value-type="string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1022"/>
        </table:table-row>
        <table:table-row table:style-name="ro1">
          <table:table-cell table:style-name="ce79" table:number-columns-repeated="2"/>
          <table:table-cell table:number-columns-repeated="1022"/>
        </table:table-row>
        <table:table-row table:style-name="ro21">
          <table:table-cell table:style-name="ce79" office:value-type="string" calcext:value-type="string">
            <text:p>$ git checkout &lt;feature&gt;</text:p>
            <text:p>$ git <text:span text:style-name="T332">merge</text:span> master</text:p>
            <text:p>(or)</text:p>
            <text:p>$ git <text:span text:style-name="T332">merge</text:span> master &lt;feature&gt;</text:p>
          </table:table-cell>
          <table:table-cell table:style-name="ce79" office:value-type="string" calcext:value-type="string">
            <text:p>Merge (слияние веток)</text:p>
          </table:table-cell>
          <table:table-cell table:number-columns-repeated="1022"/>
        </table:table-row>
        <table:table-row table:style-name="ro1">
          <table:table-cell table:style-name="ce79" table:number-columns-repeated="2"/>
          <table:table-cell table:number-columns-repeated="1022"/>
        </table:table-row>
        <table:table-row table:style-name="ro11">
          <table:table-cell table:style-name="ce79" office:value-type="string" calcext:value-type="string">
            <text:p>git checkout &lt;feature&gt;</text:p>
            <text:p>git <text:span text:style-name="T369">rebase</text:span> -i master</text:p>
          </table:table-cell>
          <table:table-cell table:style-name="ce79" office:value-type="string" calcext:value-type="string">
            <text:p>Перебазирвоание одной ветки в другую (мастера в &lt;feature&gt;). ОСТОРОЖНО! Перезаписывает историю, срывает связи с удаленными ветками (требуется новый пуш)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1022"/>
        </table:table-row>
        <table:table-row table:style-name="ro1">
          <table:table-cell table:style-name="ce79" table:number-columns-repeated="2"/>
          <table:table-cell table:number-columns-repeated="1022"/>
        </table:table-row>
        <table:table-row table:style-name="ro17">
          <table:table-cell table:style-name="ce79" office:value-type="string" calcext:value-type="string">
            <text:p>git <text:span text:style-name="T370">stash</text:span></text:p>
          </table:table-cell>
          <table:table-cell table:style-name="ce79" office:value-type="string" calcext:value-type="string">
            <text:p>Спрятать свои изменения, сделанные в ветке.  </text:p>
            <text:p>Чтобы, например, переключиться с нее на другую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git <text:span text:style-name="T370">stash</text:span> save "Какое-нибудь сообщение"</text:p>
          </table:table-cell>
          <table:table-cell table:style-name="ce79" office:value-type="string" calcext:value-type="string">
            <text:p>Сохранить с сообщением</text:p>
          </table:table-cell>
          <table:table-cell table:number-columns-repeated="1022"/>
        </table:table-row>
        <table:table-row table:style-name="ro17">
          <table:table-cell table:style-name="ce79" office:value-type="string" calcext:value-type="string">
            <text:p>git <text:span text:style-name="T370">stash</text:span> save <text:span text:style-name="T371">-u</text:span></text:p>
          </table:table-cell>
          <table:table-cell table:style-name="ce79" office:value-type="string" calcext:value-type="string">
            <text:p>Git stash не прячет файлы, которые не добавлены в репозиторий. Чтобы их спрятать с остальными изменениями используется опция --include-untracked (или -u)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git <text:span text:style-name="T370">stash</text:span> list</text:p>
          </table:table-cell>
          <table:table-cell table:style-name="ce79" office:value-type="string" calcext:value-type="string">
            <text:p>Выводит список всего, что спрятано</text:p>
          </table:table-cell>
          <table:table-cell table:number-columns-repeated="1022"/>
        </table:table-row>
        <table:table-row table:style-name="ro1">
          <table:table-cell table:style-name="ce79" table:number-columns-repeated="2"/>
          <table:table-cell table:number-columns-repeated="1022"/>
        </table:table-row>
        <table:table-row table:style-name="ro17">
          <table:table-cell table:style-name="ce79" office:value-type="string" calcext:value-type="string">
            <text:p>git <text:span text:style-name="T370">push -d</text:span> origin &lt;branch_name&gt;</text:p>
          </table:table-cell>
          <table:table-cell table:style-name="ce79" office:value-type="string" calcext:value-type="string">
            <text:p><text:span text:style-name="T18">Удаление ветки на удаленном репозитории  И локально: </text:span></text:p>
            <text:p>https://stackoverflow.com/questions/2003505/how-do-i-delete-a-git-branch-locally-and-remotely</text:p>
          </table:table-cell>
          <table:table-cell table:number-columns-repeated="1022"/>
        </table:table-row>
        <table:table-row table:style-name="ro1">
          <table:table-cell table:style-name="ce80" office:value-type="string" calcext:value-type="string">
            <text:p>git branch -d &lt;имя ветки&gt;</text:p>
          </table:table-cell>
          <table:table-cell table:style-name="ce79" office:value-type="string" calcext:value-type="string">
            <text:p>удалить ветку только ЛОКАЛЬНО за ненадобностью или после merge с другой.</text:p>
          </table:table-cell>
          <table:table-cell table:number-columns-repeated="1022"/>
        </table:table-row>
        <table:table-row table:style-name="ro1">
          <table:table-cell table:style-name="ce80" office:value-type="string" calcext:value-type="string">
            <text:p>git <text:span text:style-name="T372">stash</text:span> <text:span text:style-name="T373">clear</text:span></text:p>
          </table:table-cell>
          <table:table-cell table:style-name="ce79" office:value-type="string" calcext:value-type="string">
            <text:p>очистить спрятанные изменения разом все</text:p>
          </table:table-cell>
          <table:table-cell table:number-columns-repeated="1022"/>
        </table:table-row>
        <table:table-row table:style-name="ro18">
          <table:table-cell table:style-name="ce79" office:value-type="string" calcext:value-type="string">
            <text:p>git <text:span text:style-name="T370">stash</text:span></text:p>
            <text:p>git checkout branch123</text:p>
            <text:p>git <text:span text:style-name="T370">stash apply</text:span></text:p>
          </table:table-cell>
          <table:table-cell table:style-name="ce79" office:value-type="string" calcext:value-type="string">
            <text:p>Работал не в той ветке. Перенести наработки в другую ветку.</text:p>
            <text:p>Перед этим stash очистить</text:p>
          </table:table-cell>
          <table:table-cell table:number-columns-repeated="1022"/>
        </table:table-row>
        <table:table-row table:style-name="ro1">
          <table:table-cell table:style-name="ce79" table:number-columns-repeated="2"/>
          <table:table-cell table:number-columns-repeated="1022"/>
        </table:table-row>
        <table:table-row table:style-name="ro1">
          <table:table-cell table:style-name="ce79" office:value-type="string" calcext:value-type="string">
            <text:p>git branch -m &lt;oldname&gt; &lt;newname&gt;</text:p>
          </table:table-cell>
          <table:table-cell table:style-name="ce79" office:value-type="string" calcext:value-type="string">
            <text:p>переименовать ветку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git branch -m &lt;newname&gt;</text:p>
          </table:table-cell>
          <table:table-cell table:style-name="ce79" office:value-type="string" calcext:value-type="string">
            <text:p>переименовать ТЕКУЩУЮ ветку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git config --global alias.rename 'branch -m'</text:p>
          </table:table-cell>
          <table:table-cell table:style-name="ce79" office:value-type="string" calcext:value-type="string">
            <text:p>Добавить псевдоним ветке</text:p>
          </table:table-cell>
          <table:table-cell table:number-columns-repeated="1022"/>
        </table:table-row>
        <table:table-row table:style-name="ro17">
          <table:table-cell table:style-name="ce79" office:value-type="string" calcext:value-type="string">
            <text:p>git branch -M &lt;newname&gt;</text:p>
          </table:table-cell>
          <table:table-cell table:style-name="ce79" office:value-type="string" calcext:value-type="string">
            <text:p>Переиеновать ветку, если в новом имени изменения только case sensitive. Без этого гит скажет, что такая ветка уже существует</text:p>
          </table:table-cell>
          <table:table-cell table:number-columns-repeated="1022"/>
        </table:table-row>
        <table:table-row table:style-name="ro1">
          <table:table-cell table:style-name="ce79" table:number-columns-repeated="2"/>
          <table:table-cell table:number-columns-repeated="1022"/>
        </table:table-row>
        <table:table-row table:style-name="ro17">
          <table:table-cell table:style-name="ce85" office:value-type="string" calcext:value-type="string">
            <text:p>ВЕТКИ в Gitlab - правильное создание issue и их мерджевание</text:p>
          </table:table-cell>
          <table:table-cell table:style-name="ce85"/>
          <table:table-cell table:number-columns-repeated="1022"/>
        </table:table-row>
        <table:table-row table:style-name="ro16">
          <table:table-cell office:value-type="string" calcext:value-type="string">
            <text:p>В Gitlab создаёшь Issues - New issue,</text:p>
            <text:p>В ней делаешь Merge request - таким образом создаешь новую ветку под это задание от master!</text:p>
            <text:p>В ней работаешь. Когда работа сделана, отмечаешь ее как ready (Mark as ready/Mark as draft кнопка) и мердж реквест оформляешь на проверяющего</text:p>
          </table:table-cell>
          <table:table-cell table:style-name="ce79" office:value-type="string" calcext:value-type="string">
            <text:p>Когда дают новое задание. Как сделать его в отдельной ветке.</text:p>
          </table:table-cell>
          <table:table-cell table:number-columns-repeated="1022"/>
        </table:table-row>
        <table:table-row table:style-name="ro22">
          <table:table-cell table:style-name="ce79" office:value-type="string" calcext:value-type="string">
            <text:p>Ну а если хочешь продолжить в "working"-ветке работать, то</text:p>
            <text:p>бренчуешься от мастера в новую ветку "migration", </text:p>
            <text:p>пулишь "issue-40", делаешь миграции, накатываешь их, делаешь мержреквест на эту ветку. </text:p>
            <text:p>Ну а потом либо эту ветку пулишь в свою "working", либо ждёшь, пока миграции в мастер не вольются, а потом тупо в "working" пулишь мастер.</text:p>
          </table:table-cell>
          <table:table-cell table:style-name="ce79" office:value-type="string" calcext:value-type="string">
            <text:p>Как сделать быстрые изменения (миграцию) и залить свои же изменения в одной ветке в другую</text:p>
          </table:table-cell>
          <table:table-cell table:number-columns-repeated="1022"/>
        </table:table-row>
        <table:table-row table:style-name="ro1" table:number-rows-repeated="9">
          <table:table-cell table:style-name="ce79" table:number-columns-repeated="2"/>
          <table:table-cell table:number-columns-repeated="1022"/>
        </table:table-row>
        <table:table-row table:style-name="ro1">
          <table:table-cell table:style-name="ce86" office:value-type="string" calcext:value-type="string">
            <text:p>Мердж / <text:s/>Пул реквест</text:p>
          </table:table-cell>
          <table:table-cell table:style-name="ce86"/>
          <table:table-cell table:style-name="ce95" table:number-columns-repeated="62"/>
          <table:table-cell table:style-name="ce97" table:number-columns-repeated="960"/>
        </table:table-row>
        <table:table-row table:style-name="ro17">
          <table:table-cell table:style-name="ce79" office:value-type="string" calcext:value-type="string">
            <text:p>git checkout aq</text:p>
            <text:p>git rebase master</text:p>
          </table:table-cell>
          <table:table-cell table:style-name="ce79" office:value-type="string" calcext:value-type="string">
            <text:p>Обновить ветку новыми изменениями, произошедшими в мастере</text:p>
          </table:table-cell>
          <table:table-cell table:number-columns-repeated="1022"/>
        </table:table-row>
        <table:table-row table:style-name="ro17">
          <table:table-cell table:style-name="ce79" office:value-type="string" calcext:value-type="string">
            <text:p>git checkout aq</text:p>
            <text:p>git merge origin/master</text:p>
          </table:table-cell>
          <table:table-cell table:style-name="ce79" office:value-type="string" calcext:value-type="string">
            <text:p>То же самое, обновление ветки, отмердженой от мастера последними изменениями мастера</text:p>
          </table:table-cell>
          <table:table-cell table:number-columns-repeated="1022"/>
        </table:table-row>
        <table:table-row table:style-name="ro1" table:number-rows-repeated="2">
          <table:table-cell table:style-name="ce79" table:number-columns-repeated="2"/>
          <table:table-cell table:number-columns-repeated="1022"/>
        </table:table-row>
        <table:table-row table:style-name="ro1">
          <table:table-cell table:style-name="ce87" office:value-type="string" calcext:value-type="string">
            <text:p>Ошибки</text:p>
          </table:table-cell>
          <table:table-cell table:style-name="ce87"/>
          <table:table-cell table:number-columns-repeated="1022"/>
        </table:table-row>
        <table:table-row table:style-name="ro17">
          <table:table-cell table:style-name="ce79" office:value-type="string" calcext:value-type="string">
            <text:p>! [remote rejected] dt_api -&gt; dt_api (pre-receive hook declined)</text:p>
          </table:table-cell>
          <table:table-cell table:style-name="ce79" office:value-type="string" calcext:value-type="string">
            <text:p>В первую очередь проверьте, какие у Вас права в репо. </text:p>
            <text:p>Скорее всего, ваших прав "Developer" не хватает, нужен, например, "Maintainer"</text:p>
          </table:table-cell>
          <table:table-cell table:number-columns-repeated="1022"/>
        </table:table-row>
        <table:table-row table:style-name="ro1">
          <table:table-cell table:style-name="ce79"/>
          <table:table-cell table:style-name="ce55"/>
          <table:table-cell table:number-columns-repeated="1022"/>
        </table:table-row>
        <table:table-row table:style-name="ro1" table:number-rows-repeated="3">
          <table:table-cell table:style-name="ce55" table:number-columns-repeated="2"/>
          <table:table-cell table:number-columns-repeated="1022"/>
        </table:table-row>
        <table:table-row table:style-name="ro1">
          <table:table-cell table:style-name="ce88" office:value-type="string" calcext:value-type="string">
            <text:p>SSH-key</text:p>
          </table:table-cell>
          <table:table-cell table:style-name="ce78"/>
          <table:table-cell table:number-columns-repeated="1022"/>
        </table:table-row>
        <table:table-row table:style-name="ro23">
          <table:table-cell table:style-name="ce89" office:value-type="string" calcext:value-type="string" table:number-columns-spanned="2" table:number-rows-spanned="1">
            <text:p><text:span text:style-name="T364">Open a terminal on Linux or macOS, or Git Bash / WSL on Windows.</text:span></text:p>
            <text:p><text:span text:style-name="T364">Generate a new ED25519 SSH key pair:</text:span></text:p>
            <text:p><text:span text:style-name="T364">ssh-keygen -t ed25519 -C "email@example.com"</text:span></text:p>
            <text:p/>
            <text:p><text:span text:style-name="T364">Or, if you want to use RSA:</text:span></text:p>
            <text:p><text:span text:style-name="T364">ssh-keygen -t rsa -b 4096 -C "email@example.com"</text:span></text:p>
            <text:p/>
            <text:p><text:span text:style-name="T364">It will generate the key in =&gt; C:\Users\yourname.ssh directory.</text:span></text:p>
            <text:p><text:span text:style-name="T364">Copy the public key and paste in the gitlab location.</text:span></text:p>
            <text:p/>
            <text:p><text:span text:style-name="T364">ssh-agent $(ssh-add C:\Users\youname\.ssh\id_rsa; git clone </text:span>git@gitlab.com<text:span text:style-name="T364">:xyz/SpringBootStarter.git)</text:span></text:p>
          </table:table-cell>
          <table:covered-table-cell/>
          <table:table-cell table:number-columns-repeated="1022"/>
        </table:table-row>
        <table:table-row table:style-name="ro17">
          <table:table-cell table:style-name="ce79" office:value-type="string" calcext:value-type="string">
            <text:p>В Винде надо удалить старый пароль и логин в Windows Credentials</text:p>
          </table:table-cell>
          <table:table-cell table:style-name="ce55"/>
          <table:table-cell table:number-columns-repeated="1022"/>
        </table:table-row>
        <table:table-row table:style-name="ro1" table:number-rows-repeated="2">
          <table:table-cell table:style-name="ce55" table:number-columns-repeated="2"/>
          <table:table-cell table:number-columns-repeated="1022"/>
        </table:table-row>
        <table:table-row table:style-name="ro1">
          <table:table-cell table:style-name="ce90" office:value-type="string" calcext:value-type="string">
            <text:p>.gitignore</text:p>
          </table:table-cell>
          <table:table-cell table:style-name="ce88"/>
          <table:table-cell table:number-columns-repeated="1022"/>
        </table:table-row>
        <table:table-row table:style-name="ro17">
          <table:table-cell table:style-name="ce79" office:value-type="string" calcext:value-type="string">
            <text:p>.gitignore</text:p>
          </table:table-cell>
          <table:table-cell table:style-name="ce79" office:value-type="string" calcext:value-type="string">
            <text:p><text:span text:style-name="T365">Файл должен иметь формат «.gitignore» без имени. Винда не даст такой создать, но можно сделать «.gitignore.» с точкой в конце, которая исчезнет автоматически.</text:span></text:p>
          </table:table-cell>
          <table:table-cell table:number-columns-repeated="1022"/>
        </table:table-row>
        <table:table-row table:style-name="ro24">
          <table:table-cell table:style-name="ce79" office:value-type="string" calcext:value-type="string">
            <text:p>/</text:p>
          </table:table-cell>
          <table:table-cell table:style-name="ce55" office:value-type="string" calcext:value-type="string">
            <text:p><text:span text:style-name="T364">Если шаблон начинается со слеша, то он соответствует файлам и каталогам только в корне хранилища. ???</text:span></text:p>
            <text:p/>
            <text:p><text:span text:style-name="T393">Если шаблон не начинается со слэша, он соответствует файлам и каталогам в любом каталоге или подкаталоге. ???</text:span></text:p>
          </table:table-cell>
          <table:table-cell table:number-columns-repeated="1022"/>
        </table:table-row>
        <table:table-row table:style-name="ro1">
          <table:table-cell table:style-name="ce91" office:value-type="string" calcext:value-type="string">
            <text:p>*</text:p>
          </table:table-cell>
          <table:table-cell table:style-name="ce79" office:value-type="string" calcext:value-type="string">
            <text:p>Символ звездочки соответствует нулю или более символам</text:p>
          </table:table-cell>
          <table:table-cell table:number-columns-repeated="1022"/>
        </table:table-row>
        <table:table-row table:style-name="ro17">
          <table:table-cell table:style-name="ce91" office:value-type="string" calcext:value-type="string">
            <text:p>**</text:p>
          </table:table-cell>
          <table:table-cell table:style-name="ce79" office:value-type="string" calcext:value-type="string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?</text:p>
          </table:table-cell>
          <table:table-cell table:style-name="ce79" office:value-type="string" calcext:value-type="string">
            <text:p>Вопросительный знак соответствует любому отдельному символу</text:p>
          </table:table-cell>
          <table:table-cell table:number-columns-repeated="1022"/>
        </table:table-row>
        <table:table-row table:style-name="ro1">
          <table:table-cell table:style-name="ce91" office:value-type="string" calcext:value-type="string">
            <text:p>[…]</text:p>
          </table:table-cell>
          <table:table-cell table:style-name="ce79" office:value-type="string" calcext:value-type="string">
            <text:p>Любой ИЗ символов в скобках</text:p>
          </table:table-cell>
          <table:table-cell table:number-columns-repeated="1022"/>
        </table:table-row>
        <table:table-row table:style-name="ro25">
          <table:table-cell table:style-name="ce79" office:value-type="string" calcext:value-type="string">
            <text:p>*.[oa]</text:p>
          </table:table-cell>
          <table:table-cell table:style-name="ce55" office:value-type="string" calcext:value-type="string">
            <text:p><text:span text:style-name="T364">file.o</text:span></text:p>
            <text:p><text:span text:style-name="T364">file.a</text:span></text:p>
            <text:p><text:span text:style-name="T364">dsfgfdg.o</text:span></text:p>
            <text:p/>
          </table:table-cell>
          <table:table-cell table:number-columns-repeated="1022"/>
        </table:table-row>
        <table:table-row table:style-name="ro26">
          <table:table-cell table:style-name="ce79" office:value-type="string" calcext:value-type="string">
            <text:p>*.[!oa]</text:p>
          </table:table-cell>
          <table:table-cell table:style-name="ce55" office:value-type="string" calcext:value-type="string">
            <text:p><text:span text:style-name="T364">Если первым знаком стоит восклицательный, он зачит отрицание - любой символ КРОМЕ указанных в скобках</text:span></text:p>
            <text:p><text:span text:style-name="T364">file.s</text:span></text:p>
            <text:p><text:span text:style-name="T364">file.1</text:span></text:p>
            <text:p><text:span text:style-name="T364">file.0</text:span>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18">
          <table:table-cell table:style-name="ce55" office:value-type="string" calcext:value-type="string">
            <text:p><text:span text:style-name="T364">!.gitignore</text:span></text:p>
            <text:p><text:span text:style-name="T364">!script.pl</text:span></text:p>
            <text:p><text:span text:style-name="T364">!template.latex</text:span></text:p>
          </table:table-cell>
          <table:table-cell table:style-name="ce79" office:value-type="string" calcext:value-type="string">
            <text:p>…But not these files…</text:p>
          </table:table-cell>
          <table:table-cell table:number-columns-repeated="1022"/>
        </table:table-row>
        <table:table-row table:style-name="ro19">
          <table:table-cell table:style-name="ce79" office:value-type="string" calcext:value-type="string">
            <text:p>!*/</text:p>
          </table:table-cell>
          <table:table-cell table:style-name="ce55" office:value-type="string" calcext:value-type="string">
            <text:p><text:span text:style-name="T364">...even if they are in subdirectories</text:span></text:p>
            <text:p/>
          </table:table-cell>
          <table:table-cell table:number-columns-repeated="1022"/>
        </table:table-row>
        <table:table-row table:style-name="ro19">
          <table:table-cell table:style-name="ce55" office:value-type="string" calcext:value-type="string">
            <text:p><text:span text:style-name="T364">!*/a/b/file1.txt</text:span></text:p>
            <text:p><text:span text:style-name="T364">!*/a/b/c/*</text:span></text:p>
          </table:table-cell>
          <table:table-cell table:style-name="ce55" office:value-type="string" calcext:value-type="string">
            <text:p><text:span text:style-name="T364">if the files to be tracked are in subdirectories</text:span></text:p>
            <text:p/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18">
          <table:table-cell table:style-name="ce55" office:value-type="string" calcext:value-type="string">
            <text:p><text:span text:style-name="T364">/files/data.zip</text:span></text:p>
            <text:p><text:span text:style-name="T364">/server.log</text:span></text:p>
            <text:p><text:span text:style-name="T364">/uploads/users/data/info.xls</text:span></text:p>
          </table:table-cell>
          <table:table-cell table:style-name="ce55" office:value-type="string" calcext:value-type="string">
            <text:p><text:span text:style-name="T364">Конкретные файлы</text:span></text:p>
            <text:p/>
          </table:table-cell>
          <table:table-cell table:number-columns-repeated="1022"/>
        </table:table-row>
        <table:table-row table:style-name="ro27">
          <table:table-cell table:style-name="ce55" office:value-type="string" calcext:value-type="string">
            <text:p><text:span text:style-name="T364">*.zip</text:span></text:p>
            <text:p><text:span text:style-name="T364">*.log</text:span></text:p>
            <text:p><text:span text:style-name="T364">*.pdf</text:span></text:p>
            <text:p><text:span text:style-name="T364">*.xls</text:span></text:p>
          </table:table-cell>
          <table:table-cell table:style-name="ce55" office:value-type="string" calcext:value-type="string">
            <text:p><text:span text:style-name="T364">Игнорирование по типу файла, будут игнорироваться в АБСОЛЮТНО всех директориях</text:span></text:p>
            <text:p/>
          </table:table-cell>
          <table:table-cell table:number-columns-repeated="1022"/>
        </table:table-row>
        <table:table-row table:style-name="ro18">
          <table:table-cell table:style-name="ce79" office:value-type="string" calcext:value-type="string">
            <text:p>config.php</text:p>
          </table:table-cell>
          <table:table-cell table:style-name="ce55" office:value-type="string" calcext:value-type="string">
            <text:p><text:span text:style-name="T394">Игнорирование конкретного файла </text:span><text:span text:style-name="T395">ТОЛЬКО в корне проекта</text:span></text:p>
            <text:p><text:span text:style-name="T393">(корнём считается расположение файла .gitignore)</text:span></text:p>
            <text:p><text:span text:style-name="T393">Например НЕ БУДЕТ проигнорирован файл /db/config.php ???</text:span></text:p>
          </table:table-cell>
          <table:table-cell table:number-columns-repeated="1022"/>
        </table:table-row>
        <table:table-row table:style-name="ro19">
          <table:table-cell table:style-name="ce79" office:value-type="string" calcext:value-type="string">
            <text:p>/params/config.php</text:p>
          </table:table-cell>
          <table:table-cell table:style-name="ce55" office:value-type="string" calcext:value-type="string">
            <text:p><text:span text:style-name="T364">Игнорирование конкретного файла ТОЛЬКО в указанной директории</text:span></text:p>
            <text:p/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7">
          <table:table-cell table:style-name="ce79" office:value-type="string" calcext:value-type="string">
            <text:p>/images/*</text:p>
          </table:table-cell>
          <table:table-cell table:style-name="ce55" office:value-type="string" calcext:value-type="string">
            <text:p><text:span text:style-name="T396">Игнорирование всех файлов и папок ТОЛЬКО в конкретной директории </text:span><text:span text:style-name="T397">корень/</text:span><text:span text:style-name="T398">images</text:span></text:p>
            <text:p><text:span text:style-name="T364">(включая поддиректории и файлы в них)</text:span></text:p>
            <text:p><text:span text:style-name="T364">Например /images/user.jpg, /images/company/logo.png</text:span></text:p>
            <text:p><text:span text:style-name="T364"># НЕ БУДУТ проигнорированы файлы и папки /prod/images/user.jpg</text:span></text:p>
          </table:table-cell>
          <table:table-cell table:number-columns-repeated="1022"/>
        </table:table-row>
        <table:table-row table:style-name="ro27">
          <table:table-cell table:style-name="ce79" office:value-type="string" calcext:value-type="string">
            <text:p>/private/*.html</text:p>
          </table:table-cell>
          <table:table-cell table:style-name="ce55" office:value-type="string" calcext:value-type="string">
            <text:p><text:span text:style-name="T364">Игнорирование ВСЕХ html-файлов в ОДНОЙ КОНКРЕТНОЙ директории(НЕ ВКЛЮЧАЯ поддиректории)</text:span></text:p>
            <text:p><text:span text:style-name="T364"># Например /private/index.html</text:span></text:p>
            <text:p><text:span text:style-name="T364"># НЕ БУДУТ проигнорированы файлы в /private/ivan/index.html</text:span></text:p>
          </table:table-cell>
          <table:table-cell table:number-columns-repeated="1022"/>
        </table:table-row>
        <table:table-row table:style-name="ro17">
          <table:table-cell table:style-name="ce79" office:value-type="string" calcext:value-type="string">
            <text:p>/private/**/*.html</text:p>
          </table:table-cell>
          <table:table-cell table:style-name="ce55" office:value-type="string" calcext:value-type="string">
            <text:p><text:span text:style-name="T364">Игнорирование ВСЕХ html-файлов в КОНКРЕТНОЙ директории ВКЛЮЧАЯ поддиректории</text:span></text:p>
            <text:p><text:span text:style-name="T364"># Например /private/info.html, /private/users/ivan/info.html</text:span></text:p>
          </table:table-cell>
          <table:table-cell table:number-columns-repeated="1022"/>
        </table:table-row>
        <table:table-row table:style-name="ro18">
          <table:table-cell table:style-name="ce55" office:value-type="string" calcext:value-type="string">
            <text:p><text:span text:style-name="T364">/secret/*</text:span></text:p>
            <text:p><text:span text:style-name="T364">!/secret/free.txt</text:span></text:p>
          </table:table-cell>
          <table:table-cell table:style-name="ce55" office:value-type="string" calcext:value-type="string">
            <text:p><text:span text:style-name="T364">Исключение из игнорирования</text:span></text:p>
            <text:p><text:span text:style-name="T364"># Игнорирование ВСЕХ файлов и папок внутри директории /secret,</text:span></text:p>
            <text:p><text:span text:style-name="T364"># за исключением файла /secret/free.txt, он не будет проигнорирован</text:span>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<text:span text:style-name="T365">\!readme!.txt</text:span></text:p>
          </table:table-cell>
          <table:table-cell table:style-name="ce79" office:value-type="string" calcext:value-type="string">
            <text:p>Игнорирование файла с именем, содержащим спецсимволы</text:p>
          </table:table-cell>
          <table:table-cell table:number-columns-repeated="1022"/>
        </table:table-row>
        <table:table-row table:style-name="ro18">
          <table:table-cell table:style-name="ce79" office:value-type="string" calcext:value-type="string">
            <text:p>/images/h?/*.jp?g</text:p>
          </table:table-cell>
          <table:table-cell table:style-name="ce55" office:value-type="string" calcext:value-type="string">
            <text:p><text:span text:style-name="T364">Игнорирование всех JPG и JPEG файлов внутри директорий,</text:span></text:p>
            <text:p><text:span text:style-name="T364">которые начинаются на "h" и МОГУТ содержать ещё один символ после</text:span></text:p>
            <text:p><text:span text:style-name="T364"># Например /images/h4/user.jpg, /images/h/company.jpeg</text:span>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1">
          <table:table-cell table:style-name="ce88" office:value-type="string" calcext:value-type="string">
            <text:p>CI/CD</text:p>
          </table:table-cell>
          <table:table-cell table:style-name="ce88"/>
          <table:table-cell table:number-columns-repeated="1022"/>
        </table:table-row>
        <table:table-row table:style-name="ro17">
          <table:table-cell table:style-name="ce79" office:value-type="string" calcext:value-type="string">
            <text:p>https://youtu.be/jkwJCR0rqDc</text:p>
            <text:p/>
          </table:table-cell>
          <table:table-cell table:style-name="ce79" office:value-type="string" calcext:value-type="string">
            <text:p>Доки</text:p>
          </table:table-cell>
          <table:table-cell table:number-columns-repeated="1022"/>
        </table:table-row>
        <table:table-row table:style-name="ro17">
          <table:table-cell table:style-name="ce79" office:value-type="string" calcext:value-type="string">
            <text:p>https://docs.gitlab.com/ee/ci/yaml/</text:p>
            <text:p/>
          </table:table-cell>
          <table:table-cell table:style-name="ce79" office:value-type="string" calcext:value-type="string">
            <text:p>Доки по написанию yml-файлов</text:p>
          </table:table-cell>
          <table:table-cell table:number-columns-repeated="1022"/>
        </table:table-row>
        <table:table-row table:style-name="ro9">
          <table:table-cell table:style-name="ce92" office:value-type="string" calcext:value-type="string">
            <text:p>https://docs.gitlab.com/ee/ci/variables/predefined_variables.html</text:p>
            <text:p/>
          </table:table-cell>
          <table:table-cell table:style-name="ce79" office:value-type="string" calcext:value-type="string">
            <text:p>Набор предопределённых переменных в CI/CD.</text:p>
            <text:p>Можно вводить и свои дополнительно!</text:p>
          </table:table-cell>
          <table:table-cell table:number-columns-repeated="1022"/>
        </table:table-row>
        <table:table-row table:style-name="ro1">
          <table:table-cell table:style-name="ce92"/>
          <table:table-cell table:style-name="ce79"/>
          <table:table-cell table:number-columns-repeated="1022"/>
        </table:table-row>
        <table:table-row table:style-name="ro14">
          <table:table-cell table:style-name="ce55" office:value-type="string" calcext:value-type="string">
            <text:p>image: docker:stableservices: <text:s/>- docker:dind <text:s/>stages: <text:s/>- pre-build <text:s/>- build</text:p>
          </table:table-cell>
          <table:table-cell table:style-name="ce55" office:value-type="string" calcext:value-type="string">
            <text:p/>
            <text:p/>
            <text:p># Это сервис, позволяющий запускать докер внутри докера внутри докера...Git Runner бежит в докере, а внутри мы билдим свой докер имадж. Получается матрёшка докеров. dind позволяет это.</text:p>
            <text:p/>
          </table:table-cell>
          <table:table-cell table:number-columns-repeated="1022"/>
        </table:table-row>
        <table:table-row table:style-name="ro16">
          <table:table-cell table:style-name="ce55" office:value-type="string" calcext:value-type="string">
            <text:p>.base:# <text:s/>tags:# <text:s text:c="3"/>- docker-shell <text:s/>before_script: <text:s text:c="3"/>- docker login -u gitlab-ci-token -p $CI_JOB_TOKEN $CI_REGISTRY <text:s/>script: <text:s text:c="3"/>- BRANCH_TAG=$CI_COMMIT_REF_NAME <text:s text:c="3"/></text:p>
          </table:table-cell>
          <table:table-cell table:style-name="ce55" office:value-type="string" calcext:value-type="string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1022"/>
        </table:table-row>
        <table:table-row table:style-name="ro7">
          <table:table-cell table:style-name="ce55" office:value-type="string" calcext:value-type="string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table:style-name="ce55" office:value-type="string" calcext:value-type="string">
            <text:p>...Продолжение срипта...</text:p>
          </table:table-cell>
          <table:table-cell table:number-columns-repeated="1022"/>
        </table:table-row>
        <table:table-row table:style-name="ro3">
          <table:table-cell table:style-name="ce55" office:value-type="string" calcext:value-type="string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table:style-name="ce55" office:value-type="string" calcext:value-type="string">
            <text:p>Модули, расширяющие .base</text:p>
          </table:table-cell>
          <table:table-cell table:number-columns-repeated="1022"/>
        </table:table-row>
        <table:table-row table:style-name="ro2">
          <table:table-cell table:style-name="ce93" office:value-type="string" calcext:value-type="string">
            <text:p>$CI_REGISTRY</text:p>
          </table:table-cell>
          <table:table-cell table:style-name="ce55" office:value-type="string" calcext:value-type="string">
            <text:p>путь к registry — хранилищу образов</text:p>
          </table:table-cell>
          <table:table-cell table:number-columns-repeated="1022"/>
        </table:table-row>
        <table:table-row table:style-name="ro2">
          <table:table-cell table:style-name="ce93" office:value-type="string" calcext:value-type="string">
            <text:p>$CI_REGISTRY_IMAGE</text:p>
          </table:table-cell>
          <table:table-cell table:style-name="ce79" office:value-type="string" calcext:value-type="string">
            <text:p>Докер-имадж в GitLab registry</text:p>
          </table:table-cell>
          <table:table-cell table:number-columns-repeated="1022"/>
        </table:table-row>
        <table:table-row table:style-name="ro2">
          <table:table-cell table:style-name="ce93" office:value-type="string" calcext:value-type="string">
            <text:p>$CI_COMMIT_REF_NAME</text:p>
          </table:table-cell>
          <table:table-cell table:style-name="ce79" office:value-type="string" calcext:value-type="string">
            <text:p>Название ветки или тэга. <text:s text:c="2"/>The branch or tag name for which project is built.</text:p>
          </table:table-cell>
          <table:table-cell table:number-columns-repeated="1022"/>
        </table:table-row>
        <table:table-row table:style-name="ro28">
          <table:table-cell table:style-name="ce55" office:value-type="string" calcext:value-type="string">
            <text:p><text:span text:style-name="T374">$CI_COMMIT_REF_SLUG</text:span></text:p>
          </table:table-cell>
          <table:table-cell table:style-name="ce55" office:value-type="string" calcext:value-type="string">
            <text:p><text:span text:style-name="T364">CI_COMMIT_REF_NAME in lowercase, shortened to 63 bytes, and with everything except 0-9 and a-z replaced with -. No leading / trailing -. Use in URLs, host names and domain names.</text:span></text:p>
            <text:p/>
          </table:table-cell>
          <table:table-cell table:number-columns-repeated="1022"/>
        </table:table-row>
        <table:table-row table:style-name="ro17">
          <table:table-cell table:style-name="ce93" office:value-type="string" calcext:value-type="string">
            <text:p><text:span text:style-name="T375">$CI_JOB_TOKEN</text:span></text:p>
          </table:table-cell>
          <table:table-cell table:style-name="ce79" office:value-type="string" calcext:value-type="string">
            <text:p>A token to authenticate with certain API endpoints. The token is valid as long as the job is running.</text:p>
          </table:table-cell>
          <table:table-cell table:number-columns-repeated="1022"/>
        </table:table-row>
        <table:table-row table:style-name="ro2">
          <table:table-cell table:style-name="ce93" office:value-type="string" calcext:value-type="string">
            <text:p>$CI_JOB_STAGE</text:p>
          </table:table-cell>
          <table:table-cell table:style-name="ce79" office:value-type="string" calcext:value-type="string">
            <text:p>текущий стейдж джобы (stage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376">- </text:span><text:span text:style-name="T377">echo</text:span><text:span text:style-name="T378"> "$CI_JOB_STAGE"</text:span></text:p>
          </table:table-cell>
          <table:table-cell table:style-name="ce79" office:value-type="string" calcext:value-type="string">
            <text:p>вывести в консоль сообщение со значением переменной</text:p>
          </table:table-cell>
          <table:table-cell table:number-columns-repeated="1022"/>
        </table:table-row>
        <table:table-row table:style-name="ro29">
          <table:table-cell table:style-name="ce55" office:value-type="string" calcext:value-type="string">
            <text:p><text:span text:style-name="T379">.deploy_common:</text:span></text:p>
            <text:p><text:span text:style-name="T380"># common config HERE</text:span></text:p>
            <text:p/>
            <text:p><text:span text:style-name="T381">deploy_master_CD</text:span><text:span text:style-name="T382">:</text:span></text:p>
            <text:p><text:span text:style-name="T381">extends</text:span><text:span text:style-name="T382">: .deploy_common</text:span></text:p>
            <text:p><text:span text:style-name="T381">only</text:span><text:span text:style-name="T382">:</text:span></text:p>
            <text:p><text:span text:style-name="T381">refs</text:span><text:span text:style-name="T382">:</text:span></text:p>
            <text:p><text:span text:style-name="T383">- master</text:span></text:p>
            <text:p/>
            <text:p><text:span text:style-name="T381">deploy_manual</text:span><text:span text:style-name="T382">:</text:span></text:p>
            <text:p><text:span text:style-name="T381">extends</text:span><text:span text:style-name="T382">: .deploy_common</text:span></text:p>
            <text:p><text:span text:style-name="T381">when</text:span><text:span text:style-name="T382">: manual</text:span></text:p>
          </table:table-cell>
          <table:table-cell table:style-name="ce55" office:value-type="string" calcext:value-type="string">
            <text:p>Способ назначить джобу ТОЛЬКО на ручной запуск или при пушах в ветку «мастер»</text:p>
            <text:p>https://stackoverflow.com/questions/47651769/gitlab-ci-run-build-job-when-manual-or-when-master-only</text:p>
          </table:table-cell>
          <table:table-cell table:number-columns-repeated="1022"/>
        </table:table-row>
        <table:table-row table:style-name="ro27">
          <table:table-cell table:style-name="ce55" office:value-type="string" calcext:value-type="string">
            <text:p><text:span text:style-name="T381">deploy</text:span><text:span text:style-name="T382">:</text:span></text:p>
            <text:p><text:span text:style-name="T381">rules</text:span><text:span text:style-name="T382">:</text:span></text:p>
            <text:p><text:span text:style-name="T384">- </text:span><text:span text:style-name="T385">if</text:span><text:span text:style-name="T386">: '$CI_COMMIT_REF_NAME == "master"'</text:span></text:p>
            <text:p><text:span text:style-name="T384">- </text:span><text:span text:style-name="T385">when</text:span><text:span text:style-name="T386">: manual</text:span></text:p>
          </table:table-cell>
          <table:table-cell table:style-name="ce79" office:value-type="string" calcext:value-type="string">
            <text:p><text:span text:style-name="T346">УСЛОВИЯ запуска лучше ставить через </text:span><text:span text:style-name="T399">rules</text:span><text:span text:style-name="T400">, НЕ через only/except</text:span>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1">
          <table:table-cell table:style-name="ce78" table:number-columns-repeated="2"/>
          <table:table-cell table:number-columns-repeated="1022"/>
        </table:table-row>
        <table:table-row table:style-name="ro1" table:number-rows-repeated="26">
          <table:table-cell table:style-name="ce55" table:number-columns-repeated="2"/>
          <table:table-cell table:number-columns-repeated="1022"/>
        </table:table-row>
        <table:table-row table:style-name="ro1" table:number-rows-repeated="10483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ker" table:style-name="ta2">
        <table:table-column table:style-name="co7" table:default-cell-style-name="ce75"/>
        <table:table-column table:style-name="co8" table:default-cell-style-name="ce75"/>
        <table:table-column table:style-name="co3" table:number-columns-repeated="62" table:default-cell-style-name="ce75"/>
        <table:table-column table:style-name="co4" table:number-columns-repeated="960" table:default-cell-style-name="ce66"/>
        <table:table-row table:style-name="ro30">
          <table:table-cell table:style-name="ce98" office:value-type="string" calcext:value-type="string">
            <text:p>https://habr.com/ru/post/310460</text:p>
            <text:p/>
          </table:table-cell>
          <table:table-cell table:style-name="ce98" office:value-type="string" calcext:value-type="string">
            <text:p><text:span text:style-name="T552">отличное пособие</text:span></text:p>
          </table:table-cell>
          <table:table-cell table:number-columns-repeated="1022"/>
        </table:table-row>
        <table:table-row table:style-name="ro4">
          <table:table-cell table:style-name="ce99" office:value-type="string" calcext:value-type="string">
            <text:p><text:a xlink:href="https://rominirani.com/docker-tutorial-series-writing-a-dockerfile-ce5746617cd%22%20%5Ct%20%22_blank" xlink:type="simple">https://rominirani.com/docker-tutorial-series-writing-a-dockerfile-ce5746617cd</text:a></text:p>
          </table:table-cell>
          <table:table-cell table:style-name="ce105" office:value-type="string" calcext:value-type="string">
            <text:p>Getting started - официальная документация Docker - больше деталей #2</text:p>
          </table:table-cell>
          <table:table-cell table:number-columns-repeated="1022"/>
        </table:table-row>
        <table:table-row table:style-name="ro4">
          <table:table-cell table:style-name="ce99" office:value-type="string" calcext:value-type="string">
            <text:p><text:a xlink:href="https://www.docker.com/101-tutorial%22%20%5Ct%20%22_blank" xlink:type="simple">https://www.docker.com/101-tutorial</text:a></text:p>
          </table:table-cell>
          <table:table-cell table:style-name="ce105" office:value-type="string" calcext:value-type="string">
            <text:p>Getting started - официальная документация Docker - больше деталей #1</text:p>
          </table:table-cell>
          <table:table-cell table:number-columns-repeated="1022"/>
        </table:table-row>
        <table:table-row table:style-name="ro9">
          <table:table-cell table:style-name="ce100"/>
          <table:table-cell table:style-name="ce105" office:value-type="string" calcext:value-type="string">
            <text:p><text:span text:style-name="T553">Docker Desktop</text:span> разворачивает приложения по умолчанию на адресе localhost</text:p>
            <text:p><text:span text:style-name="T553">Docker Toolbox</text:span> — на 192.168.99.100</text:p>
          </table:table-cell>
          <table:table-cell table:number-columns-repeated="1022"/>
        </table:table-row>
        <table:table-row table:style-name="ro4">
          <table:table-cell table:style-name="ce100" office:value-type="string" calcext:value-type="string">
            <text:p/>
            <text:p>winpty docker exec -it //bin//sh</text:p>
          </table:table-cell>
          <table:table-cell table:style-name="ce100" office:value-type="string" calcext:value-type="string">
            <text:p>Для запуска на windows в git bash используй пред-комманду winpty и двойные слеши!</text:p>
          </table:table-cell>
          <table:table-cell table:number-columns-repeated="1022"/>
        </table:table-row>
        <table:table-row table:style-name="ro31">
          <table:table-cell table:style-name="ce101" office:value-type="string" calcext:value-type="string">
            <text:p>sudo groupadd docker</text:p>
            <text:p/>
            <text:p><text:span text:style-name="T401">sudo gpasswd -a $USER docker</text:span></text:p>
          </table:table-cell>
          <table:table-cell table:style-name="ce105" office:value-type="string" calcext:value-type="string">
            <text:p><text:span text:style-name="T554">To run docker without sudo:</text:span></text:p>
            <text:p><text:span text:style-name="T554">Add the docker group if it doesn't already exist.</text:span></text:p>
            <text:p><text:span text:style-name="T554">Add the connected user "$USER" to the docker group.</text:span></text:p>
            <text:p/>
            <text:p><text:span text:style-name="T554">Change the user name to match your preferred user if you do not want to use your current user:</text:span></text:p>
            <text:p/>
            <text:p><text:span text:style-name="T555">Either do a </text:span><text:span text:style-name="T556">newgrp docker</text:span><text:span text:style-name="T557"> or log out/in to activate the changes to groups.</text:span></text:p>
            <text:p><text:span text:style-name="T554">You can use</text:span></text:p>
            <text:p><text:span text:style-name="T401">docker run hello-world</text:span></text:p>
            <text:p><text:span text:style-name="T554">to check if you can run docker without sudo.</text:span></text:p>
            <text:p><text:span text:style-name="T401">sudo setfacl -m user:$USER:rw /var/run/docker.sock</text:span></text:p>
          </table:table-cell>
          <table:table-cell table:number-columns-repeated="1022"/>
        </table:table-row>
        <table:table-row table:style-name="ro2">
          <table:table-cell table:style-name="ce102" office:value-type="string" calcext:value-type="string">
            <text:p>Анализ</text:p>
          </table:table-cell>
          <table:table-cell table:style-name="ce102"/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103" office:value-type="string" calcext:value-type="string">
            <text:p>docker <text:span text:style-name="T331">ps</text:span></text:p>
          </table:table-cell>
          <table:table-cell table:style-name="ce55" office:value-type="string" calcext:value-type="string">
            <text:p>показать РАБОТАЮЩИЕ контейнеры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402">docker ps --all</text:span></text:p>
          </table:table-cell>
          <table:table-cell table:style-name="ce55" office:value-type="string" calcext:value-type="string">
            <text:p>показать ВСЕ контейнера, когда либо работавшие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docker ps -a</text:p>
          </table:table-cell>
          <table:table-cell table:style-name="ce55" office:value-type="string" calcext:value-type="string">
            <text:p>увидеть контейнеры работающие и отработавшие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<text:span text:style-name="T403">docker ps</text:span><text:span text:style-name="T404"> </text:span><text:span text:style-name="T405">-a -q</text:span></text:p>
          </table:table-cell>
          <table:table-cell table:style-name="ce55" office:value-type="string" calcext:value-type="string">
            <text:p><text:span text:style-name="T558">увидеть </text:span><text:span text:style-name="T405">только ID всех</text:span><text:span text:style-name="T404"> существующих контейнеров</text:span></text:p>
          </table:table-cell>
          <table:table-cell table:number-columns-repeated="1022"/>
        </table:table-row>
        <table:table-row table:style-name="ro1" table:number-rows-repeated="2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403">docker</text:span><text:span text:style-name="T404"> </text:span><text:span text:style-name="T405">images</text:span></text:p>
          </table:table-cell>
          <table:table-cell table:style-name="ce55" office:value-type="string" calcext:value-type="string">
            <text:p>посмотреть установленные имаджи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406">docker logs</text:span><text:span text:style-name="T404"> </text:span><text:span text:style-name="T407">&lt;container ID&gt;</text:span></text:p>
          </table:table-cell>
          <table:table-cell table:style-name="ce55" office:value-type="string" calcext:value-type="string">
            <text:p>shows all logs of a container even daemon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105" office:value-type="string" calcext:value-type="string">
            <text:p><text:span text:style-name="T408">docker </text:span><text:span text:style-name="T409">run</text:span><text:span text:style-name="T410"> -it </text:span><text:span text:style-name="T411">&lt;image name or ID&gt; </text:span><text:span text:style-name="T409">sh</text:span></text:p>
          </table:table-cell>
          <table:table-cell table:style-name="ce55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4">
          <table:table-cell table:style-name="ce105" office:value-type="string" calcext:value-type="string">
            <text:p><text:span text:style-name="T412">docker </text:span><text:span text:style-name="T413">volume ls</text:span></text:p>
          </table:table-cell>
          <table:table-cell table:style-name="ce105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1">
          <table:table-cell table:style-name="ce105" table:number-columns-repeated="2"/>
          <table:table-cell table:number-columns-repeated="1022"/>
        </table:table-row>
        <table:table-row table:style-name="ro2">
          <table:table-cell table:style-name="ce107" office:value-type="string" calcext:value-type="string">
            <text:p>docker <text:span text:style-name="T332">search</text:span> tomcat</text:p>
          </table:table-cell>
          <table:table-cell table:style-name="ce55" office:value-type="string" calcext:value-type="string">
            <text:p>Найти имадж в репозитории DockerHub</text:p>
          </table:table-cell>
          <table:table-cell table:number-columns-repeated="1022"/>
        </table:table-row>
        <table:table-row table:style-name="ro1" table:number-rows-repeated="2">
          <table:table-cell table:style-name="ce105"/>
          <table:table-cell table:style-name="ce55"/>
          <table:table-cell table:number-columns-repeated="1022"/>
        </table:table-row>
        <table:table-row table:style-name="ro2">
          <table:table-cell table:style-name="ce102" office:value-type="string" calcext:value-type="string">
            <text:p>ТЭГИ</text:p>
          </table:table-cell>
          <table:table-cell table:style-name="ce102"/>
          <table:table-cell table:number-columns-repeated="1022"/>
        </table:table-row>
        <table:table-row table:style-name="ro32">
          <table:table-cell table:style-name="ce55"/>
          <table:table-cell table:style-name="ce55" office:value-type="string" calcext:value-type="string">
            <text:p><text:span text:style-name="T331">Создают доп. ссылку на имадж.</text:span></text:p>
            <text:p><text:span text:style-name="T331">Старая ссылка, если была, то остается, и получается 2 ссылки на 1 имадж.</text:span></text:p>
            <text:p><text:span text:style-name="T331">Получается, как в Python, несколько ссылок (имен с тэгом) на один объект, имеющий один и тот же ID</text:span></text:p>
          </table:table-cell>
          <table:table-cell table:number-columns-repeated="1022"/>
        </table:table-row>
        <table:table-row table:style-name="ro4">
          <table:table-cell table:style-name="ce105" office:value-type="string" calcext:value-type="string">
            <text:p>docker <text:span text:style-name="T332">tag</text:span> <text:span text:style-name="T414">0e5574283393</text:span> <text:span text:style-name="T355">fedora</text:span>/<text:span text:style-name="T355">httpd</text:span>:<text:span text:style-name="T415">version1.0</text:span></text:p>
          </table:table-cell>
          <table:table-cell table:style-name="ce55" office:value-type="string" calcext:value-type="string">
            <text:p>Поставить тэг на имадж с <text:s/>ID “0e5574283393”: “fedora” репозиторий, имя «httpd», тэг “version1.0”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docker tag httpd:test fedora/httpd:version1.0.test</text:p>
          </table:table-cell>
          <table:table-cell table:style-name="ce55"/>
          <table:table-cell table:number-columns-repeated="1022"/>
        </table:table-row>
        <table:table-row table:style-name="ro1" table:number-rows-repeated="2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102" office:value-type="string" calcext:value-type="string">
            <text:p>Построение образа</text:p>
          </table:table-cell>
          <table:table-cell table:style-name="ce102"/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4">
          <table:table-cell table:style-name="ce109" office:value-type="string" calcext:value-type="string">
            <text:p>docker build .</text:p>
          </table:table-cell>
          <table:table-cell table:style-name="ce55" office:value-type="string" calcext:value-type="string">
            <text:p>build from a dockerfile from build context = current directory</text:p>
          </table:table-cell>
          <table:table-cell table:number-columns-repeated="1022"/>
        </table:table-row>
        <table:table-row table:style-name="ro33">
          <table:table-cell table:style-name="ce55" office:value-type="string" calcext:value-type="string">
            <text:p><text:span text:style-name="T416">docker build</text:span> <text:span text:style-name="T417">-t </text:span><text:span text:style-name="T418">&lt;имя имаджа&gt;</text:span>:<text:span text:style-name="T355">&lt;тэг&gt;</text:span> . <text:span text:style-name="T332">--no-cache</text:span></text:p>
          </table:table-cell>
          <table:table-cell table:style-name="ce57" office:value-type="string" calcext:value-type="string">
            <text:p>остроить имадж <text:span text:style-name="T559">с указанием имени и тэга</text:span>, <text:span text:style-name="T560">не используя кэш</text:span></text:p>
          </table:table-cell>
          <table:table-cell table:number-columns-repeated="1022"/>
        </table:table-row>
        <table:table-row table:style-name="ro9">
          <table:table-cell table:style-name="ce55" office:value-type="string" calcext:value-type="string">
            <text:p><text:span text:style-name="T419">docker build </text:span><text:span text:style-name="T420">-f Dockerfile</text:span><text:span text:style-name="T421"> -t </text:span><text:span text:style-name="T422">&lt;имя имаджа&gt;</text:span><text:span text:style-name="T423">:&lt;тэг&gt; </text:span><text:span text:style-name="T421">.</text:span></text:p>
          </table:table-cell>
          <table:table-cell table:style-name="ce55" office:value-type="string" calcext:value-type="string">
            <text:p><text:span text:style-name="T494">(точка в конце) создание имаджа с указанием в текущей папке (pwd) конкретного Docker-file как инструкции по сборке.</text:span></text:p>
          </table:table-cell>
          <table:table-cell table:number-columns-repeated="1022"/>
        </table:table-row>
        <table:table-row table:style-name="ro34">
          <table:table-cell table:style-name="ce105" office:value-type="string" calcext:value-type="string">
            <text:p><text:span text:style-name="T424">docker build -t </text:span><text:span text:style-name="T425">&lt;DockerHub account name&gt;</text:span><text:span text:style-name="T426">/</text:span><text:span text:style-name="T427">&lt;New Image name&gt;</text:span><text:span text:style-name="T428">:</text:span><text:span text:style-name="T429">&lt;Tag of version&gt;</text:span><text:span text:style-name="T426"> .</text:span></text:p>
          </table:table-cell>
          <table:table-cell table:style-name="ce55" office:value-type="string" calcext:value-type="string">
            <text:p><text:span text:style-name="T494">(dot in the end!) create an image for your DockerHub</text:span>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-t</text:p>
          </table:table-cell>
          <table:table-cell table:style-name="ce55" office:value-type="string" calcext:value-type="string">
            <text:p>Флаг ставит на образ имя и тэг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-p</text:p>
          </table:table-cell>
          <table:table-cell table:style-name="ce55" office:value-type="string" calcext:value-type="string">
            <text:p>флаг пробрасывает порты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-d</text:p>
          </table:table-cell>
          <table:table-cell table:style-name="ce55" office:value-type="string" calcext:value-type="string">
            <text:p><text:span text:style-name="T558">запускает образ в </text:span><text:span text:style-name="T561">detached режиме (</text:span><text:span text:style-name="T404">демоном), оставляя консоль совбодной для использования</text:span></text:p>
          </table:table-cell>
          <table:table-cell table:number-columns-repeated="1022"/>
        </table:table-row>
        <table:table-row table:style-name="ro9">
          <table:table-cell table:style-name="ce55" office:value-type="string" calcext:value-type="string">
            <text:p>--no-cache</text:p>
          </table:table-cell>
          <table:table-cell table:style-name="ce55" office:value-type="string" calcext:value-type="string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<text:a xlink:href="https://docs.docker.com/engine/reference/commandline/build/" xlink:type="simple">https://docs.docker.com/engine/reference/commandline/build/</text:a></text:p>
          </table:table-cell>
          <table:table-cell table:style-name="ce55" office:value-type="string" calcext:value-type="string">
            <text:p>Варианты флагов для docker build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105" office:value-type="string" calcext:value-type="string">
            <text:p><text:span text:style-name="T430">docker run -it </text:span><text:span text:style-name="T431">&lt;image name or ID&gt; </text:span><text:span text:style-name="T432">sh</text:span></text:p>
          </table:table-cell>
          <table:table-cell table:style-name="ce55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102" office:value-type="string" calcext:value-type="string">
            <text:p>Запуск</text:p>
          </table:table-cell>
          <table:table-cell table:style-name="ce102"/>
          <table:table-cell table:number-columns-repeated="1022"/>
        </table:table-row>
        <table:table-row table:style-name="ro2">
          <table:table-cell table:style-name="ce110" office:value-type="string" calcext:value-type="string">
            <text:p>run <text:span text:style-name="T433">= docker create + docker start</text:span></text:p>
          </table:table-cell>
          <table:table-cell table:style-name="ce55"/>
          <table:table-cell table:number-columns-repeated="1022"/>
        </table:table-row>
        <table:table-row table:style-name="ro9">
          <table:table-cell table:style-name="ce105" office:value-type="string" calcext:value-type="string">
            <text:p><text:span text:style-name="T434">docker run </text:span><text:span text:style-name="T435">&lt;имя имаджа&gt;</text:span></text:p>
          </table:table-cell>
          <table:table-cell table:style-name="ce55" office:value-type="string" calcext:value-type="string">
            <text:p><text:span text:style-name="T494">запустить контейнер,</text:span></text:p>
            <text:p><text:span text:style-name="T494">если его нет, то создать из имаджа, скачав его с DockerHub, если имаджа нет на локальном компе.</text:span>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4">
          <table:table-cell table:style-name="ce105" office:value-type="string" calcext:value-type="string">
            <text:p><text:span text:style-name="T436">docker run</text:span><text:span text:style-name="T437"> </text:span><text:span text:style-name="T438">&lt;имя имаджа&gt; </text:span><text:span text:style-name="T437">command</text:span></text:p>
          </table:table-cell>
          <table:table-cell table:style-name="ce100" office:value-type="string" calcext:value-type="string">
            <text:p>запустить контейнер и сменить комманду запуска на заданную.</text:p>
          </table:table-cell>
          <table:table-cell table:number-columns-repeated="1022"/>
        </table:table-row>
        <table:table-row table:style-name="ro2">
          <table:table-cell table:style-name="ce105" office:value-type="string" calcext:value-type="string">
            <text:p><text:span text:style-name="T439">docker run</text:span><text:span text:style-name="T428"> </text:span><text:span text:style-name="T440">--name</text:span><text:span text:style-name="T428"> </text:span><text:span text:style-name="T441">&lt;имя контейнера&gt;</text:span><text:span text:style-name="T428"> </text:span><text:span text:style-name="T442">&lt;имя имаджа&gt;</text:span></text:p>
          </table:table-cell>
          <table:table-cell table:style-name="ce55" office:value-type="string" calcext:value-type="string">
            <text:p><text:span text:style-name="T562">создать и запустить контейнер, указав ему </text:span><text:span text:style-name="T563">ИМЯ</text:span></text:p>
          </table:table-cell>
          <table:table-cell table:number-columns-repeated="1022"/>
        </table:table-row>
        <table:table-row table:style-name="ro4">
          <table:table-cell table:style-name="ce114" office:value-type="string" calcext:value-type="string">
            <text:p><text:span text:style-name="T443">docker </text:span><text:span text:style-name="T444">run --name </text:span><text:span text:style-name="T445">&lt;имя контейнера&gt;</text:span><text:span text:style-name="T446"> </text:span><text:span text:style-name="T447">-d</text:span><text:span text:style-name="T448"> </text:span><text:span text:style-name="T449">&lt;имя имаджа&gt;</text:span></text:p>
          </table:table-cell>
          <table:table-cell table:style-name="ce161" office:value-type="string" calcext:value-type="string">
            <text:p>создать и запустить контейнер <text:span text:style-name="T564">фоном, ДЕМОНОМ</text:span><text:span text:style-name="T565">.</text:span></text:p>
          </table:table-cell>
          <table:table-cell table:number-columns-repeated="1022"/>
        </table:table-row>
        <table:table-row table:style-name="ro1">
          <table:table-cell table:style-name="ce55"/>
          <table:table-cell table:style-name="ce161"/>
          <table:table-cell table:number-columns-repeated="1022"/>
        </table:table-row>
        <table:table-row table:style-name="ro4">
          <table:table-cell table:style-name="ce153" office:value-type="string" calcext:value-type="string">
            <text:p><text:span text:style-name="T450">start </text:span><text:span text:style-name="T451">&lt;container ID&gt;</text:span></text:p>
          </table:table-cell>
          <table:table-cell table:style-name="ce100" office:value-type="string" calcext:value-type="string">
            <text:p>starts a container, that was created and exited before, by ID (starts its command once again)</text:p>
          </table:table-cell>
          <table:table-cell table:number-columns-repeated="1022"/>
        </table:table-row>
        <table:table-row table:style-name="ro2">
          <table:table-cell table:style-name="ce105" office:value-type="string" calcext:value-type="string">
            <text:p><text:span text:style-name="T430">docker start</text:span><text:span text:style-name="T432"> </text:span><text:span text:style-name="T452">225824d4f37c</text:span></text:p>
          </table:table-cell>
          <table:table-cell table:style-name="ce100" office:value-type="string" calcext:value-type="string">
            <text:p>start a container with ID 225824d4f37c</text:p>
          </table:table-cell>
          <table:table-cell table:number-columns-repeated="1022"/>
        </table:table-row>
        <table:table-row table:style-name="ro34">
          <table:table-cell table:style-name="ce105" office:value-type="string" calcext:value-type="string">
            <text:p><text:span text:style-name="T408">docker start</text:span><text:span text:style-name="T453"> </text:span><text:span text:style-name="T454">-a</text:span><text:span text:style-name="T453"> </text:span><text:span text:style-name="T455">225824d4f37c</text:span></text:p>
          </table:table-cell>
          <table:table-cell table:style-name="ce105" office:value-type="string" calcext:value-type="string">
            <text:p><text:span text:style-name="T566">start a container with ID 225824d4f37c </text:span><text:span text:style-name="T567">showing</text:span><text:span text:style-name="T432"> its output in terminal</text:span></text:p>
          </table:table-cell>
          <table:table-cell table:number-columns-repeated="1022"/>
        </table:table-row>
        <table:table-row table:style-name="ro4">
          <table:table-cell table:style-name="ce154" office:value-type="string" calcext:value-type="string">
            <text:p><text:span text:style-name="T456">docker </text:span><text:span text:style-name="T457">run</text:span><text:span text:style-name="T458"> </text:span><text:span text:style-name="T459">-it</text:span><text:span text:style-name="T458"> </text:span><text:span text:style-name="T460">-p</text:span><text:span text:style-name="T458"> 1234:8080 </text:span><text:span text:style-name="T461">&lt;имя имаджа&gt;</text:span></text:p>
          </table:table-cell>
          <table:table-cell table:style-name="ce162" office:value-type="string" calcext:value-type="string">
            <text:p>Запустить контейнер из имаджа с выводом его stdOut и проставлением портов</text:p>
          </table:table-cell>
          <table:table-cell table:number-columns-repeated="1022"/>
        </table:table-row>
        <table:table-row table:style-name="ro9">
          <table:table-cell table:style-name="ce155" office:value-type="string" calcext:value-type="string">
            <text:p><text:span text:style-name="T462">sudo docker</text:span><text:span text:style-name="T463"> </text:span><text:span text:style-name="T462">run</text:span><text:span text:style-name="T463"> </text:span><text:span text:style-name="T464">-it -p</text:span><text:span text:style-name="T463"> 8080:8080 --network=</text:span><text:span text:style-name="T465">"host"</text:span><text:span text:style-name="T463"> </text:span><text:span text:style-name="T462">--name</text:span><text:span text:style-name="T466"> </text:span><text:span text:style-name="T467">&lt;имя контейнера&gt;</text:span><text:span text:style-name="T468"> </text:span><text:span text:style-name="T469">&lt;имя имаджа&gt;</text:span></text:p>
          </table:table-cell>
          <table:table-cell table:style-name="ce163" office:value-type="string" calcext:value-type="string">
            <text:p>Запустить контейнер на указанных портах, </text:p>
            <text:p>чтоб он видел loclhost, например, базу данных,</text:p>
            <text:p>и чтоб в терминале бежал его stdout</text:p>
          </table:table-cell>
          <table:table-cell table:number-columns-repeated="1022"/>
        </table:table-row>
        <table:table-row table:style-name="ro35">
          <table:table-cell table:style-name="ce156" office:value-type="string" calcext:value-type="string">
            <text:p><text:span text:style-name="T470">docker </text:span><text:span text:style-name="T471">run</text:span><text:span text:style-name="T472"> </text:span><text:span text:style-name="T473">-it</text:span><text:span text:style-name="T472"> </text:span><text:span text:style-name="T474">-p</text:span><text:span text:style-name="T472"> 1234:8080 tomcat</text:span></text:p>
          </table:table-cell>
          <table:table-cell table:style-name="ce107" office:value-type="string" calcext:value-type="string">
            <text:p><text:span text:style-name="T375">запустить Томкат</text:span></text:p>
            <text:p><text:span text:style-name="T568">-it</text:span><text:span text:style-name="T521"> - интерактивно, будем видеть, как он бежит в терминале,</text:span></text:p>
            <text:p><text:span text:style-name="T568">-p</text:span><text:span text:style-name="T521"> 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1022"/>
        </table:table-row>
        <table:table-row table:style-name="ro2">
          <table:table-cell table:style-name="ce107" office:value-type="string" calcext:value-type="string">
            <text:p>docker run -it -p 8888:80 nginx</text:p>
          </table:table-cell>
          <table:table-cell table:style-name="ce107" office:value-type="string" calcext:value-type="string">
            <text:p>запускает Nginx с внешним портом 8888</text:p>
          </table:table-cell>
          <table:table-cell table:number-columns-repeated="1022"/>
        </table:table-row>
        <table:table-row table:style-name="ro1" table:number-rows-repeated="3">
          <table:table-cell table:style-name="ce107" table:number-columns-repeated="2"/>
          <table:table-cell table:number-columns-repeated="1022"/>
        </table:table-row>
        <table:table-row table:style-name="ro2">
          <table:table-cell table:style-name="ce157" office:value-type="string" calcext:value-type="string">
            <text:p>С открытым терминалом внутри контейнера</text:p>
          </table:table-cell>
          <table:table-cell table:style-name="ce157"/>
          <table:table-cell table:number-columns-repeated="1022"/>
        </table:table-row>
        <table:table-row table:style-name="ro36">
          <table:table-cell table:style-name="ce105" office:value-type="string" calcext:value-type="string">
            <text:p><text:span text:style-name="T475">docker run </text:span><text:span text:style-name="T476">busybox</text:span><text:span text:style-name="T437"> </text:span><text:span text:style-name="T477">&lt;LINUX COMMAND&gt;</text:span></text:p>
          </table:table-cell>
          <table:table-cell table:style-name="ce105" office:value-type="string" calcext:value-type="string">
            <text:p><text:span text:style-name="T566">контейнер</text:span><text:span text:style-name="T569">, </text:span><text:span text:style-name="T570">позволяющий выполнять комманды Linux</text:span></text:p>
          </table:table-cell>
          <table:table-cell table:number-columns-repeated="1022"/>
        </table:table-row>
        <table:table-row table:style-name="ro37">
          <table:table-cell table:style-name="ce105" office:value-type="string" calcext:value-type="string">
            <text:p><text:span text:style-name="T478">docker run </text:span><text:span text:style-name="T479">-it</text:span><text:span text:style-name="T480"> </text:span><text:span text:style-name="T481">busybox</text:span><text:span text:style-name="T480"> </text:span><text:span text:style-name="T482">sh</text:span></text:p>
          </table:table-cell>
          <table:table-cell table:style-name="ce105" office:value-type="string" calcext:value-type="string">
            <text:p><text:span text:style-name="T571">run a container with this window </text:span><text:span text:style-name="T572">connected to STDIN</text:span><text:span text:style-name="T453"> of a container and </text:span><text:span text:style-name="T573">linux terminal opened</text:span><text:span text:style-name="T453"> inside it (Ctrl+D or ‘exit’ to exit)</text:span></text:p>
          </table:table-cell>
          <table:table-cell table:number-columns-repeated="1022"/>
        </table:table-row>
        <table:table-row table:style-name="ro2">
          <table:table-cell table:style-name="ce157" office:value-type="string" calcext:value-type="string">
            <text:p>С ПОРТАМИ</text:p>
          </table:table-cell>
          <table:table-cell table:style-name="ce157"/>
          <table:table-cell table:number-columns-repeated="1022"/>
        </table:table-row>
        <table:table-row table:style-name="ro35">
          <table:table-cell table:style-name="ce105" office:value-type="string" calcext:value-type="string">
            <text:p><text:span text:style-name="T483">docker run</text:span><text:span text:style-name="T428"> </text:span><text:span text:style-name="T484">-p</text:span><text:span text:style-name="T428"> </text:span><text:span text:style-name="T484">8080</text:span><text:span text:style-name="T428">:8080 </text:span><text:span text:style-name="T442">&lt;image name or ID&gt;</text:span></text:p>
          </table:table-cell>
          <table:table-cell table:style-name="ce105" office:value-type="string" calcext:value-type="string">
            <text:p><text:span text:style-name="T566">Порты: </text:span><text:span text:style-name="T574">СНАРУЖИ</text:span><text:span text:style-name="T432">:ВНУТРИ.</text:span></text:p>
            <text:p><text:span text:style-name="T566">run a container with </text:span><text:span text:style-name="T575">redirecting incoming fetches</text:span><text:span text:style-name="T432"> on port … to a container. Second port is a port inside of a container for inside programs to listen.</text:span></text:p>
          </table:table-cell>
          <table:table-cell table:number-columns-repeated="1022"/>
        </table:table-row>
        <table:table-row table:style-name="ro2">
          <table:table-cell table:style-name="ce157" office:value-type="string" calcext:value-type="string">
            <text:p>самоликвидация контейнера</text:p>
          </table:table-cell>
          <table:table-cell table:style-name="ce157"/>
          <table:table-cell table:number-columns-repeated="1022"/>
        </table:table-row>
        <table:table-row table:style-name="ro34">
          <table:table-cell table:style-name="ce105" office:value-type="string" calcext:value-type="string">
            <text:p><text:span text:style-name="T424">docker run --name</text:span><text:span text:style-name="T428"> </text:span><text:span text:style-name="T485">&lt;имя контейнера&gt;</text:span><text:span text:style-name="T428"> </text:span><text:span text:style-name="T486">-d</text:span><text:span text:style-name="T440"> --rm </text:span><text:span text:style-name="T429">&lt;имя имаджа&gt;</text:span></text:p>
          </table:table-cell>
          <table:table-cell table:style-name="ce105" office:value-type="string" calcext:value-type="string">
            <text:p><text:span text:style-name="T576">- создать и запустить контейнер </text:span><text:span text:style-name="T530">фоном</text:span><text:span text:style-name="T517">, </text:span><text:span text:style-name="T550">который сам удалится после выполнения</text:span>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docker run --rm --name &lt;имя контейнера&gt; -d -p 8080:8080 &lt;имя имаджа&gt;</text:p>
          </table:table-cell>
          <table:table-cell table:style-name="ce105" office:value-type="string" calcext:value-type="string">
            <text:p>то же самое с пробрасыванием порта 8080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157" office:value-type="string" calcext:value-type="string">
            <text:p>ВРЕМЕННЫЕ ЗОНЫ</text:p>
          </table:table-cell>
          <table:table-cell table:style-name="ce157"/>
          <table:table-cell table:number-columns-repeated="1022"/>
        </table:table-row>
        <table:table-row table:style-name="ro4">
          <table:table-cell table:style-name="ce55" office:value-type="string" calcext:value-type="string">
            <text:p><text:span text:style-name="T419">docker run --rm --name</text:span><text:span text:style-name="T423"> </text:span><text:span text:style-name="T487">&lt;имя контейнера&gt;</text:span><text:span text:style-name="T423"> -d -p 8080:8080 </text:span><text:span text:style-name="T488">-e TZ=Europe/Moscow</text:span><text:span text:style-name="T423"> &lt;имя имаджа&gt;</text:span></text:p>
          </table:table-cell>
          <table:table-cell table:style-name="ce55" office:value-type="string" calcext:value-type="string">
            <text:p><text:span text:style-name="T494">о же самое с декларацией переменной e, отвечающей за временную зону.</text:span></text:p>
          </table:table-cell>
          <table:table-cell table:number-columns-repeated="1022"/>
        </table:table-row>
        <table:table-row table:style-name="ro1" table:number-rows-repeated="2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102" office:value-type="string" calcext:value-type="string">
            <text:p>ХРАНЕНИЕ ДАННЫХ</text:p>
          </table:table-cell>
          <table:table-cell table:style-name="ce102"/>
          <table:table-cell table:number-columns-repeated="1022"/>
        </table:table-row>
        <table:table-row table:style-name="ro3">
          <table:table-cell table:style-name="ce158" office:value-type="string" calcext:value-type="string">
            <text:p><text:span text:style-name="T489">docker run --name</text:span> <text:span text:style-name="T490">&lt;имя контейнера&gt; </text:span>-<text:span text:style-name="T491">d</text:span> -<text:span text:style-name="T492">p</text:span> 8080:8080 -<text:span text:style-name="T493">e</text:span> <text:span text:style-name="T494">TZ</text:span>=<text:span text:style-name="T495">Europe</text:span>/<text:span text:style-name="T496">Moscow</text:span> <text:span text:style-name="T497">-v &lt;абсолютный путь на хостовой машине&gt;: &lt;абсолютный путь внутри контейнера</text:span><text:span text:style-name="T498">&gt; &lt;имя имаджа&gt;</text:span></text:p>
          </table:table-cell>
          <table:table-cell table:style-name="ce55" office:value-type="string" calcext:value-type="string">
            <text:p><text:span text:style-name="T558">монтирование папки для сохранения данных </text:span><text:span text:style-name="T405">внутри контейнера</text:span><text:span text:style-name="T404"> между запусками</text:span></text:p>
          </table:table-cell>
          <table:table-cell table:number-columns-repeated="1022"/>
        </table:table-row>
        <table:table-row table:style-name="ro32">
          <table:table-cell table:style-name="ce105" office:value-type="string" calcext:value-type="string">
            <text:p><text:span text:style-name="T499">docker run -p 3000:3000 </text:span><text:span text:style-name="T479">-v app/node_modules</text:span><text:span text:style-name="T500"> </text:span><text:span text:style-name="T501">-v $(pwd):/app</text:span><text:span text:style-name="T500"> </text:span><text:span text:style-name="T481">&lt;image ID&gt;</text:span></text:p>
          </table:table-cell>
          <table:table-cell table:style-name="ce105" office:value-type="string" calcext:value-type="string">
            <text:p><text:span text:style-name="T577">put a bookmark on a nod modules folder of a container (bookmark means «Don“t touch it, don“t reference, this folder works fine»)</text:span><text:span text:style-name="T432"> and </text:span><text:span text:style-name="T578">make reference of our (PWD — print working directory) workdir folder to a folder inside a container</text:span></text:p>
            <text:p><text:span text:style-name="T375">(we make a volume = refernce)</text:span></text:p>
          </table:table-cell>
          <table:table-cell table:number-columns-repeated="1022"/>
        </table:table-row>
        <table:table-row table:style-name="ro9">
          <table:table-cell table:style-name="ce105" office:value-type="string" calcext:value-type="string">
            <text:p><text:span text:style-name="T502">docker</text:span><text:span text:style-name="T503"> </text:span><text:span text:style-name="T504">run</text:span><text:span text:style-name="T505"> --</text:span><text:span text:style-name="T506">rm</text:span><text:span text:style-name="T507"> -</text:span><text:span text:style-name="T506">d</text:span><text:span text:style-name="T505"> -</text:span><text:span text:style-name="T504">p</text:span><text:span text:style-name="T508"> 27017: 27017 </text:span><text:span text:style-name="T504">mongo</text:span></text:p>
          </table:table-cell>
          <table:table-cell table:style-name="ce105" office:value-type="string" calcext:value-type="string">
            <text:p><text:span text:style-name="T375">запуск контейнера </text:span>Mongo из имаджа с Докер-библиотеки. <text:span text:style-name="T553">Временная</text:span> ДБ, которая <text:span text:style-name="T553">затрётся при выключении контейнера.</text:span></text:p>
          </table:table-cell>
          <table:table-cell table:number-columns-repeated="1022"/>
        </table:table-row>
        <table:table-row table:style-name="ro1">
          <table:table-cell table:style-name="ce105" table:number-columns-repeated="2"/>
          <table:table-cell table:number-columns-repeated="1022"/>
        </table:table-row>
        <table:table-row table:style-name="ro1">
          <table:table-cell table:style-name="ce105"/>
          <table:table-cell table:style-name="ce55"/>
          <table:table-cell table:number-columns-repeated="1022"/>
        </table:table-row>
        <table:table-row table:style-name="ro2">
          <table:table-cell table:style-name="ce157" office:value-type="string" calcext:value-type="string">
            <text:p>VOLUMES</text:p>
          </table:table-cell>
          <table:table-cell table:style-name="ce157"/>
          <table:table-cell table:number-columns-repeated="1022"/>
        </table:table-row>
        <table:table-row table:style-name="ro2">
          <table:table-cell table:style-name="ce105" office:value-type="string" calcext:value-type="string">
            <text:p><text:span text:style-name="T509">docker volume create</text:span><text:span text:style-name="T432"> </text:span><text:span text:style-name="T510">&lt;имя волюма&gt;</text:span></text:p>
          </table:table-cell>
          <table:table-cell table:style-name="ce105" office:value-type="string" calcext:value-type="string">
            <text:p>создать новый волюм (папку хранения данных)</text:p>
          </table:table-cell>
          <table:table-cell table:number-columns-repeated="1022"/>
        </table:table-row>
        <table:table-row table:style-name="ro4">
          <table:table-cell table:style-name="ce105" office:value-type="string" calcext:value-type="string">
            <text:p><text:span text:style-name="T511">docker volume ls</text:span></text:p>
          </table:table-cell>
          <table:table-cell table:style-name="ce105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3">
          <table:table-cell table:style-name="ce105" office:value-type="string" calcext:value-type="string">
            <text:p><text:span text:style-name="T512">docker run --rm --name</text:span> &lt; имя контейнера &gt; <text:span text:style-name="T513">-d -p 8080:8080 -e TZ=Europe/Moscow -</text:span><text:span text:style-name="T514">v &lt;ИМЯ ВОЛЮМА&gt;: &lt;абсолютный путь внутри контейнера</text:span>&gt; &lt; имя имаджа &gt;</text:p>
          </table:table-cell>
          <table:table-cell table:style-name="ce105" office:value-type="string" calcext:value-type="string">
            <text:p>монтирование папки для сохранения данных <text:span text:style-name="T579">вне контейнера, в независимом Вольюме (папке).</text:span></text:p>
          </table:table-cell>
          <table:table-cell table:number-columns-repeated="1022"/>
        </table:table-row>
        <table:table-row table:style-name="ro1">
          <table:table-cell table:style-name="ce105" table:number-columns-repeated="2"/>
          <table:table-cell table:number-columns-repeated="1022"/>
        </table:table-row>
        <table:table-row table:style-name="ro1" table:number-rows-repeated="2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102" office:value-type="string" calcext:value-type="string">
            <text:p>Работа с функционирующим контейнером</text:p>
          </table:table-cell>
          <table:table-cell table:style-name="ce102"/>
          <table:table-cell table:number-columns-repeated="1022"/>
        </table:table-row>
        <table:table-row table:style-name="ro2">
          <table:table-cell table:style-name="ce159" office:value-type="string" calcext:value-type="string">
            <text:p>exec</text:p>
          </table:table-cell>
          <table:table-cell table:style-name="ce100" office:value-type="string" calcext:value-type="string">
            <text:p>даёт доступ к контейнеру и программам внутри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<text:span text:style-name="T402">docker</text:span> exec -it &lt;container ID&gt; &lt;command&gt;</text:p>
          </table:table-cell>
          <table:table-cell table:style-name="ce55" office:value-type="string" calcext:value-type="string">
            <text:p><text:span text:style-name="T580">allows to provide input</text:span><text:span text:style-name="T423"> </text:span><text:span text:style-name="T420">with tips and help</text:span><text:span text:style-name="T423"> to STDIN and </text:span><text:span text:style-name="T581">send another command</text:span><text:span text:style-name="T423"> to a container</text:span>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402">docker</text:span> exec -u 0 -it &lt;container ID&gt; /bin/bash</text:p>
          </table:table-cell>
          <table:table-cell table:style-name="ce55" office:value-type="string" calcext:value-type="string">
            <text:p>Подключиться к контейнеру от имени рута</text:p>
          </table:table-cell>
          <table:table-cell table:number-columns-repeated="1022"/>
        </table:table-row>
        <table:table-row table:style-name="ro4">
          <table:table-cell table:style-name="ce105" office:value-type="string" calcext:value-type="string">
            <text:p><text:span text:style-name="T515">docker exec -it </text:span><text:span text:style-name="T516">&lt;container ID&gt;</text:span><text:span text:style-name="T517"> </text:span><text:span text:style-name="T518">sh</text:span></text:p>
          </table:table-cell>
          <table:table-cell table:style-name="ce105" office:value-type="string" calcext:value-type="string">
            <text:p>opens a terminal INSIDE of a container for program to see your commands</text:p>
          </table:table-cell>
          <table:table-cell table:number-columns-repeated="1022"/>
        </table:table-row>
        <table:table-row table:style-name="ro2">
          <table:table-cell table:style-name="ce107" office:value-type="string" calcext:value-type="string">
            <text:p>docker exec -it <text:span text:style-name="T519">&lt;container ID&gt;</text:span> /bin/bash</text:p>
          </table:table-cell>
          <table:table-cell table:style-name="ce105" office:value-type="string" calcext:value-type="string">
            <text:p>то же самое: вызов баша внутри контейнера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494">Ctrl+D or ‘exit’</text:span></text:p>
          </table:table-cell>
          <table:table-cell table:style-name="ce100" office:value-type="string" calcext:value-type="string">
            <text:p>to exit this inside-terminal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38">
          <table:table-cell table:style-name="ce105" office:value-type="string" calcext:value-type="string">
            <text:p><text:span text:style-name="T520">docker </text:span><text:span text:style-name="T413">commit</text:span><text:span text:style-name="T521"> </text:span><text:span text:style-name="T522">-c</text:span><text:span text:style-name="T521"> </text:span><text:span text:style-name="T523">„CMD [«redis-server»]“</text:span><text:span text:style-name="T521"> </text:span><text:span text:style-name="T524">&lt;ID of a container&gt;</text:span></text:p>
          </table:table-cell>
          <table:table-cell table:style-name="ce105" office:value-type="string" calcext:value-type="string">
            <text:p><text:span text:style-name="T375">Создаёт имадж из выбранного контейнера.</text:span></text:p>
            <text:p><text:span text:style-name="T375">То есть можно запустить контейнер, с ним поработать, внутри что-то настроить, переписать Main-омманды… и из этого сделать имадж.</text:span></text:p>
            <text:p/>
            <text:p><text:span text:style-name="T375">Именно так на каждом шагу делают Dockerfiles</text:span></text:p>
          </table:table-cell>
          <table:table-cell table:number-columns-repeated="1022"/>
        </table:table-row>
        <table:table-row table:style-name="ro36">
          <table:table-cell table:style-name="ce105" office:value-type="string" calcext:value-type="string">
            <text:p><text:span text:style-name="T412">docker </text:span><text:span text:style-name="T413">commit</text:span><text:span text:style-name="T525"> </text:span><text:span text:style-name="T526">5267e21d140</text:span><text:span text:style-name="T525"> </text:span><text:span text:style-name="T527">denis_v2</text:span><text:span text:style-name="T525">:</text:span><text:span text:style-name="T528">latest</text:span>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11">
          <table:table-cell table:style-name="ce55" office:value-type="string" calcext:value-type="string">
            <text:p><text:span text:style-name="T402">docker</text:span> <text:span text:style-name="T529">cp</text:span> foo.txt <text:span text:style-name="T415">mycontainer</text:span>:/foo.txt</text:p>
          </table:table-cell>
          <table:table-cell table:style-name="ce55" office:value-type="string" calcext:value-type="string">
            <text:p>Копировать файл В контейнер с хоста</text:p>
            <text:p/>
            <text:p>Окончания строк файла надо перевести в Unix-формат! Можно сделать в Notepad+ командой "edit→EOL Convesion → UNIX/OSX Format"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402">docker</text:span> <text:span text:style-name="T529">cp</text:span> mycontainer:/foo.txt foo.txt</text:p>
          </table:table-cell>
          <table:table-cell table:style-name="ce55" office:value-type="string" calcext:value-type="string">
            <text:p>Копировать файл ИЗ контейнера на хост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<text:span text:style-name="T402">docker</text:span> <text:span text:style-name="T529">cp</text:span> src/. mycontainer:/target</text:p>
            <text:p><text:span text:style-name="T402">docker</text:span> <text:span text:style-name="T529">cp</text:span> mycontainer:/src/. target</text:p>
          </table:table-cell>
          <table:table-cell table:style-name="ce55" office:value-type="string" calcext:value-type="string">
            <text:p>Копировать папку с хоста В контейнер.</text:p>
            <text:p>Копировать папку ИЗ контейнера на хост</text:p>
          </table:table-cell>
          <table:table-cell table:number-columns-repeated="1022"/>
        </table:table-row>
        <table:table-row table:style-name="ro1" table:number-rows-repeated="4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102" office:value-type="string" calcext:value-type="string">
            <text:p>Остановка</text:p>
          </table:table-cell>
          <table:table-cell table:style-name="ce102"/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34">
          <table:table-cell table:style-name="ce105" office:value-type="string" calcext:value-type="string">
            <text:p><text:span text:style-name="T475">docker </text:span><text:span text:style-name="T530">stop</text:span><text:span text:style-name="T437"> </text:span><text:span text:style-name="T516">&lt;name or ID of a container&gt;</text:span></text:p>
          </table:table-cell>
          <table:table-cell table:style-name="ce105" office:value-type="string" calcext:value-type="string">
            <text:p><text:span text:style-name="T582">stop </text:span><text:span text:style-name="T521">the work of a container giving it a time (10 seconds before kill command will come automatically) to cleanup and go to sleep</text:span></text:p>
          </table:table-cell>
          <table:table-cell table:number-columns-repeated="1022"/>
        </table:table-row>
        <table:table-row table:style-name="ro36">
          <table:table-cell table:style-name="ce105" office:value-type="string" calcext:value-type="string">
            <text:p><text:span text:style-name="T515">docker </text:span><text:span text:style-name="T518">kill</text:span><text:span text:style-name="T517"> </text:span><text:span text:style-name="T516">&lt;name or ID of a container&gt;</text:span></text:p>
          </table:table-cell>
          <table:table-cell table:style-name="ce105" office:value-type="string" calcext:value-type="string">
            <text:p><text:span text:style-name="T583">kill</text:span><text:span text:style-name="T452"> container </text:span><text:span text:style-name="T432">immediately</text:span>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402">docker</text:span> <text:span text:style-name="T531">stop</text:span> $(<text:span text:style-name="T402">docker</text:span> <text:span text:style-name="T529">ps</text:span> -a -q)</text:p>
          </table:table-cell>
          <table:table-cell table:style-name="ce55" office:value-type="string" calcext:value-type="string">
            <text:p>Остановить все контейнеры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102" office:value-type="string" calcext:value-type="string">
            <text:p>Удаление</text:p>
          </table:table-cell>
          <table:table-cell table:style-name="ce102"/>
          <table:table-cell table:number-columns-repeated="1022"/>
        </table:table-row>
        <table:table-row table:style-name="ro9">
          <table:table-cell table:style-name="ce159" office:value-type="string" calcext:value-type="string">
            <text:p>system prune</text:p>
          </table:table-cell>
          <table:table-cell table:style-name="ce105" office:value-type="string" calcext:value-type="string">
            <text:p>delete all stopped containers, all networks not used, all dangling images, build cache (any image, feched from docker hub)</text:p>
          </table:table-cell>
          <table:table-cell table:number-columns-repeated="1022"/>
        </table:table-row>
        <table:table-row table:style-name="ro1">
          <table:table-cell table:style-name="ce159"/>
          <table:table-cell table:style-name="ce105"/>
          <table:table-cell table:number-columns-repeated="1022"/>
        </table:table-row>
        <table:table-row table:style-name="ro2">
          <table:table-cell table:style-name="ce107" office:value-type="string" calcext:value-type="string">
            <text:p>docker<text:span text:style-name="T532"> </text:span><text:span text:style-name="T533">rm</text:span><text:span text:style-name="T534"> </text:span><text:span text:style-name="T535">&lt;ID контейнера или имя&gt;</text:span></text:p>
          </table:table-cell>
          <table:table-cell table:style-name="ce55" office:value-type="string" calcext:value-type="string">
            <text:p><text:span text:style-name="T558">остановить выполнение контейнера и </text:span><text:span text:style-name="T405">удалить</text:span><text:span text:style-name="T404"> его</text:span></text:p>
          </table:table-cell>
          <table:table-cell table:number-columns-repeated="1022"/>
        </table:table-row>
        <table:table-row table:style-name="ro2">
          <table:table-cell table:style-name="ce107" office:value-type="string" calcext:value-type="string">
            <text:p><text:span text:style-name="T536">docker rm</text:span><text:span text:style-name="T537"> $(</text:span><text:span text:style-name="T538">docker ps</text:span><text:span text:style-name="T534"> -</text:span><text:span text:style-name="T539">qa)</text:span></text:p>
          </table:table-cell>
          <table:table-cell table:style-name="ce105" office:value-type="string" calcext:value-type="string">
            <text:p>удалим все контейнеры.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540">docker</text:span><text:span text:style-name="T541"> </text:span><text:span text:style-name="T542">rmi</text:span><text:span text:style-name="T541"> </text:span><text:span text:style-name="T543">&lt;имя имаджа&gt;</text:span></text:p>
          </table:table-cell>
          <table:table-cell table:style-name="ce105" office:value-type="string" calcext:value-type="string">
            <text:p>удалить имадж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<text:span text:style-name="T419">docker</text:span><text:span text:style-name="T423"> </text:span><text:span text:style-name="T421">rmi</text:span><text:span text:style-name="T423"> $(</text:span><text:span text:style-name="T544">docker images -q</text:span><text:span text:style-name="T423">)</text:span></text:p>
          </table:table-cell>
          <table:table-cell table:style-name="ce55" office:value-type="string" calcext:value-type="string">
            <text:p><text:span text:style-name="T494">показать ID всех имаджей и по ID все удалить</text:span>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4">
          <table:table-cell table:style-name="ce55" office:value-type="string" calcext:value-type="string">
            <text:p><text:span text:style-name="T545">sudo docker rmi </text:span><text:span text:style-name="T546">$(</text:span><text:span text:style-name="T547">sudo docker images -f</text:span><text:span text:style-name="T546"> "dangling=true" -q)</text:span></text:p>
          </table:table-cell>
          <table:table-cell table:style-name="ce99" office:value-type="string" calcext:value-type="string">
            <text:p>удалить все нетегированные имаджи</text:p>
          </table:table-cell>
          <table:table-cell table:number-columns-repeated="1022"/>
        </table:table-row>
        <table:table-row table:style-name="ro1" table:number-rows-repeated="4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102" office:value-type="string" calcext:value-type="string">
            <text:p>Dockerfile</text:p>
          </table:table-cell>
          <table:table-cell table:style-name="ce102" office:value-type="string" calcext:value-type="string">
            <text:p>Файл, по которому собирается имадж</text:p>
          </table:table-cell>
          <table:table-cell table:number-columns-repeated="1022"/>
        </table:table-row>
        <table:table-row table:style-name="ro9">
          <table:table-cell table:style-name="ce55" office:value-type="string" calcext:value-type="string">
            <text:p><text:span text:style-name="T433">FROM python:3.6</text:span></text:p>
            <text:p><text:span text:style-name="T548">RUN mkdir -p </text:span><text:span text:style-name="T549">/usr/src/app/</text:span></text:p>
            <text:p><text:span text:style-name="T548">WORKDIR </text:span><text:span text:style-name="T549">/usr/src/app/</text:span></text:p>
          </table:table-cell>
          <table:table-cell table:style-name="ce100"/>
          <table:table-cell table:number-columns-repeated="1022"/>
        </table:table-row>
        <table:table-row table:style-name="ro4">
          <table:table-cell table:style-name="ce105" office:value-type="string" calcext:value-type="string">
            <text:p><text:span text:style-name="T475">COPY </text:span><text:span text:style-name="T550">.</text:span><text:span text:style-name="T437"> </text:span><text:span text:style-name="T551">/usr/src/app/</text:span></text:p>
          </table:table-cell>
          <table:table-cell table:style-name="ce100" office:value-type="string" calcext:value-type="string">
            <text:p>- <text:span text:style-name="T584">a path on our computer relatively to a build context</text:span> and <text:span text:style-name="T585">a path inside a container</text:span>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RUN pip install --no-cache-dir -r requirements.txt</text:p>
            <text:p>EXPOSE 8080-декларирование порта</text:p>
          </table:table-cell>
          <table:table-cell table:style-name="ce100"/>
          <table:table-cell table:number-columns-repeated="1022"/>
        </table:table-row>
        <table:table-row table:style-name="ro4">
          <table:table-cell table:style-name="ce107" office:value-type="string" calcext:value-type="string">
            <text:p><text:span text:style-name="T375">CMD [“python”, “app.py”]</text:span></text:p>
          </table:table-cell>
          <table:table-cell table:style-name="ce55" office:value-type="string" calcext:value-type="string">
            <text:p><text:span text:style-name="T562">вместо CMD может быть </text:span><text:span text:style-name="T586">ENTRYPOINT [“python”, “app.py”]</text:span></text:p>
          </table:table-cell>
          <table:table-cell table:number-columns-repeated="1022"/>
        </table:table-row>
        <table:table-row table:style-name="ro4">
          <table:table-cell table:style-name="ce107" office:value-type="string" calcext:value-type="string">
            <text:p>ENV TZ Europe/Moscow</text:p>
          </table:table-cell>
          <table:table-cell table:style-name="ce164" office:value-type="string" calcext:value-type="string">
            <text:p>- установка временной зоны для виртуального окружения внутри контейнера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39">
          <table:table-cell table:style-name="ce55" office:value-type="string" calcext:value-type="string">
            <text:p><text:span text:style-name="T433">FROM python:3.8</text:span></text:p>
            <text:p><text:span text:style-name="T433">RUN mkdir -p /usr/src/app1/</text:span></text:p>
            <text:p><text:span text:style-name="T433">WORKDIR /usr/src/app1/</text:span></text:p>
            <text:p><text:span text:style-name="T433">COPY . /usr/src/app1/</text:span></text:p>
            <text:p><text:span text:style-name="T433">RUN pip install --no-cache-dir -r requirements.txt</text:span></text:p>
            <text:p><text:span text:style-name="T433">EXPOSE 8080</text:span></text:p>
            <text:p/>
            <text:p><text:span text:style-name="T433">ENTRYPOINT ["python"]</text:span></text:p>
            <text:p><text:span text:style-name="T433">CMD ["flask_app1.py"]</text:span></text:p>
          </table:table-cell>
          <table:table-cell table:style-name="ce55" office:value-type="string" calcext:value-type="string">
            <text:p>Сборка имаджа flask-приложения</text:p>
          </table:table-cell>
          <table:table-cell table:number-columns-repeated="1022"/>
        </table:table-row>
        <table:table-row table:style-name="ro1" table:number-rows-repeated="2">
          <table:table-cell table:style-name="ce55" table:number-columns-repeated="2"/>
          <table:table-cell table:number-columns-repeated="1022"/>
        </table:table-row>
        <table:table-row table:style-name="ro4">
          <table:table-cell table:style-name="ce102" office:value-type="string" calcext:value-type="string">
            <text:p>docker-compose</text:p>
          </table:table-cell>
          <table:table-cell table:style-name="ce102" office:value-type="string" calcext:value-type="string">
            <text:p>Инструкции по сборке и запуску нескольких имаджей/контенеров</text:p>
          </table:table-cell>
          <table:table-cell table:number-columns-repeated="1022"/>
        </table:table-row>
        <table:table-row table:style-name="ro39">
          <table:table-cell table:style-name="ce55" office:value-type="string" calcext:value-type="string">
            <text:p>version: '3'</text:p>
            <text:p>services:</text:p>
            <text:p>redis-server:</text:p>
            <text:p>image: 'redis'</text:p>
            <text:p>node-app:</text:p>
            <text:p>build: .</text:p>
            <text:p>restart: on-failure</text:p>
            <text:p>ports:</text:p>
            <text:p>- "4001:8081"</text:p>
          </table:table-cell>
          <table:table-cell table:style-name="ce55" office:value-type="string" calcext:value-type="string">
            <text:p>Запуск приложения и redis-сервера</text:p>
          </table:table-cell>
          <table:table-cell table:number-columns-repeated="1022"/>
        </table:table-row>
        <table:table-row table:style-name="ro40">
          <table:table-cell table:style-name="ce160" office:value-type="string" calcext:value-type="string">
            <text:p><text:a xlink:href="https://docs.docker.com/config/containers/start-containers-automatically/" xlink:type="simple">https://docs.docker.com/config/containers/start-containers-automatically/</text:a></text:p>
          </table:table-cell>
          <table:table-cell table:style-name="ce55" office:value-type="string" calcext:value-type="string">
            <text:p>Политики перезапуска</text:p>
          </table:table-cell>
          <table:table-cell table:number-columns-repeated="1022"/>
        </table:table-row>
        <table:table-row table:style-name="ro4">
          <table:table-cell table:style-name="ce55" office:value-type="string" calcext:value-type="string">
            <text:p><text:span text:style-name="T511">docker-compose</text:span> <text:span text:style-name="T529">up</text:span></text:p>
          </table:table-cell>
          <table:table-cell table:style-name="ce55" office:value-type="string" calcext:value-type="string">
            <text:p>Команда запуска композа всего, что указано в файле docker-compose.yml</text:p>
          </table:table-cell>
          <table:table-cell table:number-columns-repeated="1022"/>
        </table:table-row>
        <table:table-row table:style-name="ro1" table:number-rows-repeated="17">
          <table:table-cell table:style-name="ce55" table:number-columns-repeated="2"/>
          <table:table-cell table:number-columns-repeated="1022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ows_Server" table:style-name="ta3">
        <table:table-column table:style-name="co9" table:default-cell-style-name="ce75"/>
        <table:table-column table:style-name="co10" table:default-cell-style-name="ce75"/>
        <table:table-column table:style-name="co4" table:number-columns-repeated="1022" table:default-cell-style-name="ce75"/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6" office:value-type="string" calcext:value-type="string">
            <text:p>Windows Server</text:p>
          </table:table-cell>
          <table:table-cell table:style-name="ce56"/>
          <table:table-cell table:number-columns-repeated="1022"/>
        </table:table-row>
        <table:table-row table:style-name="ro11">
          <table:table-cell table:style-name="ce55"/>
          <table:table-cell table:style-name="ce55" office:value-type="string" calcext:value-type="string">
            <text:p>Docker на ГПН (Windows Server 2019) установлен по этой инструкции:</text:p>
            <text:p>https://itisgood.ru/2019/02/18/kak-zapustit-docker-containers-na-windows-server-2019/</text:p>
            <text:p/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shutdown -r</text:p>
          </table:table-cell>
          <table:table-cell table:style-name="ce55" office:value-type="string" calcext:value-type="string">
            <text:p>Перезапустить сервер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shutdown -r -t 60</text:p>
          </table:table-cell>
          <table:table-cell table:style-name="ce55" office:value-type="string" calcext:value-type="string">
            <text:p>Перезапустить сервер через 60 секунд</text:p>
          </table:table-cell>
          <table:table-cell table:number-columns-repeated="1022"/>
        </table:table-row>
        <table:table-row table:style-name="ro1" table:number-rows-repeated="3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6" office:value-type="string" calcext:value-type="string">
            <text:p>Windows 10</text:p>
          </table:table-cell>
          <table:table-cell table:style-name="ce56"/>
          <table:table-cell table:number-columns-repeated="1022"/>
        </table:table-row>
        <table:table-row table:style-name="ro9">
          <table:table-cell table:style-name="ce55" office:value-type="string" calcext:value-type="string">
            <text:p>powercfg.exe /hibernate off</text:p>
          </table:table-cell>
          <table:table-cell table:style-name="ce55" office:value-type="string" calcext:value-type="string">
            <text:p>Отключение режима гибернации (среднее между сном и выключением, когда все текущие данные сохраняются и при включении работа продолжается)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2">
          <table:table-cell table:style-name="ce55" office:value-type="string" calcext:value-type="string">
            <text:p>Планировщик задач</text:p>
          </table:table-cell>
          <table:table-cell table:style-name="ce165" office:value-type="string" calcext:value-type="string">
            <text:p><text:a xlink:href="https://youtu.be/DVUlkU2AxgQ" xlink:type="simple">https://youtu.be/DVUlkU2AxgQ</text:a>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4">
          <table:table-cell table:style-name="ce55" office:value-type="string" calcext:value-type="string">
            <text:p>cls</text:p>
          </table:table-cell>
          <table:table-cell table:style-name="ce55" office:value-type="string" calcext:value-type="string">
            <text:p>Очистить экран консоли. </text:p>
            <text:p>Аналог clear в Linux</text:p>
          </table:table-cell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4">
          <table:table-cell table:style-name="ce56" office:value-type="string" calcext:value-type="string">
            <text:p>Добавляем пути в PATH</text:p>
          </table:table-cell>
          <table:table-cell table:style-name="ce56" office:value-type="string" calcext:value-type="string">
            <text:p><text:a xlink:href="https://docs.microsoft.com/ru-ru/previous-versions/office/developer/sharepoint-2010/ee537574(v=office.14" xlink:type="simple">https://docs.microsoft.com/ru-ru/previous-versions/office/developer/sharepoint-2010/ee537574(v=office.14</text:a>)</text:p>
          </table:table-cell>
          <table:table-cell table:number-columns-repeated="1022"/>
        </table:table-row>
        <table:table-row table:style-name="ro41">
          <table:table-cell table:style-name="ce55" office:value-type="string" calcext:value-type="string">
            <text:p>В меню "Пуск" щелкните правой кнопкой мыши пункт "Компьютер".</text:p>
            <text:p/>
            <text:p>-&gt; "Свойства" -&gt;</text:p>
            <text:p><text:span text:style-name="T587">В диалоговом окне "</text:span><text:span text:style-name="T588">Система</text:span><text:span text:style-name="T589">" → "Дополнительные параметры системы".</text:span></text:p>
            <text:p/>
          </table:table-cell>
          <table:table-cell table:style-name="ce55" office:value-type="string" calcext:value-type="string">
            <text:p>Как вариант, в "Систему" можно зайти из "Настройки параметров компьютера" — обычную панель параметров</text:p>
          </table:table-cell>
          <table:table-cell table:number-columns-repeated="1022"/>
        </table:table-row>
        <table:table-row table:style-name="ro42">
          <table:table-cell table:style-name="ce55" office:value-type="string" calcext:value-type="string">
            <text:p><text:span text:style-name="T587">-&gt; На вкладке "О программе" диалогового окна "Свойства системы" -&gt; "</text:span><text:span text:style-name="T588">Переменные среды</text:span><text:span text:style-name="T589">".</text:span></text:p>
            <text:p><text:span text:style-name="T329">-&gt; "Системные переменные"</text:span></text:p>
            <text:p><text:span text:style-name="T329">-&gt; прокрутите список до переменной Path, а затем выберите ее.</text:span></text:p>
            <text:p/>
            <text:p><text:span text:style-name="T329">"Изменить" в этом диалоговом окне.</text:span></text:p>
            <text:p/>
          </table:table-cell>
          <table:table-cell table:style-name="ce55"/>
          <table:table-cell table:number-columns-repeated="1022"/>
        </table:table-row>
        <table:table-row table:style-name="ro43">
          <table:table-cell table:style-name="ce55" office:value-type="string" calcext:value-type="string">
            <text:p><text:span text:style-name="T329">Добавляем папку, в которой лежат exe-шники,</text:span></text:p>
            <text:p/>
            <text:p><text:span text:style-name="T329">жмём "ОК"</text:span></text:p>
          </table:table-cell>
          <table:table-cell table:style-name="ce55"/>
          <table:table-cell table:number-columns-repeated="1022"/>
        </table:table-row>
        <table:table-row table:style-name="ro1" table:number-rows-repeated="6">
          <table:table-cell table:style-name="ce55" table:number-columns-repeated="2"/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rtualBox" table:style-name="ta4">
        <table:table-column table:style-name="co11" table:number-columns-repeated="2" table:default-cell-style-name="Default"/>
        <table:table-row table:style-name="ro2">
          <table:table-cell table:style-name="ce56" office:value-type="string" calcext:value-type="string">
            <text:p>Важные удобные штуки</text:p>
          </table:table-cell>
          <table:table-cell table:style-name="ce56"/>
        </table:table-row>
        <table:table-row table:style-name="ro2">
          <table:table-cell table:style-name="ce89" office:value-type="string" calcext:value-type="string">
            <text:p>Устройства — Общий буфер обмена — Двунаправленный</text:p>
          </table:table-cell>
          <table:table-cell table:style-name="ce89" office:value-type="string" calcext:value-type="string">
            <text:p>Включить общий буфер обмена со внешней машиной!</text:p>
          </table:table-cell>
        </table:table-row>
        <table:table-row table:style-name="ro2">
          <table:table-cell table:style-name="ce89" office:value-type="string" calcext:value-type="string">
            <text:p>Устройства — Функция Drag&amp;Drop — Двунаправленный</text:p>
          </table:table-cell>
          <table:table-cell table:style-name="ce89"/>
        </table:table-row>
        <table:table-row table:style-name="ro1" table:number-rows-repeated="2">
          <table:table-cell table:style-name="ce89" table:number-columns-repeated="2"/>
        </table:table-row>
        <table:table-row table:style-name="ro2">
          <table:table-cell table:style-name="ce56" office:value-type="string" calcext:value-type="string">
            <text:p>УСТАНОВКА ДОПОЛНЕНИЙ НА VBOX для открытия общих папок</text:p>
          </table:table-cell>
          <table:table-cell table:style-name="ce56"/>
        </table:table-row>
        <table:table-row table:style-name="ro3">
          <table:table-cell table:style-name="ce55" office:value-type="string" calcext:value-type="string">
            <text:p>В VB настраиваем общие папки и затем проводим следующие команды:</text:p>
            <text:p>http://the-komp.ru/virtualbox-dopolneniya-gostevoj-os.html</text:p>
            <text:p/>
            <text:p>https://qna.habr.com/q/466840</text:p>
          </table:table-cell>
          <table:table-cell table:style-name="ce55" office:value-type="string" calcext:value-type="string">
            <text:p>если папки не устанавливаются с ошибкой "Kernel Headers Not Found For Target Kernel Error Steps"</text:p>
            <text:p><text:a xlink:href="https://www.dev2qa.com/how-to-resolve-virtualbox-guest-additions-kernel-headers-not-found-for-target-kernel-error/" xlink:type="simple">https://www.dev2qa.com/how-to-resolve-virtualbox-guest-additions-kernel-headers-not-found-for-target-kernel-error/</text:a></text:p>
          </table:table-cell>
        </table:table-row>
        <table:table-row table:style-name="ro9">
          <table:table-cell table:style-name="ce55" office:value-type="string" calcext:value-type="string">
            <text:p>cd /media/cdrom</text:p>
          </table:table-cell>
          <table:table-cell table:style-name="ce55" office:value-type="string" calcext:value-type="string">
            <text:p>- или немного по-другому - перейти в сд-ром, перед уэтим через меню Vbox монтирвоав сд-ром с дополнениями</text:p>
            <text:p/>
          </table:table-cell>
        </table:table-row>
        <table:table-row table:style-name="ro18">
          <table:table-cell table:style-name="ce55" office:value-type="string" calcext:value-type="string">
            <text:p><text:span text:style-name="T365">sudo sh ./VBoxLinuxAdditions.run</text:span></text:p>
            <text:p><text:span text:style-name="T365">sudo adduser username vboxsf</text:span></text:p>
            <text:p><text:span text:style-name="T365">sudo reboot</text:span></text:p>
          </table:table-cell>
          <table:table-cell table:style-name="ce55"/>
        </table:table-row>
        <table:table-row table:style-name="ro1">
          <table:table-cell table:style-name="ce56" table:number-columns-repeated="2"/>
        </table:table-row>
        <table:table-row table:style-name="ro4">
          <table:table-cell table:style-name="ce57" office:value-type="string" calcext:value-type="string">
            <text:p>genisoimage -o output_image.iso directory_name</text:p>
          </table:table-cell>
          <table:table-cell table:style-name="ce57" office:value-type="string" calcext:value-type="string">
            <text:p>Создание iso-образа из папки.</text:p>
            <text:p>Его можно смонтировать в VirtualBox и так передать файлы</text:p>
          </table:table-cell>
        </table:table-row>
        <table:table-row table:style-name="ro1" table:number-rows-repeated="2">
          <table:table-cell table:style-name="ce55" table:number-columns-repeated="2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5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3" svg:font-family="'Liberation Sans'"/>
    <style:font-face style:name="Liberation Sans1" svg:font-family="'Liberation Sans1'"/>
    <style:font-face style:name="Liberation Sans2" svg:font-family="'Liberation Sans2'"/>
    <style:font-face style:name="SFMono-Regular" svg:font-family="SFMono-Regular, Consolas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Calibri4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.00.0000</text:date>, <text:time style:data-style-name="N2" text:time-value="15:26:38.83000064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5-13T07:37:26Z</meta:creation-date>
    <dc:date>2022-02-13T15:31:57.581713709</dc:date>
    <meta:editing-cycles>637</meta:editing-cycles>
    <meta:editing-duration>P2DT4H4M59S</meta:editing-duration>
    <meta:document-statistic meta:table-count="5" meta:cell-count="874" meta:object-count="0"/>
  </office:meta>
</office:document-meta>
</file>